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Object 0-16/content.xml" manifest:media-type="text/xml"/>
  <manifest:file-entry manifest:full-path="Object 0-16/styles.xml" manifest:media-type="text/xml"/>
  <manifest:file-entry manifest:full-path="Object 0-16/meta.xml" manifest:media-type="text/xml"/>
  <manifest:file-entry manifest:full-path="Object 0-16/" manifest:media-type="application/vnd.oasis.opendocument.chart"/>
  <manifest:file-entry manifest:full-path="Object 0-17/content.xml" manifest:media-type="text/xml"/>
  <manifest:file-entry manifest:full-path="Object 0-17/styles.xml" manifest:media-type="text/xml"/>
  <manifest:file-entry manifest:full-path="Object 0-17/meta.xml" manifest:media-type="text/xml"/>
  <manifest:file-entry manifest:full-path="Object 0-17/" manifest:media-type="application/vnd.oasis.opendocument.chart"/>
  <manifest:file-entry manifest:full-path="Object 2-15/content.xml" manifest:media-type="text/xml"/>
  <manifest:file-entry manifest:full-path="Object 2-15/styles.xml" manifest:media-type="text/xml"/>
  <manifest:file-entry manifest:full-path="Object 2-15/meta.xml" manifest:media-type="text/xml"/>
  <manifest:file-entry manifest:full-path="Object 2-15/" manifest:media-type="application/vnd.oasis.opendocument.chart"/>
  <manifest:file-entry manifest:full-path="Object 2-16/content.xml" manifest:media-type="text/xml"/>
  <manifest:file-entry manifest:full-path="Object 2-16/styles.xml" manifest:media-type="text/xml"/>
  <manifest:file-entry manifest:full-path="Object 2-16/meta.xml" manifest:media-type="text/xml"/>
  <manifest:file-entry manifest:full-path="Object 2-16/" manifest:media-type="application/vnd.oasis.opendocument.chart"/>
  <manifest:file-entry manifest:full-path="Object 3-3/content.xml" manifest:media-type="text/xml"/>
  <manifest:file-entry manifest:full-path="Object 3-3/styles.xml" manifest:media-type="text/xml"/>
  <manifest:file-entry manifest:full-path="Object 3-3/meta.xml" manifest:media-type="text/xml"/>
  <manifest:file-entry manifest:full-path="Object 3-3/" manifest:media-type="application/vnd.oasis.opendocument.chart"/>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0/content.xml" manifest:media-type="text/xml"/>
  <manifest:file-entry manifest:full-path="Object 6-0/styles.xml" manifest:media-type="text/xml"/>
  <manifest:file-entry manifest:full-path="Object 6-0/meta.xml" manifest:media-type="text/xml"/>
  <manifest:file-entry manifest:full-path="Object 6-0/" manifest:media-type="application/vnd.oasis.opendocument.chart"/>
  <manifest:file-entry manifest:full-path="ObjectReplacements/Object 0-16" manifest:media-type="application/x-openoffice-gdimetafile;windows_formatname=&quot;GDIMetaFile&quot;"/>
  <manifest:file-entry manifest:full-path="ObjectReplacements/Object 0-1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709in"/>
    </style:style>
    <style:style style:name="co2" style:family="table-column">
      <style:table-column-properties fo:break-before="auto" style:column-width="0.9272in"/>
    </style:style>
    <style:style style:name="co3" style:family="table-column">
      <style:table-column-properties fo:break-before="auto" style:column-width="0.8335in"/>
    </style:style>
    <style:style style:name="co4" style:family="table-column">
      <style:table-column-properties fo:break-before="auto" style:column-width="2.4374in"/>
    </style:style>
    <style:style style:name="co5" style:family="table-column">
      <style:table-column-properties fo:break-before="auto" style:column-width="1.4374in"/>
    </style:style>
    <style:style style:name="co6" style:family="table-column">
      <style:table-column-properties fo:break-before="auto" style:column-width="1.4063in"/>
    </style:style>
    <style:style style:name="co7" style:family="table-column">
      <style:table-column-properties fo:break-before="auto" style:column-width="1.2602in"/>
    </style:style>
    <style:style style:name="co8" style:family="table-column">
      <style:table-column-properties fo:break-before="auto" style:column-width="0.889in"/>
    </style:style>
    <style:style style:name="co9" style:family="table-column">
      <style:table-column-properties fo:break-before="auto" style:column-width="3.5209in"/>
    </style:style>
    <style:style style:name="co10" style:family="table-column">
      <style:table-column-properties fo:break-before="auto" style:column-width="1.8228in"/>
    </style:style>
    <style:style style:name="co11" style:family="table-column">
      <style:table-column-properties fo:break-before="auto" style:column-width="1.1252in"/>
    </style:style>
    <style:style style:name="co12" style:family="table-column">
      <style:table-column-properties fo:break-before="auto" style:column-width="0.8854in"/>
    </style:style>
    <style:style style:name="co13" style:family="table-column">
      <style:table-column-properties fo:break-before="auto" style:column-width="1.4165in"/>
    </style:style>
    <style:style style:name="co14" style:family="table-column">
      <style:table-column-properties fo:break-before="auto" style:column-width="0.9791in"/>
    </style:style>
    <style:style style:name="co15" style:family="table-column">
      <style:table-column-properties fo:break-before="auto" style:column-width="1.198in"/>
    </style:style>
    <style:style style:name="co16" style:family="table-column">
      <style:table-column-properties fo:break-before="auto" style:column-width="1.0835in"/>
    </style:style>
    <style:style style:name="co17" style:family="table-column">
      <style:table-column-properties fo:break-before="auto" style:column-width="1.1146in"/>
    </style:style>
    <style:style style:name="co18" style:family="table-column">
      <style:table-column-properties fo:break-before="auto" style:column-width="1.948in"/>
    </style:style>
    <style:style style:name="co19" style:family="table-column">
      <style:table-column-properties fo:break-before="auto" style:column-width="1.7083in"/>
    </style:style>
    <style:style style:name="co20" style:family="table-column">
      <style:table-column-properties fo:break-before="auto" style:column-width="0.5417in"/>
    </style:style>
    <style:style style:name="co21" style:family="table-column">
      <style:table-column-properties fo:break-before="auto" style:column-width="0.802in"/>
    </style:style>
    <style:style style:name="co22" style:family="table-column">
      <style:table-column-properties fo:break-before="auto" style:column-width="0.3543in"/>
    </style:style>
    <style:style style:name="co23" style:family="table-column">
      <style:table-column-properties fo:break-before="auto" style:column-width="0.6457in"/>
    </style:style>
    <style:style style:name="co24" style:family="table-column">
      <style:table-column-properties fo:break-before="auto" style:column-width="2.0209in"/>
    </style:style>
    <style:style style:name="co25" style:family="table-column">
      <style:table-column-properties fo:break-before="auto" style:column-width="0.7602in"/>
    </style:style>
    <style:style style:name="co26" style:family="table-column">
      <style:table-column-properties fo:break-before="auto" style:column-width="0.6665in"/>
    </style:style>
    <style:style style:name="co27" style:family="table-column">
      <style:table-column-properties fo:break-before="auto" style:column-width="3.3126in"/>
    </style:style>
    <style:style style:name="co28" style:family="table-column">
      <style:table-column-properties fo:break-before="auto" style:column-width="0.7811in"/>
    </style:style>
    <style:style style:name="co29" style:family="table-column">
      <style:table-column-properties fo:break-before="auto" style:column-width="1.3228in"/>
    </style:style>
    <style:style style:name="co30" style:family="table-column">
      <style:table-column-properties fo:break-before="auto" style:column-width="1.1772in"/>
    </style:style>
    <style:style style:name="ro1" style:family="table-row">
      <style:table-row-properties style:row-height="0.1665in" fo:break-before="auto" style:use-optimal-row-height="false"/>
    </style:style>
    <style:style style:name="ro2" style:family="table-row">
      <style:table-row-properties style:row-height="0.178in" fo:break-before="auto" style:use-optimal-row-height="true"/>
    </style:style>
    <style:style style:name="ta1" style:family="table" style:master-page-name="PageStyle_5f_TCO_20_Inputs">
      <style:table-properties table:display="true" style:writing-mode="lr-tb"/>
    </style:style>
    <style:style style:name="ta2" style:family="table" style:master-page-name="PageStyle_5f_TCO_20_Advanced_20_Inputs">
      <style:table-properties table:display="true" style:writing-mode="lr-tb"/>
    </style:style>
    <style:style style:name="ta3" style:family="table" style:master-page-name="PageStyle_5f_TCO_20_Outputs">
      <style:table-properties table:display="true" style:writing-mode="lr-tb"/>
    </style:style>
    <style:style style:name="ta4" style:family="table" style:master-page-name="PageStyle_5f_Oversubscription_20_with_20_batteries">
      <style:table-properties table:display="true" style:writing-mode="lr-tb"/>
    </style:style>
    <style:style style:name="ta5" style:family="table" style:master-page-name="PageStyle_5f_Validation">
      <style:table-properties table:display="true" style:writing-mode="lr-tb"/>
    </style:style>
    <style:style style:name="ta6" style:family="table" style:master-page-name="PageStyle_5f_Utils">
      <style:table-properties table:display="true" style:writing-mode="lr-tb"/>
    </style:style>
    <style:style style:name="ta7" style:family="table" style:master-page-name="PageStyle_5f_Server_20_Power">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1">
      <number:number number:decimal-places="2" number:min-integer-digits="1"/>
      <number:text>%</number:text>
    </number:percentage-style>
    <number:number-style style:name="N61">
      <number:scientific-number number:decimal-places="2" number:min-integer-digits="1" number:min-exponent-digits="2"/>
    </number:number-style>
    <style:style style:name="ce1" style:family="table-cell" style:parent-style-name="Default">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ext-properties fo:color="#ff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ext-properties style:use-window-font-color="true"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3">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style:vertical-align="bottom"/>
      <style:text-properties fo:color="#ff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9" style:family="table-cell" style:parent-style-name="Default" style:data-style-name="N10">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61">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 style:family="table-cell" style:parent-style-name="Default" style:data-style-name="N134">
      <style:table-cell-properties style:text-align-source="fix" style:repeat-content="false" fo:wrap-option="wrap" style:vertical-align="bottom"/>
      <style:paragraph-properties fo:text-align="end"/>
      <style:text-properties fo:color="#222222" style:text-line-through-style="none" style:text-line-through-type="none" style:font-name="Arial" fo:font-size="13pt" fo:font-style="normal" style:text-underline-style="none" fo:font-weight="normal" style:font-name-asian="Arial" style:font-size-asian="13pt" style:font-style-asian="normal" style:font-weight-asian="normal" style:font-size-complex="13pt" style:font-style-complex="normal" style:font-weight-complex="normal"/>
    </style:style>
    <style:style style:name="ce12" style:family="table-cell" style:parent-style-name="Default" style:data-style-name="N134">
      <style:table-cell-properties fo:background-color="#ffffff" style:text-align-source="fix" style:repeat-content="false" fo:wrap-option="wrap" style:vertical-align="bottom"/>
      <style:paragraph-properties fo:text-align="end"/>
      <style:text-properties fo:color="#222222" style:text-line-through-style="none" style:text-line-through-type="none" style:font-name="Arial" fo:font-size="13pt" fo:font-style="normal" style:text-underline-style="none" fo:font-weight="normal" style:font-name-asian="Arial" style:font-size-asian="13pt" style:font-style-asian="normal" style:font-weight-asian="normal" style:font-size-complex="13pt" style:font-style-complex="normal" style:font-weight-complex="normal"/>
    </style:style>
    <style:style style:name="ce13" style:family="table-cell" style:parent-style-name="Default">
      <style:table-cell-properties fo:background-color="#f0f3f6" style:text-align-source="fix" style:repeat-content="false" fo:wrap-option="wrap" style:vertical-align="bottom"/>
      <style:paragraph-properties fo:text-align="end"/>
      <style:text-properties fo:color="#4d4d4d"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data-style-name="N1">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5" style:family="table-cell" style:parent-style-name="Default" style:data-style-name="N1">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1">
      <style:text-properties fo:color="#ff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7" style:family="table-cell" style:parent-style-name="Default" style:data-style-name="N1">
      <style:table-cell-properties style:text-align-source="fix" style:repeat-content="false"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8"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9" style:family="table-cell" style:parent-style-name="Default" style:data-style-name="N4">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1" style:family="table-cell" style:parent-style-name="Default" style:data-style-name="N4">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4">
      <style:table-cell-properties style:vertical-align="bottom"/>
      <style:text-properties fo:color="#cc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3" style:family="table-cell" style:parent-style-name="Default" style:data-style-name="N4">
      <style:table-cell-properties style:vertical-align="bottom"/>
      <style:text-properties fo:color="#ff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4" style:family="table-cell" style:parent-style-name="Default" style:data-style-name="N61">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5" style:family="table-cell" style:parent-style-name="Default" style:data-style-name="N61">
      <style:text-properties fo:color="#9900ff"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6" style:family="table-cell" style:parent-style-name="Default" style:data-style-name="N61">
      <style:text-properties fo:color="#ff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7" style:family="table-cell" style:parent-style-name="Default" style:data-style-name="N61">
      <style:text-properties fo:color="#0000ff"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8" style:family="table-cell" style:parent-style-name="Default" style:data-style-name="N4">
      <style:text-properties fo:color="#0000ff"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9" style:family="table-cell" style:parent-style-name="Default" style:data-style-name="N4">
      <style:table-cell-properties style:vertical-align="bottom"/>
      <style:text-properties fo:color="#9900ff"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0" style:family="table-cell" style:parent-style-name="Default" style:data-style-name="N4">
      <style:text-properties fo:color="#ff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1" style:family="table-cell" style:parent-style-name="Default">
      <style:table-cell-properties fo:border="0.99pt solid #0000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ffff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23ff23"/>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ffcc99"/>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5" style:family="table-cell" style:parent-style-name="Default" style:data-style-name="N1">
      <style:table-cell-properties fo:background-color="#e6ff00" fo:border="0.99pt solid #0000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6" style:family="table-cell" style:parent-style-name="Default" style:data-style-name="N1">
      <style:table-cell-properties fo:background-color="#23ff23" fo:border="0.99pt solid #0000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7" style:family="table-cell" style:parent-style-name="Default" style:data-style-name="N1">
      <style:table-cell-properties fo:background-color="#ffcc99" fo:border="0.99pt solid #0000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data-style-name="N1">
      <style:table-cell-properties fo:border="0.99pt solid #0000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9" style:family="table-cell" style:parent-style-name="Default" style:data-style-name="N2">
      <style:table-cell-properties fo:background-color="#ffff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0" style:family="table-cell" style:parent-style-name="Default" style:data-style-name="N2">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1" style:family="table-cell" style:parent-style-name="Default">
      <style:table-cell-properties fo:background-color="#23ff23"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ffcc99"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3" style:family="table-cell" style:parent-style-name="Default" style:data-style-name="N135">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4" style:family="table-cell" style:parent-style-name="Default" style:data-style-name="N135">
      <style:text-properties fo:color="#ff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5" style:family="table-cell" style:parent-style-name="Default" style:data-style-name="N11">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6" style:family="table-cell" style:parent-style-name="Default" style:data-style-name="N136">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7" style:family="table-cell" style:parent-style-name="Default" style:data-style-name="N137">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8" style:family="table-cell" style:parent-style-name="Default" style:data-style-name="N135">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9" style:family="table-cell" style:parent-style-name="Default" style:data-style-name="N11">
      <style:table-cell-properties fo:background-color="#ffff00"/>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0" style:family="table-cell" style:parent-style-name="Default" style:data-style-name="N139">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1" style:family="table-cell" style:parent-style-name="Default" style:data-style-name="N1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2" style:family="table-cell" style:parent-style-name="Default" style:data-style-name="N138">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3" style:family="table-cell" style:parent-style-name="Default" style:data-style-name="N139">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4" style:family="table-cell" style:parent-style-name="Default" style:data-style-name="N138">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5" style:family="table-cell" style:parent-style-name="Default" style:data-style-name="N138">
      <style:table-cell-properties fo:background-color="#ffff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6" style:family="table-cell" style:parent-style-name="Default" style:data-style-name="N139">
      <style:table-cell-properties fo:background-color="#ffff00"/>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7" style:family="table-cell" style:parent-style-name="Default">
      <style:table-cell-properties style:text-align-source="fix" style:repeat-content="false" style:vertical-align="middle"/>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gr1" style:family="graphic">
      <style:graphic-properties draw:ole-draw-aspect="1"/>
    </style:style>
    <style:style style:name="gr2" style:family="graphic">
      <style:graphic-properties draw:marker-start="Arrowheads_20_1" draw:marker-start-width="0.0787in" draw:marker-start-center="false" draw:fill="solid" draw:fill-color="#ffffc0" draw:auto-grow-height="true" draw:auto-grow-width="false" fo:min-height="0.4169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3882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0772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2327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8547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543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78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816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1.010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1.3213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0.6992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3.4004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39in" fo:padding-top="0.0394in" fo:padding-bottom="0.0394in" fo:padding-left="0.0394in" fo:padding-right="0.0394in" draw:shadow="hidden" draw:shadow-offset-x="0.0394in" draw:shadow-offset-y="0.0394in" draw:caption-escape-direction="auto"/>
    </style:style>
    <style:style style:name="gr15" style:family="graphic">
      <style:graphic-properties draw:marker-start="Arrowheads_20_1" draw:marker-start-width="0.0787in" draw:marker-start-center="false" draw:fill="solid" draw:fill-color="#ffffc0" draw:auto-grow-height="true" draw:auto-grow-width="false" fo:min-height="1.4768in" fo:padding-top="0.0394in" fo:padding-bottom="0.0394in" fo:padding-left="0.0394in" fo:padding-right="0.0394in" draw:shadow="hidden" draw:shadow-offset-x="0.0394in" draw:shadow-offset-y="0.0394in" draw:caption-escape-direction="auto"/>
    </style:style>
    <style:style style:name="gr16" style:family="graphic">
      <style:graphic-properties draw:marker-start="Arrowheads_20_1" draw:marker-start-width="0.0787in" draw:marker-start-center="false" draw:fill="solid" draw:fill-color="#ffffc0" draw:auto-grow-height="true" draw:auto-grow-width="false" fo:min-height="9.4366in" fo:padding-top="0.0394in" fo:padding-bottom="0.0394in" fo:padding-left="0.0394in" fo:padding-right="0.0394in" draw:shadow="hidden" draw:shadow-offset-x="0.0394in" draw:shadow-offset-y="0.0394in" draw:caption-escape-direction="auto"/>
    </style:style>
    <style:style style:name="gr17" style:family="graphic">
      <style:graphic-properties draw:marker-start="Arrowheads_20_1" draw:marker-start-width="0.0787in" draw:marker-start-center="false" draw:fill="solid" draw:fill-color="#ffffc0" draw:auto-grow-height="true" draw:auto-grow-width="false" fo:min-height="0.8835in" fo:padding-top="0.0394in" fo:padding-bottom="0.0394in" fo:padding-left="0.0394in" fo:padding-right="0.0394in" draw:shadow="hidden" draw:shadow-offset-x="0.0394in" draw:shadow-offset-y="0.0394in" draw:caption-escape-direction="auto"/>
    </style:style>
    <style:style style:name="gr18" style:family="graphic">
      <style:graphic-properties draw:marker-start="Arrowheads_20_1" draw:marker-start-width="0.0787in" draw:marker-start-center="false" draw:fill="solid" draw:fill-color="#ffffc0" draw:auto-grow-height="true" draw:auto-grow-width="false" fo:min-height="1.5055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TCO Inputs" table:style-name="ta1" table:print="false">
        <office:forms form:automatic-focus="false" form:apply-design-mode="false"/>
        <table:table-column table:style-name="co1" table:default-cell-style-name="ce5"/>
        <table:table-column table:style-name="co2" table:default-cell-style-name="ce2"/>
        <table:table-column table:style-name="co3" table:default-cell-style-name="Default"/>
        <table:table-column table:style-name="co4" table:default-cell-style-name="ce15"/>
        <table:table-column table:style-name="co5" table:default-cell-style-name="ce2"/>
        <table:table-column table:style-name="co3" table:number-columns-repeated="2" table:default-cell-style-name="Default"/>
        <table:table-column table:style-name="co6" table:number-columns-repeated="7" table:default-cell-style-name="ce2"/>
        <table:table-column table:style-name="co7" table:number-columns-repeated="242" table:default-cell-style-name="Default"/>
        <table:table-row table:style-name="ro1">
          <table:table-cell table:style-name="ce1" office:value-type="string" calcext:value-type="string">
            <text:p>Released under: FreeBSD</text:p>
          </table:table-cell>
          <table:table-cell table:style-name="ce1" table:number-columns-repeated="2"/>
          <table:table-cell table:style-name="ce14"/>
          <table:table-cell table:style-name="ce1"/>
          <table:table-cell table:number-columns-repeated="251"/>
        </table:table-row>
        <table:table-row table:style-name="ro1">
          <table:table-cell table:style-name="ce1" office:value-type="string" calcext:value-type="string">
            <text:p>Author: Vasileios Kontorinis (bkontorinis@gmail.com)</text:p>
          </table:table-cell>
          <table:table-cell table:style-name="ce1" table:number-columns-repeated="2"/>
          <table:table-cell table:style-name="ce14"/>
          <table:table-cell table:style-name="ce1"/>
          <table:table-cell table:number-columns-repeated="251"/>
        </table:table-row>
        <table:table-row table:style-name="ro1">
          <table:table-cell table:style-name="ce1" office:value-type="string" calcext:value-type="string">
            <text:p>Date: 05/16/2012</text:p>
          </table:table-cell>
          <table:table-cell table:style-name="ce1" table:number-columns-repeated="2"/>
          <table:table-cell table:style-name="ce14"/>
          <table:table-cell table:style-name="ce1"/>
          <table:table-cell table:number-columns-repeated="251"/>
        </table:table-row>
        <table:table-row table:style-name="ro1">
          <table:table-cell table:style-name="ce1" office:value-type="string" calcext:value-type="string">
            <text:p>Comments: If you use these models please cite the paper "Managing Distributed UPS Energy for Effective Power Capping in Data Centers", V.Kontorinis et al. ISCA 2012.</text:p>
          </table:table-cell>
          <table:table-cell table:style-name="ce1" table:number-columns-repeated="2"/>
          <table:table-cell table:style-name="ce14"/>
          <table:table-cell table:style-name="ce1"/>
          <table:table-cell table:number-columns-repeated="251"/>
        </table:table-row>
        <table:table-row table:style-name="ro1">
          <table:table-cell table:style-name="ce1" office:value-type="string" calcext:value-type="string">
            <text:p>Also send an email to bkontorinis@gmail.com so that we can track who is using the models.</text:p>
          </table:table-cell>
          <table:table-cell table:style-name="ce1" table:number-columns-repeated="2"/>
          <table:table-cell table:style-name="ce14"/>
          <table:table-cell table:style-name="ce1"/>
          <table:table-cell table:number-columns-repeated="251"/>
        </table:table-row>
        <table:table-row table:style-name="ro1">
          <table:table-cell table:style-name="ce1" office:value-type="string" calcext:value-type="string">
            <text:p>Compatibility: Microsoft Excel v.2007, 2010(Windows), 2011(Mac)</text:p>
          </table:table-cell>
          <table:table-cell table:number-columns-repeated="255"/>
        </table:table-row>
        <table:table-row table:style-name="ro1">
          <table:table-cell table:style-name="ce1" office:value-type="string" calcext:value-type="string">
            <text:p>Version: 1.0</text:p>
          </table:table-cell>
          <table:table-cell table:number-columns-repeated="255"/>
        </table:table-row>
        <table:table-row table:style-name="ro1">
          <table:table-cell table:style-name="ce2"/>
          <table:table-cell table:number-columns-repeated="255"/>
        </table:table-row>
        <table:table-row table:style-name="ro1">
          <table:table-cell table:style-name="ce1" office:value-type="string" calcext:value-type="string">
            <text:p>Description</text:p>
          </table:table-cell>
          <table:table-cell table:style-name="ce1" office:value-type="string" calcext:value-type="string">
            <text:p>Inputs</text:p>
          </table:table-cell>
          <table:table-cell/>
          <table:table-cell table:style-name="ce14"/>
          <table:table-cell table:style-name="ce14" office:value-type="string" calcext:value-type="string">
            <text:p>Estimated Values</text:p>
          </table:table-cell>
          <table:table-cell table:number-columns-repeated="251"/>
        </table:table-row>
        <table:table-row table:style-name="ro1">
          <table:table-cell table:style-name="ce2" office:value-type="string" calcext:value-type="string">
            <office:annotation draw:style-name="gr2" draw:text-style-name="P1" svg:width="1.3335in" svg:height="0.7012in" svg:x="0.8228in" svg:y="1.4898in" draw:caption-point-x="3.4437in" draw:caption-point-y="0.0142in">
              <dc:date>1899-12-30T00:00:00</dc:date>
              <text:p text:style-name="P1"><text:span text:style-name="T1">IT required power</text:span></text:p>
              <text:p text:style-name="P1"><text:span text:style-name="T1">Renge: 100K-30MW</text:span></text:p>
              <text:p text:style-name="P1"/>
            </office:annotation>
            <text:p>Critical capacity (W)</text:p>
          </table:table-cell>
          <table:table-cell table:style-name="ce6" office:value-type="float" office:value="10000000" calcext:value-type="float">
            <text:p>10,000,000</text:p>
          </table:table-cell>
          <table:table-cell/>
          <table:table-cell table:style-name="ce16" office:value-type="string" calcext:value-type="string">
            <text:p>Number of Servers</text:p>
          </table:table-cell>
          <table:table-cell table:style-name="ce3" table:formula="of:=FLOOR([.B10]/[.B18];100)" office:value-type="float" office:value="33300" calcext:value-type="float">
            <text:p>33300</text:p>
          </table:table-cell>
          <table:table-cell table:number-columns-repeated="251"/>
        </table:table-row>
        <table:table-row table:style-name="ro1">
          <table:table-cell table:style-name="ce2" office:value-type="string" calcext:value-type="string">
            <office:annotation draw:style-name="gr3" draw:text-style-name="P1" svg:width="1.3335in" svg:height="0.5457in" svg:x="0.8228in" svg:y="1.6665in" draw:caption-point-x="3.4437in" draw:caption-point-y="0.0039in">
              <dc:date>1899-12-30T00:00:00</dc:date>
              <text:p text:style-name="P1"><text:span text:style-name="T1">Determines number of racks</text:span></text:p>
              <text:p text:style-name="P1"><text:span text:style-name="T1">Range: 2K - 6K</text:span></text:p>
            </office:annotation>
            <text:p>Average Rack Power (W)</text:p>
          </table:table-cell>
          <table:table-cell table:style-name="ce6" office:value-type="float" office:value="4000" calcext:value-type="float">
            <text:p>4,000</text:p>
          </table:table-cell>
          <table:table-cell/>
          <table:table-cell office:value-type="string" calcext:value-type="string">
            <text:p>Number of Servers with oversubscription</text:p>
          </table:table-cell>
          <table:table-cell table:formula="of:=[.E10]*1.09" office:value-type="float" office:value="36297" calcext:value-type="float">
            <text:p>36297</text:p>
          </table:table-cell>
          <table:table-cell table:number-columns-repeated="251"/>
        </table:table-row>
        <table:table-row table:style-name="ro1">
          <table:table-cell table:style-name="ce2" office:value-type="string" calcext:value-type="string">
            <office:annotation draw:style-name="gr4" draw:text-style-name="P1" svg:width="1.3335in" svg:height="0.2346in" svg:x="0.8228in" svg:y="1.8437in" draw:caption-point-x="3.4437in" draw:caption-point-y="-0.0067in">
              <dc:date>1899-12-30T00:00:00</dc:date>
              <text:p text:style-name="P1"><text:span text:style-name="T1">Range: 10-60 Sqft</text:span></text:p>
            </office:annotation>
            <text:p>Rack Footage (Sqft)</text:p>
          </table:table-cell>
          <table:table-cell table:style-name="ce7" office:value-type="float" office:value="30" calcext:value-type="float">
            <text:p>30</text:p>
          </table:table-cell>
          <table:table-cell/>
          <table:table-cell office:value-type="string" calcext:value-type="string">
            <office:annotation draw:style-name="gr2" draw:text-style-name="P1" svg:width="1.3335in" svg:height="0.7012in" svg:x="2.8228in" svg:y="1.8437in" draw:caption-point-x="5.6417in" draw:caption-point-y="-0.0067in">
              <dc:date>1899-12-30T00:00:00</dc:date>
              <text:p text:style-name="P1"><text:span text:style-name="T1">We assume 20, 2u servers max per rack</text:span></text:p>
              <text:p text:style-name="P1"/>
            </office:annotation>
            <text:p>Servers per Rack</text:p>
          </table:table-cell>
          <table:table-cell table:formula="of:=FLOOR([.B11]/[.E16];1)" office:value-type="float" office:value="17" calcext:value-type="float">
            <text:p>17</text:p>
          </table:table-cell>
          <table:table-cell table:number-columns-repeated="251"/>
        </table:table-row>
        <table:table-row table:style-name="ro1">
          <table:table-cell table:style-name="ce2" office:value-type="string" calcext:value-type="string">
            <office:annotation draw:style-name="gr5" draw:text-style-name="P1" svg:width="1.3335in" svg:height="0.3902in" svg:x="0.8228in" svg:y="2.0209in" draw:caption-point-x="3.4437in" draw:caption-point-y="-0.0169in">
              <dc:date>1899-12-30T00:00:00</dc:date>
              <text:p text:style-name="P1"><text:span text:style-name="T1">Linear depreciation</text:span></text:p>
              <text:p text:style-name="P1"><text:span text:style-name="T1">Range:6-15 years</text:span></text:p>
            </office:annotation>
            <text:p>lifetime - DC Depreciation Time (years)</text:p>
          </table:table-cell>
          <table:table-cell table:style-name="ce7" office:value-type="float" office:value="10" calcext:value-type="float">
            <text:p>10</text:p>
          </table:table-cell>
          <table:table-cell/>
          <table:table-cell office:value-type="string" calcext:value-type="string">
            <text:p>Servers per Rack with oversubscription</text:p>
          </table:table-cell>
          <table:table-cell table:formula="of:=IF([.B23]=&quot;Rack&quot;;CEILING([.E12]*(1+[.B22]);1);[.E12])" office:value-type="float" office:value="17" calcext:value-type="float">
            <text:p>17</text:p>
          </table:table-cell>
          <table:table-cell table:number-columns-repeated="251"/>
        </table:table-row>
        <table:table-row table:style-name="ro1">
          <table:table-cell table:style-name="ce2" office:value-type="string" calcext:value-type="string">
            <office:annotation draw:style-name="gr3" draw:text-style-name="P1" svg:width="1.3335in" svg:height="0.5457in" svg:x="0.8228in" svg:y="2.198in" draw:caption-point-x="3.4437in" draw:caption-point-y="-0.0276in">
              <dc:date>1899-12-30T00:00:00</dc:date>
              <text:p text:style-name="P1"><text:span text:style-name="T1">Power Usage Effectiveness </text:span></text:p>
              <text:p text:style-name="P1"><text:span text:style-name="T1">Range: 1.0-5.0</text:span></text:p>
            </office:annotation>
            <text:p>PUE</text:p>
          </table:table-cell>
          <table:table-cell table:style-name="ce7" office:value-type="float" office:value="1.12" calcext:value-type="float">
            <text:p>1.12</text:p>
          </table:table-cell>
          <table:table-cell/>
          <table:table-cell office:value-type="string" calcext:value-type="string">
            <text:p>Total Racks</text:p>
          </table:table-cell>
          <table:table-cell table:formula="of:=[.$B$10]/[.$B$11]" office:value-type="float" office:value="2500" calcext:value-type="float">
            <text:p>2500</text:p>
          </table:table-cell>
          <table:table-cell table:number-columns-repeated="251"/>
        </table:table-row>
        <table:table-row table:style-name="ro1">
          <table:table-cell table:style-name="ce3" office:value-type="string" calcext:value-type="string">
            <office:annotation draw:style-name="gr4" draw:text-style-name="P1" svg:width="1.3335in" svg:height="0.2346in" svg:x="0.8228in" svg:y="2.3748in" draw:caption-point-x="3.4437in" draw:caption-point-y="-0.0378in">
              <dc:date>1899-12-30T00:00:00</dc:date>
              <text:p text:style-name="P1"><text:span text:style-name="T1">Range: &gt; 0</text:span></text:p>
            </office:annotation>
            <text:p>Server Cost ($)</text:p>
          </table:table-cell>
          <table:table-cell table:style-name="ce8" office:value-type="float" office:value="798" calcext:value-type="float">
            <text:p>798</text:p>
          </table:table-cell>
          <table:table-cell/>
          <table:table-cell office:value-type="string" calcext:value-type="string">
            <text:p>Total Racks with oversubscription</text:p>
          </table:table-cell>
          <table:table-cell table:formula="of:=IF(OR([.B23]=&quot;PDU&quot;;[.B23]=&quot;Cluster&quot;);CEILING([.E14]*(1+[.B22]);1);[.E14])" office:value-type="float" office:value="2500" calcext:value-type="float">
            <text:p>2500</text:p>
          </table:table-cell>
          <table:table-cell table:number-columns-repeated="251"/>
        </table:table-row>
        <table:table-row table:style-name="ro1">
          <table:table-cell table:style-name="ce2" office:value-type="string" calcext:value-type="string">
            <office:annotation draw:style-name="gr5" draw:text-style-name="P1" svg:width="1.3335in" svg:height="0.3902in" svg:x="0.8228in" svg:y="2.552in" draw:caption-point-x="3.4437in" draw:caption-point-y="-0.048in">
              <dc:date>1899-12-30T00:00:00</dc:date>
              <text:p text:style-name="P1"><text:span text:style-name="T1">Linear depreciation</text:span></text:p>
              <text:p text:style-name="P1"><text:span text:style-name="T1">Range: 1-15</text:span></text:p>
            </office:annotation>
            <text:p>Server Depreciation Time (years)</text:p>
          </table:table-cell>
          <table:table-cell table:style-name="ce7" office:value-type="float" office:value="4" calcext:value-type="float">
            <text:p>4</text:p>
          </table:table-cell>
          <table:table-cell/>
          <table:table-cell office:value-type="string" calcext:value-type="string">
            <text:p>Average server power</text:p>
          </table:table-cell>
          <table:table-cell table:formula="of:=[.B19]+([.B18]-[.B19])*[.B17]" office:value-type="float" office:value="231.25" calcext:value-type="float">
            <text:p>231.25</text:p>
          </table:table-cell>
          <table:table-cell table:number-columns-repeated="251"/>
        </table:table-row>
        <table:table-row table:style-name="ro1">
          <table:table-cell table:style-name="ce2" office:value-type="string" calcext:value-type="string">
            <office:annotation draw:style-name="gr6" draw:text-style-name="P1" svg:width="1.3335in" svg:height="1.0122in" svg:x="0.8228in" svg:y="2.7291in" draw:caption-point-x="3.4437in" draw:caption-point-y="-0.0587in">
              <dc:date>1899-12-30T00:00:00</dc:date>
              <text:p text:style-name="P1"><text:span text:style-name="T1">Average server utilization</text:span></text:p>
              <text:p text:style-name="P1"><text:span text:style-name="T1">(Affects Oversubscription with batteries tab)</text:span></text:p>
              <text:p text:style-name="P1"><text:span text:style-name="T1">Range: 0-1.0</text:span></text:p>
            </office:annotation>
            <text:p>Server Utilization</text:p>
          </table:table-cell>
          <table:table-cell table:style-name="ce9" office:value-type="percentage" office:value="0.45" calcext:value-type="percentage">
            <text:p>45%</text:p>
          </table:table-cell>
          <table:table-cell table:number-columns-repeated="254"/>
        </table:table-row>
        <table:table-row table:style-name="ro1">
          <table:table-cell table:style-name="ce3" office:value-type="string" calcext:value-type="string">
            <office:annotation draw:style-name="gr7" draw:text-style-name="P1" svg:width="1.3335in" svg:height="0.7012in" svg:x="0.8228in" svg:y="2.9063in" draw:caption-point-x="3.4437in" draw:caption-point-y="-0.0693in">
              <dc:date>1899-12-30T00:00:00</dc:date>
              <text:p text:style-name="P1"><text:span text:style-name="T1">Peak measurable (not nameplate)</text:span></text:p>
              <text:p text:style-name="P1"><text:span text:style-name="T1">Range: &gt; Server Idle Power</text:span></text:p>
            </office:annotation>
            <text:p>Server Peak Power (W)</text:p>
          </table:table-cell>
          <table:table-cell table:style-name="ce8" office:value-type="float" office:value="300" calcext:value-type="float">
            <text:p>300</text:p>
          </table:table-cell>
          <table:table-cell table:number-columns-repeated="254"/>
        </table:table-row>
        <table:table-row table:style-name="ro1">
          <table:table-cell table:style-name="ce2" office:value-type="string" calcext:value-type="string">
            <office:annotation draw:style-name="gr5" draw:text-style-name="P1" svg:width="1.3335in" svg:height="0.3902in" svg:x="0.8228in" svg:y="3.0835in" draw:caption-point-x="3.4437in" draw:caption-point-y="-0.0795in">
              <dc:date>1899-12-30T00:00:00</dc:date>
              <text:p text:style-name="P1"><text:span text:style-name="T1">Idle server power </text:span></text:p>
              <text:p text:style-name="P1"><text:span text:style-name="T1">Range: &gt; 0</text:span></text:p>
            </office:annotation>
            <text:p>Server Idle Power (W)</text:p>
          </table:table-cell>
          <table:table-cell table:style-name="ce7" office:value-type="float" office:value="175" calcext:value-type="float">
            <text:p>175</text:p>
          </table:table-cell>
          <table:table-cell table:number-columns-repeated="254"/>
        </table:table-row>
        <table:table-row table:style-name="ro1">
          <table:table-cell table:style-name="ce2" office:value-type="string" calcext:value-type="string">
            <office:annotation draw:style-name="gr6" draw:text-style-name="P1" svg:width="1.3335in" svg:height="1.1677in" svg:x="0.8228in" svg:y="3.2602in" draw:caption-point-x="3.4437in" draw:caption-point-y="-0.0898in">
              <dc:date>1899-12-30T00:00:00</dc:date>
              <text:p text:style-name="P1"><text:span text:style-name="T1">Range: 0-1.0 ($/kWh)</text:span></text:p>
              <text:p text:style-name="P1"><text:span text:style-name="T1">Default based on Duke utility contract. </text:span></text:p>
              <text:p text:style-name="P1"><text:span text:style-name="T1">[http://www.duke-energy.com/pdfs/scscheduleopt.pdf]</text:span></text:p>
            </office:annotation>
            <text:p>Electricity Cost ($/kWh)</text:p>
          </table:table-cell>
          <table:table-cell table:style-name="ce10" office:value-type="float" office:value="0.047" calcext:value-type="float">
            <text:p>4.70E-02</text:p>
          </table:table-cell>
          <table:table-cell table:number-columns-repeated="254"/>
        </table:table-row>
        <table:table-row table:style-name="ro1">
          <table:table-cell table:style-name="ce2" office:value-type="string" calcext:value-type="string">
            <office:annotation draw:style-name="gr6" draw:text-style-name="P1" svg:width="1.3335in" svg:height="1.0122in" svg:x="0.8228in" svg:y="3.4374in" draw:caption-point-x="3.4437in" draw:caption-point-y="-0.1004in">
              <dc:date>1899-12-30T00:00:00</dc:date>
              <text:p text:style-name="P1"><text:span text:style-name="T1">Range: &gt;= 0</text:span></text:p>
              <text:p text:style-name="P1"><text:span text:style-name="T1">Premium based on peak sustained power for 30mins over the course of a month</text:span></text:p>
            </office:annotation>
            <text:p>Peak Power Cost ($/kW)</text:p>
          </table:table-cell>
          <table:table-cell table:style-name="ce7" office:value-type="float" office:value="12" calcext:value-type="float">
            <text:p>12</text:p>
          </table:table-cell>
          <table:table-cell table:number-columns-repeated="254"/>
        </table:table-row>
        <table:table-row table:style-name="ro1">
          <table:table-cell table:style-name="ce2" office:value-type="string" calcext:value-type="string">
            <office:annotation draw:style-name="gr8" draw:text-style-name="P1" svg:width="1.3335in" svg:height="2.2563in" svg:x="0.8228in" svg:y="3.6146in" draw:caption-point-x="3.4437in" draw:caption-point-y="-0.1106in">
              <dc:date>1899-12-30T00:00:00</dc:date>
              <text:p text:style-name="P1"><text:span text:style-name="T1">Percentage of extra servers accomodated under same power infrastructure. </text:span></text:p>
              <text:p text:style-name="P1"><text:span text:style-name="T1">See TCO output tab for associated savings. To estimate a reasonable number using batteries see Oversubscription with batteries tab.</text:span></text:p>
              <text:p text:style-name="P1"><text:span text:style-name="T1">Range: 0-50%</text:span></text:p>
            </office:annotation>
            <text:p>Degree of over-subscription (extra servers)</text:p>
          </table:table-cell>
          <table:table-cell table:style-name="ce9" office:value-type="percentage" office:value="0" calcext:value-type="percentage">
            <text:p>0%</text:p>
          </table:table-cell>
          <table:table-cell table:number-columns-repeated="254"/>
        </table:table-row>
        <table:table-row table:style-name="ro1">
          <table:table-cell table:style-name="ce2" office:value-type="string" calcext:value-type="string">
            <office:annotation draw:style-name="gr9" draw:text-style-name="P1" svg:width="1.3335in" svg:height="1.9453in" svg:x="0.8228in" svg:y="3.7917in" draw:caption-point-x="3.4437in" draw:caption-point-y="-0.1213in">
              <dc:date>1899-12-30T00:00:00</dc:date>
              <text:p text:style-name="P1"><text:span text:style-name="T1">Oversubsription at lower power levels is more beneficial. </text:span></text:p>
              <text:p text:style-name="P1"><text:span text:style-name="T1">Pdu level oversubscription includes extra rack costs.</text:span></text:p>
              <text:p text:style-name="P1"><text:span text:style-name="T1">Cluster level oversubscription includes extra PDU and rack costs.</text:span></text:p>
              <text:p text:style-name="P1"/>
            </office:annotation>
            <text:p>Level of over-subscription </text:p>
          </table:table-cell>
          <table:table-cell office:value-type="string" calcext:value-type="string">
            <text:p>Rack</text:p>
          </table:table-cell>
          <table:table-cell table:number-columns-repeated="254"/>
        </table:table-row>
        <table:table-row table:style-name="ro1">
          <table:table-cell table:style-name="ce2" office:value-type="string" calcext:value-type="string">
            <office:annotation draw:style-name="gr10" draw:text-style-name="P1" svg:width="1.3335in" svg:height="1.3232in" svg:x="0.8228in" svg:y="3.9689in" draw:caption-point-x="3.4437in" draw:caption-point-y="-0.1319in">
              <dc:date>1899-12-30T00:00:00</dc:date>
              <text:p text:style-name="P1"><text:span text:style-name="T1">Battery oversubscription includes increase in UPS cost. </text:span></text:p>
              <text:p text:style-name="P1"><text:span text:style-name="T1">Other does not include any additional cost (free)</text:span></text:p>
            </office:annotation>
            <text:p>Oversubscription Method</text:p>
          </table:table-cell>
          <table:table-cell office:value-type="string" calcext:value-type="string">
            <text:p>Batteries</text:p>
          </table:table-cell>
          <table:table-cell table:number-columns-repeated="254"/>
        </table:table-row>
        <table:table-row table:style-name="ro1">
          <table:table-cell table:style-name="ce2"/>
          <table:table-cell table:number-columns-repeated="255"/>
        </table:table-row>
        <table:table-row table:style-name="ro1">
          <table:table-cell table:style-name="ce2"/>
          <table:table-cell table:number-columns-repeated="3"/>
          <table:table-cell table:style-name="ce18" office:value-type="string" calcext:value-type="string">
            <text:p>TCO</text:p>
          </table:table-cell>
          <table:table-cell table:style-name="ce20" office:value-type="string" calcext:value-type="string">
            <text:p>server cost</text:p>
          </table:table-cell>
          <table:table-cell table:style-name="ce20" office:value-type="string" calcext:value-type="string">
            <text:p>server peak power</text:p>
          </table:table-cell>
          <table:table-cell table:style-name="ce18" office:value-type="string" calcext:value-type="string">
            <text:p>total servers</text:p>
          </table:table-cell>
          <table:table-cell table:style-name="ce18" office:value-type="string" calcext:value-type="string">
            <text:p>perf factor</text:p>
          </table:table-cell>
          <table:table-cell table:style-name="ce18" office:value-type="string" calcext:value-type="string">
            <text:p>server total perf</text:p>
          </table:table-cell>
          <table:table-cell table:style-name="ce18" office:value-type="string" calcext:value-type="string">
            <text:p>perf / TCO</text:p>
          </table:table-cell>
          <table:table-cell table:style-name="ce18" office:value-type="string" calcext:value-type="string">
            <text:p>improv perf/TCO</text:p>
          </table:table-cell>
          <table:table-cell table:style-name="ce18" table:number-columns-repeated="2"/>
          <table:table-cell table:number-columns-repeated="242"/>
        </table:table-row>
        <table:table-row table:style-name="ro1">
          <table:table-cell table:style-name="ce2"/>
          <table:table-cell table:number-columns-repeated="3"/>
          <table:table-cell table:style-name="ce19" office:value-type="float" office:value="218537331.84" calcext:value-type="float">
            <text:p>218,537,331.84</text:p>
          </table:table-cell>
          <table:table-cell table:style-name="ce4" office:value-type="float" office:value="798" calcext:value-type="float">
            <text:p>798</text:p>
          </table:table-cell>
          <table:table-cell table:style-name="ce4" office:value-type="float" office:value="300" calcext:value-type="float">
            <text:p>300</text:p>
          </table:table-cell>
          <table:table-cell table:style-name="ce19" office:value-type="float" office:value="33300" calcext:value-type="float">
            <text:p>33,300.00</text:p>
          </table:table-cell>
          <table:table-cell table:style-name="ce21" office:value-type="float" office:value="1" calcext:value-type="float">
            <text:p>1.00</text:p>
          </table:table-cell>
          <table:table-cell table:style-name="ce19" table:formula="of:=[.H27]*[.I27]" office:value-type="float" office:value="33300" calcext:value-type="float">
            <text:p>33,300.00</text:p>
          </table:table-cell>
          <table:table-cell table:style-name="ce24" table:formula="of:=[.J27]/[.E27]" office:value-type="float" office:value="0.000152376711656662" calcext:value-type="float">
            <text:p>1.52E-04</text:p>
          </table:table-cell>
          <table:table-cell table:style-name="ce10" office:value-type="float" office:value="1" calcext:value-type="float">
            <text:p>1.00E+00</text:p>
          </table:table-cell>
          <table:table-cell table:style-name="ce10" table:number-columns-repeated="2"/>
          <table:table-cell table:number-columns-repeated="242"/>
        </table:table-row>
        <table:table-row table:style-name="ro1">
          <table:table-cell table:style-name="ce2"/>
          <table:table-cell table:number-columns-repeated="3"/>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2" office:value-type="float" office:value="2" calcext:value-type="float">
            <text:p>2.00</text:p>
          </table:table-cell>
          <table:table-cell table:style-name="ce19" table:formula="of:=[.H28]*[.I28]" office:value-type="float" office:value="40000" calcext:value-type="float">
            <text:p>40,000.00</text:p>
          </table:table-cell>
          <table:table-cell table:style-name="ce24" table:formula="of:=[.J28]/[.E28]" office:value-type="float" office:value="0.000196511197965611" calcext:value-type="float">
            <text:p>1.97E-04</text:p>
          </table:table-cell>
          <table:table-cell table:style-name="ce28" table:formula="of:=[.K28]/[.$K$35]" office:value-type="float" office:value="1.28964062702963" calcext:value-type="float">
            <text:p>1.29</text:p>
          </table:table-cell>
          <table:table-cell table:style-name="ce28" table:number-columns-repeated="2"/>
          <table:table-cell table:number-columns-repeated="242"/>
        </table:table-row>
        <table:table-row table:style-name="ro1">
          <table:table-cell table:style-name="ce2"/>
          <table:table-cell table:number-columns-repeated="255"/>
        </table:table-row>
        <table:table-row table:style-name="ro1">
          <table:table-cell table:style-name="ce4"/>
          <table:table-cell table:style-name="ce4" office:value-type="string" calcext:value-type="string">
            <text:p>total cost</text:p>
          </table:table-cell>
          <table:table-cell table:style-name="ce4" office:value-type="string" calcext:value-type="string">
            <text:p>power supply (W)</text:p>
          </table:table-cell>
          <table:table-cell table:number-columns-repeated="4"/>
          <table:table-cell table:formula="of:=[.H27]/[.H28]" office:value-type="float" office:value="1.665" calcext:value-type="float">
            <text:p>1.665</text:p>
          </table:table-cell>
          <table:table-cell/>
          <table:table-cell table:formula="of:=[.J28]/[.J27]" office:value-type="float" office:value="1.2012012012012" calcext:value-type="float">
            <text:p>1.2012012012</text:p>
          </table:table-cell>
          <table:table-cell table:formula="of:=[.K28]/[.K27]" office:value-type="float" office:value="1.28964062702963" calcext:value-type="float">
            <text:p>1.289640627</text:p>
          </table:table-cell>
          <table:table-cell table:number-columns-repeated="245"/>
        </table:table-row>
        <table:table-row table:style-name="ro1">
          <table:table-cell table:style-name="ce4" office:value-type="string" calcext:value-type="string">
            <text:p>machine with CPU only</text:p>
          </table:table-cell>
          <table:table-cell table:style-name="ce11" office:value-type="float" office:value="798" calcext:value-type="float">
            <text:p>$798.00</text:p>
          </table:table-cell>
          <table:table-cell table:style-name="ce13" office:value-type="float" office:value="300" calcext:value-type="float">
            <text:p>300</text:p>
          </table:table-cell>
          <table:table-cell table:number-columns-repeated="253"/>
        </table:table-row>
        <table:table-row table:style-name="ro1">
          <table:table-cell table:style-name="ce4" office:value-type="string" calcext:value-type="string">
            <text:p>http://www.newegg.com/Product/Product.aspx?Item=N82E16883103863</text:p>
          </table:table-cell>
          <table:table-cell table:style-name="ce4" table:number-columns-repeated="2"/>
          <table:table-cell table:number-columns-repeated="253"/>
        </table:table-row>
        <table:table-row table:style-name="ro1">
          <table:table-cell table:style-name="ce4" table:number-columns-repeated="3"/>
          <table:table-cell table:number-columns-repeated="253"/>
        </table:table-row>
        <table:table-row table:style-name="ro1">
          <table:table-cell table:style-name="ce4" office:value-type="string" calcext:value-type="string">
            <text:p>machine with CPU + GPU</text:p>
          </table:table-cell>
          <table:table-cell table:style-name="ce12" office:value-type="float" office:value="1159.99" calcext:value-type="float">
            <text:p>$1,159.99</text:p>
          </table:table-cell>
          <table:table-cell table:style-name="ce13" office:value-type="float" office:value="500" calcext:value-type="float">
            <text:p>500</text:p>
          </table:table-cell>
          <table:table-cell table:style-name="ce17" office:value-type="string" calcext:value-type="string">
            <text:p>configuration</text:p>
          </table:table-cell>
          <table:table-cell table:style-name="ce18" office:value-type="string" calcext:value-type="string">
            <text:p>TCO</text:p>
          </table:table-cell>
          <table:table-cell table:style-name="ce20" office:value-type="string" calcext:value-type="string">
            <text:p>server cost</text:p>
          </table:table-cell>
          <table:table-cell table:style-name="ce20" office:value-type="string" calcext:value-type="string">
            <text:p>server peak power</text:p>
          </table:table-cell>
          <table:table-cell table:style-name="ce18" office:value-type="string" calcext:value-type="string">
            <text:p>total servers</text:p>
          </table:table-cell>
          <table:table-cell table:style-name="ce18" office:value-type="string" calcext:value-type="string">
            <text:p>perf factor</text:p>
          </table:table-cell>
          <table:table-cell table:style-name="ce18" office:value-type="string" calcext:value-type="string">
            <text:p>server total perf</text:p>
          </table:table-cell>
          <table:table-cell table:style-name="ce18" office:value-type="string" calcext:value-type="string">
            <text:p>perf / TCO</text:p>
          </table:table-cell>
          <table:table-cell table:style-name="ce18" office:value-type="string" calcext:value-type="string">
            <text:p>improv perf/TCO</text:p>
          </table:table-cell>
          <table:table-cell table:style-name="ce18" office:value-type="string" calcext:value-type="string">
            <text:p>improv perf</text:p>
          </table:table-cell>
          <table:table-cell table:style-name="ce18"/>
          <table:table-cell table:number-columns-repeated="242"/>
        </table:table-row>
        <table:table-row table:style-name="ro1">
          <table:table-cell table:style-name="ce4" office:value-type="string" calcext:value-type="string">
            <text:p>http://www.newegg.com/Product/Product.aspx?Item=N82E16883103853</text:p>
          </table:table-cell>
          <table:table-cell table:style-name="ce4" table:number-columns-repeated="2"/>
          <table:table-cell table:style-name="ce17" office:value-type="string" calcext:value-type="string">
            <text:p>CPU only server</text:p>
          </table:table-cell>
          <table:table-cell table:style-name="ce19" office:value-type="float" office:value="218537331.84" calcext:value-type="float">
            <text:p>218,537,331.84</text:p>
          </table:table-cell>
          <table:table-cell table:style-name="ce4" office:value-type="float" office:value="798" calcext:value-type="float">
            <text:p>798</text:p>
          </table:table-cell>
          <table:table-cell table:style-name="ce4" office:value-type="float" office:value="300" calcext:value-type="float">
            <text:p>300</text:p>
          </table:table-cell>
          <table:table-cell table:style-name="ce19" office:value-type="float" office:value="33300" calcext:value-type="float">
            <text:p>33,300.00</text:p>
          </table:table-cell>
          <table:table-cell table:style-name="ce23" office:value-type="float" office:value="1" calcext:value-type="float">
            <text:p>1.00</text:p>
          </table:table-cell>
          <table:table-cell table:style-name="ce19" table:formula="of:=[.H35]*[.I35]" office:value-type="float" office:value="33300" calcext:value-type="float">
            <text:p>33,300.00</text:p>
          </table:table-cell>
          <table:table-cell table:style-name="ce25" table:formula="of:=[.J35]/[.E35]" office:value-type="float" office:value="0.000152376711656662" calcext:value-type="float">
            <text:p>1.52E-04</text:p>
          </table:table-cell>
          <table:table-cell table:number-columns-repeated="2" table:style-name="ce29" office:value-type="float" office:value="1" calcext:value-type="float">
            <text:p>1.00</text:p>
          </table:table-cell>
          <table:table-cell table:style-name="ce29"/>
          <table:table-cell table:number-columns-repeated="242"/>
        </table:table-row>
        <table:table-row table:style-name="ro1">
          <table:table-cell table:style-name="ce4" table:number-columns-repeated="3"/>
          <table:table-cell table:style-name="ce17" office:value-type="string" calcext:value-type="string">
            <text:p>CPU+GPU server</text:p>
          </table:table-cell>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1" calcext:value-type="float">
            <text:p>1.00</text:p>
          </table:table-cell>
          <table:table-cell table:style-name="ce19" table:formula="of:=[.H36]*[.I36]" office:value-type="float" office:value="20000" calcext:value-type="float">
            <text:p>20,000.00</text:p>
          </table:table-cell>
          <table:table-cell table:style-name="ce26" table:formula="of:=[.J36]/[.E36]" office:value-type="float" office:value="0.0000982555989828054" calcext:value-type="float">
            <text:p>9.83E-05</text:p>
          </table:table-cell>
          <table:table-cell table:style-name="ce30" table:formula="of:=[.K36]/[.$K$35]" office:value-type="float" office:value="0.644820313514814" calcext:value-type="float">
            <text:p>0.64</text:p>
          </table:table-cell>
          <table:table-cell table:style-name="ce30" table:formula="of:=[.J36]/[.$J$35]" office:value-type="float" office:value="0.600600600600601" calcext:value-type="float">
            <text:p>0.60</text:p>
          </table:table-cell>
          <table:table-cell table:style-name="ce30"/>
          <table:table-cell table:number-columns-repeated="242"/>
        </table:table-row>
        <table:table-row table:style-name="ro1">
          <table:table-cell table:style-name="ce2"/>
          <table:table-cell table:number-columns-repeated="3"/>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2" calcext:value-type="float">
            <text:p>2.00</text:p>
          </table:table-cell>
          <table:table-cell table:style-name="ce19" table:formula="of:=[.H37]*[.I37]" office:value-type="float" office:value="40000" calcext:value-type="float">
            <text:p>40,000.00</text:p>
          </table:table-cell>
          <table:table-cell table:style-name="ce27" table:formula="of:=[.J37]/[.E37]" office:value-type="float" office:value="0.000196511197965611" calcext:value-type="float">
            <text:p>1.97E-04</text:p>
          </table:table-cell>
          <table:table-cell table:style-name="ce28" table:formula="of:=[.K37]/[.$K$35]" office:value-type="float" office:value="1.28964062702963" calcext:value-type="float">
            <text:p>1.29</text:p>
          </table:table-cell>
          <table:table-cell table:style-name="ce28" table:formula="of:=[.J37]/[.$J$35]" office:value-type="float" office:value="1.2012012012012" calcext:value-type="float">
            <text:p>1.20</text:p>
          </table:table-cell>
          <table:table-cell table:style-name="ce30"/>
          <table:table-cell table:number-columns-repeated="242"/>
        </table:table-row>
        <table:table-row table:style-name="ro1">
          <table:table-cell table:style-name="ce2"/>
          <table:table-cell table:number-columns-repeated="3"/>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3" calcext:value-type="float">
            <text:p>3.00</text:p>
          </table:table-cell>
          <table:table-cell table:style-name="ce19" table:formula="of:=[.H38]*[.I38]" office:value-type="float" office:value="60000" calcext:value-type="float">
            <text:p>60,000.00</text:p>
          </table:table-cell>
          <table:table-cell table:style-name="ce24" table:formula="of:=[.J38]/[.E38]" office:value-type="float" office:value="0.000294766796948416" calcext:value-type="float">
            <text:p>2.95E-04</text:p>
          </table:table-cell>
          <table:table-cell table:style-name="ce28" table:formula="of:=[.K38]/[.$K$35]" office:value-type="float" office:value="1.93446094054444" calcext:value-type="float">
            <text:p>1.93</text:p>
          </table:table-cell>
          <table:table-cell table:style-name="ce28" table:formula="of:=[.J38]/[.$J$35]" office:value-type="float" office:value="1.8018018018018" calcext:value-type="float">
            <text:p>1.80</text:p>
          </table:table-cell>
          <table:table-cell table:style-name="ce30"/>
          <table:table-cell table:number-columns-repeated="242"/>
        </table:table-row>
        <table:table-row table:style-name="ro1">
          <table:table-cell table:number-columns-repeated="4"/>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4" calcext:value-type="float">
            <text:p>4.00</text:p>
          </table:table-cell>
          <table:table-cell table:style-name="ce19" table:formula="of:=[.H39]*[.I39]" office:value-type="float" office:value="80000" calcext:value-type="float">
            <text:p>80,000.00</text:p>
          </table:table-cell>
          <table:table-cell table:style-name="ce24" table:formula="of:=[.J39]/[.E39]" office:value-type="float" office:value="0.000393022395931221" calcext:value-type="float">
            <text:p>3.93E-04</text:p>
          </table:table-cell>
          <table:table-cell table:style-name="ce28" table:formula="of:=[.K39]/[.$K$35]" office:value-type="float" office:value="2.57928125405926" calcext:value-type="float">
            <text:p>2.58</text:p>
          </table:table-cell>
          <table:table-cell table:style-name="ce28" table:formula="of:=[.J39]/[.$J$35]" office:value-type="float" office:value="2.4024024024024" calcext:value-type="float">
            <text:p>2.40</text:p>
          </table:table-cell>
          <table:table-cell table:style-name="ce30"/>
          <table:table-cell table:number-columns-repeated="242"/>
        </table:table-row>
        <table:table-row table:style-name="ro1">
          <table:table-cell table:number-columns-repeated="4"/>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5" calcext:value-type="float">
            <text:p>5.00</text:p>
          </table:table-cell>
          <table:table-cell table:style-name="ce19" table:formula="of:=[.H40]*[.I40]" office:value-type="float" office:value="100000" calcext:value-type="float">
            <text:p>100,000.00</text:p>
          </table:table-cell>
          <table:table-cell table:style-name="ce24" table:formula="of:=[.J40]/[.E40]" office:value-type="float" office:value="0.000491277994914027" calcext:value-type="float">
            <text:p>4.91E-04</text:p>
          </table:table-cell>
          <table:table-cell table:style-name="ce28" table:formula="of:=[.K40]/[.$K$35]" office:value-type="float" office:value="3.22410156757407" calcext:value-type="float">
            <text:p>3.22</text:p>
          </table:table-cell>
          <table:table-cell table:style-name="ce28" table:formula="of:=[.J40]/[.$J$35]" office:value-type="float" office:value="3.003003003003" calcext:value-type="float">
            <text:p>3.00</text:p>
          </table:table-cell>
          <table:table-cell table:style-name="ce30"/>
          <table:table-cell table:number-columns-repeated="242"/>
        </table:table-row>
        <table:table-row table:style-name="ro1">
          <table:table-cell table:number-columns-repeated="4"/>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6" calcext:value-type="float">
            <text:p>6.00</text:p>
          </table:table-cell>
          <table:table-cell table:style-name="ce19" table:formula="of:=[.H41]*[.I41]" office:value-type="float" office:value="120000" calcext:value-type="float">
            <text:p>120,000.00</text:p>
          </table:table-cell>
          <table:table-cell table:style-name="ce24" table:formula="of:=[.J41]/[.E41]" office:value-type="float" office:value="0.000589533593896832" calcext:value-type="float">
            <text:p>5.90E-04</text:p>
          </table:table-cell>
          <table:table-cell table:style-name="ce28" table:formula="of:=[.K41]/[.$K$35]" office:value-type="float" office:value="3.86892188108888" calcext:value-type="float">
            <text:p>3.87</text:p>
          </table:table-cell>
          <table:table-cell table:style-name="ce28" table:formula="of:=[.J41]/[.$J$35]" office:value-type="float" office:value="3.6036036036036" calcext:value-type="float">
            <text:p>3.60</text:p>
          </table:table-cell>
          <table:table-cell table:style-name="ce30"/>
          <table:table-cell table:number-columns-repeated="242"/>
        </table:table-row>
        <table:table-row table:style-name="ro1">
          <table:table-cell table:number-columns-repeated="4"/>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7" calcext:value-type="float">
            <text:p>7.00</text:p>
          </table:table-cell>
          <table:table-cell table:style-name="ce19" table:formula="of:=[.H42]*[.I42]" office:value-type="float" office:value="140000" calcext:value-type="float">
            <text:p>140,000.00</text:p>
          </table:table-cell>
          <table:table-cell table:style-name="ce24" table:formula="of:=[.J42]/[.E42]" office:value-type="float" office:value="0.000687789192879638" calcext:value-type="float">
            <text:p>6.88E-04</text:p>
          </table:table-cell>
          <table:table-cell table:style-name="ce28" table:formula="of:=[.K42]/[.$K$35]" office:value-type="float" office:value="4.5137421946037" calcext:value-type="float">
            <text:p>4.51</text:p>
          </table:table-cell>
          <table:table-cell table:style-name="ce28" table:formula="of:=[.J42]/[.$J$35]" office:value-type="float" office:value="4.2042042042042" calcext:value-type="float">
            <text:p>4.20</text:p>
          </table:table-cell>
          <table:table-cell table:style-name="ce30"/>
          <table:table-cell table:number-columns-repeated="242"/>
        </table:table-row>
        <table:table-row table:style-name="ro1">
          <table:table-cell table:number-columns-repeated="4"/>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8" calcext:value-type="float">
            <text:p>8.00</text:p>
          </table:table-cell>
          <table:table-cell table:style-name="ce19" table:formula="of:=[.H43]*[.I43]" office:value-type="float" office:value="160000" calcext:value-type="float">
            <text:p>160,000.00</text:p>
          </table:table-cell>
          <table:table-cell table:style-name="ce24" table:formula="of:=[.J43]/[.E43]" office:value-type="float" office:value="0.000786044791862443" calcext:value-type="float">
            <text:p>7.86E-04</text:p>
          </table:table-cell>
          <table:table-cell table:style-name="ce28" table:formula="of:=[.K43]/[.$K$35]" office:value-type="float" office:value="5.15856250811851" calcext:value-type="float">
            <text:p>5.16</text:p>
          </table:table-cell>
          <table:table-cell table:style-name="ce28" table:formula="of:=[.J43]/[.$J$35]" office:value-type="float" office:value="4.80480480480481" calcext:value-type="float">
            <text:p>4.80</text:p>
          </table:table-cell>
          <table:table-cell table:style-name="ce30"/>
          <table:table-cell table:number-columns-repeated="242"/>
        </table:table-row>
        <table:table-row table:style-name="ro1">
          <table:table-cell table:number-columns-repeated="3"/>
          <table:table-cell>
            <draw:frame table:end-cell-address="'TCO Inputs'.L91" table:end-x="0.8929in" table:end-y="0.0756in" draw:z-index="1" draw:name="Chart 2" draw:style-name="gr1" svg:width="11.4055in" svg:height="7.885in" svg:x="0.6539in" svg:y="0.1461in">
              <draw:object draw:notify-on-update-of-ranges="'TCO Inputs'.I36:'TCO Inputs'.I45 'TCO Inputs'.M35:'TCO Inputs'.M35 'TCO Inputs'.M36:'TCO Inputs'.M45" xlink:href="./Object 0-17" xlink:type="simple" xlink:show="embed" xlink:actuate="onLoad"/>
              <draw:image xlink:href="./ObjectReplacements/Object 0-17" xlink:type="simple" xlink:show="embed" xlink:actuate="onLoad"/>
            </draw:frame>
          </table:table-cell>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9" calcext:value-type="float">
            <text:p>9.00</text:p>
          </table:table-cell>
          <table:table-cell table:style-name="ce19" table:formula="of:=[.H44]*[.I44]" office:value-type="float" office:value="180000" calcext:value-type="float">
            <text:p>180,000.00</text:p>
          </table:table-cell>
          <table:table-cell table:style-name="ce24" table:formula="of:=[.J44]/[.E44]" office:value-type="float" office:value="0.000884300390845248" calcext:value-type="float">
            <text:p>8.84E-04</text:p>
          </table:table-cell>
          <table:table-cell table:style-name="ce28" table:formula="of:=[.K44]/[.$K$35]" office:value-type="float" office:value="5.80338282163333" calcext:value-type="float">
            <text:p>5.80</text:p>
          </table:table-cell>
          <table:table-cell table:style-name="ce28" table:formula="of:=[.J44]/[.$J$35]" office:value-type="float" office:value="5.40540540540541" calcext:value-type="float">
            <text:p>5.41</text:p>
          </table:table-cell>
          <table:table-cell table:style-name="ce30"/>
          <table:table-cell table:number-columns-repeated="242"/>
        </table:table-row>
        <table:table-row table:style-name="ro1">
          <table:table-cell table:number-columns-repeated="4"/>
          <table:table-cell table:style-name="ce19" office:value-type="float" office:value="203550741.2" calcext:value-type="float">
            <text:p>203,550,741.20</text:p>
          </table:table-cell>
          <table:table-cell table:style-name="ce4" office:value-type="float" office:value="1159" calcext:value-type="float">
            <text:p>1159</text:p>
          </table:table-cell>
          <table:table-cell table:style-name="ce4" office:value-type="float" office:value="500" calcext:value-type="float">
            <text:p>500</text:p>
          </table:table-cell>
          <table:table-cell table:style-name="ce19" office:value-type="float" office:value="20000" calcext:value-type="float">
            <text:p>20,000.00</text:p>
          </table:table-cell>
          <table:table-cell table:style-name="ce23" office:value-type="float" office:value="10" calcext:value-type="float">
            <text:p>10.00</text:p>
          </table:table-cell>
          <table:table-cell table:style-name="ce19" table:formula="of:=[.H45]*[.I45]" office:value-type="float" office:value="200000" calcext:value-type="float">
            <text:p>200,000.00</text:p>
          </table:table-cell>
          <table:table-cell table:style-name="ce24" table:formula="of:=[.J45]/[.E45]" office:value-type="float" office:value="0.000982555989828054" calcext:value-type="float">
            <text:p>9.83E-04</text:p>
          </table:table-cell>
          <table:table-cell table:style-name="ce28" table:formula="of:=[.K45]/[.$K$35]" office:value-type="float" office:value="6.44820313514814" calcext:value-type="float">
            <text:p>6.45</text:p>
          </table:table-cell>
          <table:table-cell table:style-name="ce28" table:formula="of:=[.J45]/[.$J$35]" office:value-type="float" office:value="6.00600600600601" calcext:value-type="float">
            <text:p>6.01</text:p>
          </table:table-cell>
          <table:table-cell table:style-name="ce30"/>
          <table:table-cell table:number-columns-repeated="242"/>
        </table:table-row>
        <table:table-row table:style-name="ro1">
          <table:table-cell table:number-columns-repeated="8"/>
          <table:table-cell table:style-name="ce22"/>
          <table:table-cell table:number-columns-repeated="247"/>
        </table:table-row>
        <table:table-row table:style-name="ro1">
          <table:table-cell table:number-columns-repeated="8"/>
          <table:table-cell table:style-name="ce21"/>
          <table:table-cell table:number-columns-repeated="247"/>
        </table:table-row>
        <table:table-row table:style-name="ro1">
          <table:table-cell table:number-columns-repeated="8"/>
          <table:table-cell table:style-name="ce22"/>
          <table:table-cell table:number-columns-repeated="247"/>
        </table:table-row>
        <table:table-row table:style-name="ro1">
          <table:table-cell table:number-columns-repeated="8"/>
          <table:table-cell table:style-name="ce21"/>
          <table:table-cell table:number-columns-repeated="247"/>
        </table:table-row>
        <table:table-row table:style-name="ro1">
          <table:table-cell table:number-columns-repeated="7"/>
          <table:table-cell table:style-name="Default"/>
          <table:table-cell table:number-columns-repeated="248"/>
        </table:table-row>
        <table:table-row table:style-name="ro1" table:number-rows-repeated="2">
          <table:table-cell table:number-columns-repeated="8"/>
          <table:table-cell table:style-name="Default"/>
          <table:table-cell table:number-columns-repeated="247"/>
        </table:table-row>
        <table:table-row table:style-name="ro1" table:number-rows-repeated="27">
          <table:table-cell table:number-columns-repeated="256"/>
        </table:table-row>
        <table:table-row table:style-name="ro2">
          <table:table-cell table:style-name="Default" table:number-columns-repeated="2"/>
          <table:table-cell/>
          <table:table-cell table:style-name="Default" table:number-columns-repeated="2"/>
          <table:table-cell table:number-columns-repeated="2"/>
          <table:table-cell table:style-name="Default" table:number-columns-repeated="7"/>
          <table:table-cell table:number-columns-repeated="242"/>
        </table:table-row>
        <table:table-row table:style-name="ro2">
          <table:table-cell table:style-name="Default">
            <draw:frame table:end-cell-address="'TCO Inputs'.B132" table:end-x="0.763in" table:end-y="0.1524in" draw:z-index="0" draw:name="Chart 1" draw:style-name="gr1" svg:width="3.526in" svg:height="9.0531in" svg:x="1.5075in" svg:y="0.1661in">
              <draw:object draw:notify-on-update-of-ranges="'TCO Inputs'.I36:'TCO Inputs'.I45 'TCO Inputs'.L35:'TCO Inputs'.L35 'TCO Inputs'.L36:'TCO Inputs'.L45" xlink:href="./Object 0-16" xlink:type="simple" xlink:show="embed" xlink:actuate="onLoad"/>
              <draw:image xlink:href="./ObjectReplacements/Object 0-16" xlink:type="simple" xlink:show="embed" xlink:actuate="onLoad"/>
            </draw:frame>
          </table:table-cell>
          <table:table-cell table:style-name="Default"/>
          <table:table-cell/>
          <table:table-cell table:style-name="Default" table:number-columns-repeated="2"/>
          <table:table-cell table:number-columns-repeated="2"/>
          <table:table-cell table:style-name="Default" table:number-columns-repeated="7"/>
          <table:table-cell table:number-columns-repeated="242"/>
        </table:table-row>
      </table:table>
      <table:table table:name="TCO Advanced Inputs" table:style-name="ta2" table:print="false">
        <office:forms form:automatic-focus="false" form:apply-design-mode="false"/>
        <table:table-column table:style-name="co9" table:default-cell-style-name="ce2"/>
        <table:table-column table:style-name="co3" table:default-cell-style-name="ce39"/>
        <table:table-column table:style-name="co3" table:default-cell-style-name="Default"/>
        <table:table-column table:style-name="co10" table:default-cell-style-name="ce2"/>
        <table:table-column table:style-name="co11" table:default-cell-style-name="ce2"/>
        <table:table-column table:style-name="co3" table:default-cell-style-name="Default"/>
        <table:table-column table:style-name="co12" table:default-cell-style-name="ce43"/>
        <table:table-column table:style-name="co10" table:default-cell-style-name="ce43"/>
        <table:table-column table:style-name="co7" table:number-columns-repeated="248" table:default-cell-style-name="Default"/>
        <table:table-row table:style-name="ro1">
          <table:table-cell table:style-name="ce1" office:value-type="string" calcext:value-type="string">
            <text:p>Legend</text:p>
          </table:table-cell>
          <table:table-cell table:style-name="Default"/>
          <table:table-cell table:number-columns-repeated="4"/>
          <table:table-cell table:style-name="ce2" table:number-columns-repeated="2"/>
          <table:table-cell table:number-columns-repeated="248"/>
        </table:table-row>
        <table:table-row table:style-name="ro1">
          <table:table-cell table:style-name="ce31" office:value-type="string" calcext:value-type="string">
            <text:p>per watt</text:p>
          </table:table-cell>
          <table:table-cell table:style-name="ce35"/>
          <table:table-cell table:number-columns-repeated="4"/>
          <table:table-cell table:style-name="ce2" table:number-columns-repeated="2"/>
          <table:table-cell table:number-columns-repeated="248"/>
        </table:table-row>
        <table:table-row table:style-name="ro1">
          <table:table-cell table:style-name="ce31" office:value-type="string" calcext:value-type="string">
            <text:p>per Sqft</text:p>
          </table:table-cell>
          <table:table-cell table:style-name="ce36"/>
          <table:table-cell table:number-columns-repeated="4"/>
          <table:table-cell table:style-name="ce2" table:number-columns-repeated="2"/>
          <table:table-cell table:number-columns-repeated="248"/>
        </table:table-row>
        <table:table-row table:style-name="ro1">
          <table:table-cell table:style-name="ce31" office:value-type="string" calcext:value-type="string">
            <text:p>per Rack</text:p>
          </table:table-cell>
          <table:table-cell table:style-name="ce37"/>
          <table:table-cell table:number-columns-repeated="4"/>
          <table:table-cell table:style-name="ce2" table:number-columns-repeated="2"/>
          <table:table-cell table:number-columns-repeated="248"/>
        </table:table-row>
        <table:table-row table:style-name="ro1">
          <table:table-cell table:style-name="ce31" office:value-type="string" calcext:value-type="string">
            <text:p>Materials</text:p>
          </table:table-cell>
          <table:table-cell table:style-name="ce38" office:value-type="string" calcext:value-type="string">
            <text:p>Mat_</text:p>
          </table:table-cell>
          <table:table-cell table:number-columns-repeated="4"/>
          <table:table-cell table:style-name="ce2" table:number-columns-repeated="2"/>
          <table:table-cell table:number-columns-repeated="248"/>
        </table:table-row>
        <table:table-row table:style-name="ro1">
          <table:table-cell table:style-name="ce31" office:value-type="string" calcext:value-type="string">
            <text:p>Labor</text:p>
          </table:table-cell>
          <table:table-cell table:style-name="ce38" office:value-type="string" calcext:value-type="string">
            <text:p>Lab_</text:p>
          </table:table-cell>
          <table:table-cell table:number-columns-repeated="4"/>
          <table:table-cell table:style-name="ce2" table:number-columns-repeated="2"/>
          <table:table-cell table:number-columns-repeated="248"/>
        </table:table-row>
        <table:table-row table:style-name="ro1">
          <table:table-cell table:style-name="ce31" office:value-type="string" calcext:value-type="string">
            <text:p>Engineering</text:p>
          </table:table-cell>
          <table:table-cell table:style-name="ce38" office:value-type="string" calcext:value-type="string">
            <text:p>Eng_</text:p>
          </table:table-cell>
          <table:table-cell table:number-columns-repeated="4"/>
          <table:table-cell table:style-name="ce2" table:number-columns-repeated="2"/>
          <table:table-cell table:number-columns-repeated="248"/>
        </table:table-row>
        <table:table-row table:style-name="ro1" table:number-rows-repeated="3">
          <table:table-cell/>
          <table:table-cell table:style-name="Default"/>
          <table:table-cell table:number-columns-repeated="4"/>
          <table:table-cell table:style-name="ce2" table:number-columns-repeated="2"/>
          <table:table-cell table:number-columns-repeated="248"/>
        </table:table-row>
        <table:table-row table:style-name="ro1">
          <table:table-cell/>
          <table:table-cell table:style-name="ce2" office:value-type="string" calcext:value-type="string">
            <office:annotation draw:style-name="gr11" draw:text-style-name="P1" svg:width="1.3335in" svg:height="1.6343in" svg:x="1.4898in" svg:y="1.6665in" draw:caption-point-x="2.8602in" draw:caption-point-y="0.0039in">
              <dc:date>1899-12-30T00:00:00</dc:date>
              <text:p text:style-name="P1"><text:span text:style-name="T1">All these values are extracted from the the Advanced Inputs of the APC online TCO calculator, for the "Legacy System". For more info see http://www.apc.com/tools/isx/tco/</text:span></text:p>
            </office:annotation>
            <text:p>Cost per (Watt/Sqft/rack)</text:p>
          </table:table-cell>
          <table:table-cell/>
          <table:table-cell office:value-type="string" calcext:value-type="string">
            <office:annotation draw:style-name="gr10" draw:text-style-name="P1" svg:width="1.3335in" svg:height="1.3232in" svg:x="2.8228in" svg:y="1.6665in" draw:caption-point-x="4.1835in" draw:caption-point-y="0.0039in">
              <dc:date>1899-12-30T00:00:00</dc:date>
              <text:p text:style-name="P1"><text:span text:style-name="T1">This factors change according to the level of oversubscription. Can be set manually, according to the assumptions of oversubscription</text:span></text:p>
            </office:annotation>
            <text:p>Oversubscription scaling</text:p>
          </table:table-cell>
          <table:table-cell office:value-type="string" calcext:value-type="string">
            <text:p>Oversubscription Factor</text:p>
          </table:table-cell>
          <table:table-cell/>
          <table:table-cell table:style-name="ce15" office:value-type="string" calcext:value-type="string">
            <text:p>TCO($)</text:p>
          </table:table-cell>
          <table:table-cell table:style-name="ce2" office:value-type="string" calcext:value-type="string">
            <text:p>TCO with oversubscription($)</text:p>
          </table:table-cell>
          <table:table-cell table:number-columns-repeated="248"/>
        </table:table-row>
        <table:table-row table:style-name="ro1">
          <table:table-cell table:style-name="ce32" office:value-type="string" calcext:value-type="string">
            <office:annotation draw:style-name="gr12" draw:text-style-name="P1" svg:width="1.3335in" svg:height="0.8567in" svg:x="0.8228in" svg:y="1.8437in" draw:caption-point-x="2.6937in" draw:caption-point-y="-0.0067in">
              <dc:date>1899-12-30T00:00:00</dc:date>
              <text:p text:style-name="P1"><text:span text:style-name="T1">This is the centralized UPS cost. We ignore it since we focus on distributed UPS.</text:span></text:p>
            </office:annotation>
            <text:p>Mat_UPS_perWatt</text:p>
          </table:table-cell>
          <table:table-cell office:value-type="float" office:value="0.23" calcext:value-type="float">
            <text:p>0.23</text:p>
          </table:table-cell>
          <table:table-cell/>
          <table:table-cell office:value-type="string" calcext:value-type="string">
            <text:p>Scales with Critical capacity</text:p>
          </table:table-cell>
          <table:table-cell table:formula="of:=IF([.D12]=&quot;Scales with Critical capacity&quot;;1;IF([.D12]=&quot;Scales with Server Power&quot;;1+['TCO Inputs'.$B$22];&quot;Enter VALUE!!&quot;))" office:value-type="float" office:value="1" calcext:value-type="float">
            <text:p>1</text:p>
          </table:table-cell>
          <table:table-cell/>
          <table:table-cell table:formula="of:=[.B12]*['TCO Inputs'.$B$10]" office:value-type="float" office:value="2300000" calcext:value-type="float">
            <text:p>2,300,000</text:p>
          </table:table-cell>
          <table:table-cell table:formula="of:=[.B12]*['TCO Inputs'.$B$10]*[.E12]" office:value-type="float" office:value="2300000" calcext:value-type="float">
            <text:p>2,300,000</text:p>
          </table:table-cell>
          <table:table-cell table:number-columns-repeated="248"/>
        </table:table-row>
        <table:table-row table:style-name="ro1">
          <table:table-cell table:style-name="ce32" office:value-type="string" calcext:value-type="string">
            <text:p>Mat_Battery_perWatt</text:p>
          </table:table-cell>
          <table:table-cell office:value-type="float" office:value="0.15" calcext:value-type="float">
            <text:p>0.15</text:p>
          </table:table-cell>
          <table:table-cell/>
          <table:table-cell office:value-type="string" calcext:value-type="string">
            <text:p>Scales with Critical capacity</text:p>
          </table:table-cell>
          <table:table-cell table:formula="of:=IF([.D13]=&quot;Scales with Critical capacity&quot;;1;IF([.D13]=&quot;Scales with Server Power&quot;;1+['TCO Inputs'.$B$22];&quot;Enter VALUE!!&quot;))" office:value-type="float" office:value="1" calcext:value-type="float">
            <text:p>1</text:p>
          </table:table-cell>
          <table:table-cell/>
          <table:table-cell table:formula="of:=[.B13]*['TCO Inputs'.$B$10]" office:value-type="float" office:value="1500000" calcext:value-type="float">
            <text:p>1,500,000</text:p>
          </table:table-cell>
          <table:table-cell table:formula="of:=[.B13]*['TCO Inputs'.$B$10]*[.E13]" office:value-type="float" office:value="1500000" calcext:value-type="float">
            <text:p>1,500,000</text:p>
          </table:table-cell>
          <table:table-cell table:number-columns-repeated="248"/>
        </table:table-row>
        <table:table-row table:style-name="ro1">
          <table:table-cell table:style-name="ce32" office:value-type="string" calcext:value-type="string">
            <text:p>Lab_UPSBattery_perWatt</text:p>
          </table:table-cell>
          <table:table-cell office:value-type="float" office:value="0.1" calcext:value-type="float">
            <text:p>0.10</text:p>
          </table:table-cell>
          <table:table-cell/>
          <table:table-cell office:value-type="string" calcext:value-type="string">
            <text:p>Scales with Critical capacity</text:p>
          </table:table-cell>
          <table:table-cell table:formula="of:=IF([.D14]=&quot;Scales with Critical capacity&quot;;1;IF([.D14]=&quot;Scales with Server Power&quot;;1+['TCO Inputs'.$B$22];&quot;Enter VALUE!!&quot;))" office:value-type="float" office:value="1" calcext:value-type="float">
            <text:p>1</text:p>
          </table:table-cell>
          <table:table-cell/>
          <table:table-cell table:formula="of:=[.B14]*['TCO Inputs'.$B$10]" office:value-type="float" office:value="1000000" calcext:value-type="float">
            <text:p>1,000,000</text:p>
          </table:table-cell>
          <table:table-cell table:formula="of:=[.B14]*['TCO Inputs'.$B$10]*[.E14]" office:value-type="float" office:value="1000000" calcext:value-type="float">
            <text:p>1,000,000</text:p>
          </table:table-cell>
          <table:table-cell table:number-columns-repeated="248"/>
        </table:table-row>
        <table:table-row table:style-name="ro1">
          <table:table-cell table:style-name="ce32" office:value-type="string" calcext:value-type="string">
            <text:p>Eng_UPS_perWatt</text:p>
          </table:table-cell>
          <table:table-cell office:value-type="float" office:value="0.2" calcext:value-type="float">
            <text:p>0.20</text:p>
          </table:table-cell>
          <table:table-cell/>
          <table:table-cell office:value-type="string" calcext:value-type="string">
            <text:p>Scales with Critical capacity</text:p>
          </table:table-cell>
          <table:table-cell table:formula="of:=IF([.D15]=&quot;Scales with Critical capacity&quot;;1;IF([.D15]=&quot;Scales with Server Power&quot;;1+['TCO Inputs'.$B$22];&quot;Enter VALUE!!&quot;))" office:value-type="float" office:value="1" calcext:value-type="float">
            <text:p>1</text:p>
          </table:table-cell>
          <table:table-cell/>
          <table:table-cell table:formula="of:=[.B15]*['TCO Inputs'.$B$10]" office:value-type="float" office:value="2000000" calcext:value-type="float">
            <text:p>2,000,000</text:p>
          </table:table-cell>
          <table:table-cell table:formula="of:=[.B15]*['TCO Inputs'.$B$10]*[.E15]" office:value-type="float" office:value="2000000" calcext:value-type="float">
            <text:p>2,000,000</text:p>
          </table:table-cell>
          <table:table-cell table:number-columns-repeated="248"/>
        </table:table-row>
        <table:table-row table:style-name="ro1">
          <table:table-cell/>
          <table:table-cell table:style-name="ce40"/>
          <table:table-cell table:number-columns-repeated="254"/>
        </table:table-row>
        <table:table-row table:style-name="ro1">
          <table:table-cell table:style-name="ce32" office:value-type="string" calcext:value-type="string">
            <text:p>Mat_Generator_perWatt</text:p>
          </table:table-cell>
          <table:table-cell office:value-type="float" office:value="0.45" calcext:value-type="float">
            <text:p>0.45</text:p>
          </table:table-cell>
          <table:table-cell/>
          <table:table-cell office:value-type="string" calcext:value-type="string">
            <text:p>Scales with Critical capacity</text:p>
          </table:table-cell>
          <table:table-cell table:formula="of:=IF([.D17]=&quot;Scales with Critical capacity&quot;;1;IF([.D17]=&quot;Scales with Server Power&quot;;1+['TCO Inputs'.$B$22];&quot;Enter VALUE!!&quot;))" office:value-type="float" office:value="1" calcext:value-type="float">
            <text:p>1</text:p>
          </table:table-cell>
          <table:table-cell/>
          <table:table-cell table:formula="of:=[.B17]*['TCO Inputs'.$B$10]*['TCO Advanced Inputs'.$B$63]" office:value-type="float" office:value="12150000" calcext:value-type="float">
            <text:p>12,150,000</text:p>
          </table:table-cell>
          <table:table-cell table:formula="of:=[.B17]*['TCO Inputs'.$B$10]*['TCO Advanced Inputs'.$B$63]*[.E17]" office:value-type="float" office:value="12150000" calcext:value-type="float">
            <text:p>12,150,000</text:p>
          </table:table-cell>
          <table:table-cell table:number-columns-repeated="248"/>
        </table:table-row>
        <table:table-row table:style-name="ro1">
          <table:table-cell table:style-name="ce32" office:value-type="string" calcext:value-type="string">
            <text:p>Eng_Generator_perWatt</text:p>
          </table:table-cell>
          <table:table-cell office:value-type="float" office:value="0.07" calcext:value-type="float">
            <text:p>0.07</text:p>
          </table:table-cell>
          <table:table-cell/>
          <table:table-cell office:value-type="string" calcext:value-type="string">
            <text:p>Scales with Critical capacity</text:p>
          </table:table-cell>
          <table:table-cell table:formula="of:=IF([.D18]=&quot;Scales with Critical capacity&quot;;1;IF([.D18]=&quot;Scales with Server Power&quot;;1+['TCO Inputs'.$B$22];&quot;Enter VALUE!!&quot;))" office:value-type="float" office:value="1" calcext:value-type="float">
            <text:p>1</text:p>
          </table:table-cell>
          <table:table-cell/>
          <table:table-cell table:formula="of:=[.B18]*['TCO Inputs'.$B$10]*['TCO Advanced Inputs'.$B$63]" office:value-type="float" office:value="1890000" calcext:value-type="float">
            <text:p>1,890,000</text:p>
          </table:table-cell>
          <table:table-cell table:formula="of:=[.B18]*['TCO Inputs'.$B$10]*['TCO Advanced Inputs'.$B$63]*[.E18]" office:value-type="float" office:value="1890000" calcext:value-type="float">
            <text:p>1,890,000</text:p>
          </table:table-cell>
          <table:table-cell table:number-columns-repeated="248"/>
        </table:table-row>
        <table:table-row table:style-name="ro1">
          <table:table-cell table:style-name="ce32" office:value-type="string" calcext:value-type="string">
            <text:p>Lab_Generator_perWatt</text:p>
          </table:table-cell>
          <table:table-cell office:value-type="float" office:value="0.1" calcext:value-type="float">
            <text:p>0.10</text:p>
          </table:table-cell>
          <table:table-cell/>
          <table:table-cell office:value-type="string" calcext:value-type="string">
            <text:p>Scales with Critical capacity</text:p>
          </table:table-cell>
          <table:table-cell table:formula="of:=IF([.D19]=&quot;Scales with Critical capacity&quot;;1;IF([.D19]=&quot;Scales with Server Power&quot;;1+['TCO Inputs'.$B$22];&quot;Enter VALUE!!&quot;))" office:value-type="float" office:value="1" calcext:value-type="float">
            <text:p>1</text:p>
          </table:table-cell>
          <table:table-cell/>
          <table:table-cell table:formula="of:=[.B19]*['TCO Inputs'.$B$10]*['TCO Advanced Inputs'.$B$63]" office:value-type="float" office:value="2700000" calcext:value-type="float">
            <text:p>2,700,000</text:p>
          </table:table-cell>
          <table:table-cell table:formula="of:=[.B19]*['TCO Inputs'.$B$10]*['TCO Advanced Inputs'.$B$63]*[.E19]" office:value-type="float" office:value="2700000" calcext:value-type="float">
            <text:p>2,700,000</text:p>
          </table:table-cell>
          <table:table-cell table:number-columns-repeated="248"/>
        </table:table-row>
        <table:table-row table:style-name="ro1">
          <table:table-cell/>
          <table:table-cell table:style-name="ce40"/>
          <table:table-cell table:number-columns-repeated="254"/>
        </table:table-row>
        <table:table-row table:style-name="ro1">
          <table:table-cell table:style-name="ce32" office:value-type="string" calcext:value-type="string">
            <text:p>Mat_BackRoomSwitchGear_perWatt</text:p>
          </table:table-cell>
          <table:table-cell office:value-type="float" office:value="0.23" calcext:value-type="float">
            <text:p>0.23</text:p>
          </table:table-cell>
          <table:table-cell/>
          <table:table-cell office:value-type="string" calcext:value-type="string">
            <text:p>Scales with Critical capacity</text:p>
          </table:table-cell>
          <table:table-cell table:formula="of:=IF([.D21]=&quot;Scales with Critical capacity&quot;;1;IF([.D21]=&quot;Scales with Server Power&quot;;1+['TCO Inputs'.$B$22];&quot;Enter VALUE!!&quot;))" office:value-type="float" office:value="1" calcext:value-type="float">
            <text:p>1</text:p>
          </table:table-cell>
          <table:table-cell/>
          <table:table-cell table:formula="of:=[.B21]*['TCO Inputs'.$B$10]" office:value-type="float" office:value="2300000" calcext:value-type="float">
            <text:p>2,300,000</text:p>
          </table:table-cell>
          <table:table-cell table:formula="of:=[.B21]*['TCO Inputs'.$B$10]*[.E21]" office:value-type="float" office:value="2300000" calcext:value-type="float">
            <text:p>2,300,000</text:p>
          </table:table-cell>
          <table:table-cell table:number-columns-repeated="248"/>
        </table:table-row>
        <table:table-row table:style-name="ro1">
          <table:table-cell table:style-name="ce32" office:value-type="string" calcext:value-type="string">
            <text:p>Lab_BackRoomSwitchGear_perWatt</text:p>
          </table:table-cell>
          <table:table-cell office:value-type="float" office:value="0.1" calcext:value-type="float">
            <text:p>0.10</text:p>
          </table:table-cell>
          <table:table-cell/>
          <table:table-cell office:value-type="string" calcext:value-type="string">
            <text:p>Scales with Critical capacity</text:p>
          </table:table-cell>
          <table:table-cell table:formula="of:=IF([.D22]=&quot;Scales with Critical capacity&quot;;1;IF([.D22]=&quot;Scales with Server Power&quot;;1+['TCO Inputs'.$B$22];&quot;Enter VALUE!!&quot;))" office:value-type="float" office:value="1" calcext:value-type="float">
            <text:p>1</text:p>
          </table:table-cell>
          <table:table-cell/>
          <table:table-cell table:formula="of:=[.B22]*['TCO Inputs'.$B$10]" office:value-type="float" office:value="1000000" calcext:value-type="float">
            <text:p>1,000,000</text:p>
          </table:table-cell>
          <table:table-cell table:formula="of:=[.B22]*['TCO Inputs'.$B$10]*[.E22]" office:value-type="float" office:value="1000000" calcext:value-type="float">
            <text:p>1,000,000</text:p>
          </table:table-cell>
          <table:table-cell table:number-columns-repeated="248"/>
        </table:table-row>
        <table:table-row table:style-name="ro1">
          <table:table-cell table:style-name="ce32" office:value-type="string" calcext:value-type="string">
            <text:p>Eng_BackRoomSwitchGear_perWatt</text:p>
          </table:table-cell>
          <table:table-cell office:value-type="float" office:value="0.08" calcext:value-type="float">
            <text:p>0.08</text:p>
          </table:table-cell>
          <table:table-cell/>
          <table:table-cell office:value-type="string" calcext:value-type="string">
            <text:p>Scales with Critical capacity</text:p>
          </table:table-cell>
          <table:table-cell table:formula="of:=IF([.D23]=&quot;Scales with Critical capacity&quot;;1;IF([.D23]=&quot;Scales with Server Power&quot;;1+['TCO Inputs'.$B$22];&quot;Enter VALUE!!&quot;))" office:value-type="float" office:value="1" calcext:value-type="float">
            <text:p>1</text:p>
          </table:table-cell>
          <table:table-cell/>
          <table:table-cell table:formula="of:=[.B23]*['TCO Inputs'.$B$10]" office:value-type="float" office:value="800000" calcext:value-type="float">
            <text:p>800,000</text:p>
          </table:table-cell>
          <table:table-cell table:formula="of:=[.B23]*['TCO Inputs'.$B$10]*[.E23]" office:value-type="float" office:value="800000" calcext:value-type="float">
            <text:p>800,000</text:p>
          </table:table-cell>
          <table:table-cell table:number-columns-repeated="248"/>
        </table:table-row>
        <table:table-row table:style-name="ro1">
          <table:table-cell/>
          <table:table-cell table:style-name="ce40"/>
          <table:table-cell table:number-columns-repeated="254"/>
        </table:table-row>
        <table:table-row table:style-name="ro1">
          <table:table-cell table:style-name="ce32" office:value-type="string" calcext:value-type="string">
            <text:p>Mat_PowerDistributionUnits_perWatt</text:p>
          </table:table-cell>
          <table:table-cell office:value-type="float" office:value="0.2" calcext:value-type="float">
            <text:p>0.20</text:p>
          </table:table-cell>
          <table:table-cell/>
          <table:table-cell table:formula="of:=IF(['TCO Inputs'.$B$23]=&quot;Cluster&quot;;&quot;Scales with Server Power&quot;;&quot;Scales with Critical capacity&quot;)" office:value-type="string" office:string-value="Scales with Critical capacity" calcext:value-type="string">
            <text:p>Scales with Critical capacity</text:p>
          </table:table-cell>
          <table:table-cell table:formula="of:=IF([.D25]=&quot;Scales with Critical capacity&quot;;1;IF([.D25]=&quot;Scales with Server Power&quot;;1+['TCO Inputs'.$B$22];&quot;Enter VALUE!!&quot;))" office:value-type="float" office:value="1" calcext:value-type="float">
            <text:p>1</text:p>
          </table:table-cell>
          <table:table-cell/>
          <table:table-cell table:formula="of:=[.B25]*['TCO Inputs'.$B$10]" office:value-type="float" office:value="2000000" calcext:value-type="float">
            <text:p>2,000,000</text:p>
          </table:table-cell>
          <table:table-cell table:formula="of:=[.B25]*['TCO Inputs'.$B$10]*[.E25]" office:value-type="float" office:value="2000000" calcext:value-type="float">
            <text:p>2,000,000</text:p>
          </table:table-cell>
          <table:table-cell table:number-columns-repeated="248"/>
        </table:table-row>
        <table:table-row table:style-name="ro1">
          <table:table-cell table:style-name="ce32" office:value-type="string" calcext:value-type="string">
            <text:p>Lab_PowerDistributionUnits_perWatt</text:p>
          </table:table-cell>
          <table:table-cell office:value-type="float" office:value="0.1" calcext:value-type="float">
            <text:p>0.10</text:p>
          </table:table-cell>
          <table:table-cell/>
          <table:table-cell table:formula="of:=IF(['TCO Inputs'.$B$23]=&quot;Cluster&quot;;&quot;Scales with Server Power&quot;;&quot;Scales with Critical capacity&quot;)" office:value-type="string" office:string-value="Scales with Critical capacity" calcext:value-type="string">
            <text:p>Scales with Critical capacity</text:p>
          </table:table-cell>
          <table:table-cell table:formula="of:=IF([.D26]=&quot;Scales with Critical capacity&quot;;1;IF([.D26]=&quot;Scales with Server Power&quot;;1+['TCO Inputs'.$B$22];&quot;Enter VALUE!!&quot;))" office:value-type="float" office:value="1" calcext:value-type="float">
            <text:p>1</text:p>
          </table:table-cell>
          <table:table-cell/>
          <table:table-cell table:formula="of:=[.B26]*['TCO Inputs'.$B$10]" office:value-type="float" office:value="1000000" calcext:value-type="float">
            <text:p>1,000,000</text:p>
          </table:table-cell>
          <table:table-cell table:formula="of:=[.B26]*['TCO Inputs'.$B$10]*[.E26]" office:value-type="float" office:value="1000000" calcext:value-type="float">
            <text:p>1,000,000</text:p>
          </table:table-cell>
          <table:table-cell table:number-columns-repeated="248"/>
        </table:table-row>
        <table:table-row table:style-name="ro1">
          <table:table-cell table:style-name="ce32" office:value-type="string" calcext:value-type="string">
            <text:p>Eng_PowerDistributionUnits_perWatt</text:p>
          </table:table-cell>
          <table:table-cell office:value-type="float" office:value="0.14" calcext:value-type="float">
            <text:p>0.14</text:p>
          </table:table-cell>
          <table:table-cell/>
          <table:table-cell table:formula="of:=IF(['TCO Inputs'.$B$23]=&quot;Cluster&quot;;&quot;Scales with Server Power&quot;;&quot;Scales with Critical capacity&quot;)" office:value-type="string" office:string-value="Scales with Critical capacity" calcext:value-type="string">
            <text:p>Scales with Critical capacity</text:p>
          </table:table-cell>
          <table:table-cell table:formula="of:=IF([.D27]=&quot;Scales with Critical capacity&quot;;1;IF([.D27]=&quot;Scales with Server Power&quot;;1+['TCO Inputs'.$B$22];&quot;Enter VALUE!!&quot;))" office:value-type="float" office:value="1" calcext:value-type="float">
            <text:p>1</text:p>
          </table:table-cell>
          <table:table-cell/>
          <table:table-cell table:formula="of:=[.B27]*['TCO Inputs'.$B$10]" office:value-type="float" office:value="1400000" calcext:value-type="float">
            <text:p>1,400,000</text:p>
          </table:table-cell>
          <table:table-cell table:formula="of:=[.B27]*['TCO Inputs'.$B$10]*[.E27]" office:value-type="float" office:value="1400000" calcext:value-type="float">
            <text:p>1,400,000</text:p>
          </table:table-cell>
          <table:table-cell table:number-columns-repeated="248"/>
        </table:table-row>
        <table:table-row table:style-name="ro1">
          <table:table-cell/>
          <table:table-cell table:style-name="ce40"/>
          <table:table-cell table:number-columns-repeated="254"/>
        </table:table-row>
        <table:table-row table:style-name="ro1">
          <table:table-cell table:style-name="ce32" office:value-type="string" calcext:value-type="string">
            <text:p>Mat_Cooling_perWatt</text:p>
          </table:table-cell>
          <table:table-cell office:value-type="float" office:value="0.7" calcext:value-type="float">
            <text:p>0.70</text:p>
          </table:table-cell>
          <table:table-cell/>
          <table:table-cell office:value-type="string" calcext:value-type="string">
            <text:p>Scales with Critical capacity</text:p>
          </table:table-cell>
          <table:table-cell table:formula="of:=IF([.D29]=&quot;Scales with Critical capacity&quot;;1;IF([.D29]=&quot;Scales with Server Power&quot;;1+['TCO Inputs'.$B$22];&quot;Enter VALUE!!&quot;))" office:value-type="float" office:value="1" calcext:value-type="float">
            <text:p>1</text:p>
          </table:table-cell>
          <table:table-cell/>
          <table:table-cell table:formula="of:=[.B29]*['TCO Inputs'.$B$10]*['TCO Advanced Inputs'.$B$62]" office:value-type="float" office:value="8400000" calcext:value-type="float">
            <text:p>8,400,000</text:p>
          </table:table-cell>
          <table:table-cell table:formula="of:=[.B29]*['TCO Inputs'.$B$10]*['TCO Advanced Inputs'.$B$62]*[.E29]" office:value-type="float" office:value="8400000" calcext:value-type="float">
            <text:p>8,400,000</text:p>
          </table:table-cell>
          <table:table-cell table:number-columns-repeated="248"/>
        </table:table-row>
        <table:table-row table:style-name="ro1">
          <table:table-cell table:style-name="ce32" office:value-type="string" calcext:value-type="string">
            <text:p>Lab_Cooling_perWatt</text:p>
          </table:table-cell>
          <table:table-cell office:value-type="float" office:value="0.4" calcext:value-type="float">
            <text:p>0.40</text:p>
          </table:table-cell>
          <table:table-cell/>
          <table:table-cell office:value-type="string" calcext:value-type="string">
            <text:p>Scales with Critical capacity</text:p>
          </table:table-cell>
          <table:table-cell table:formula="of:=IF([.D30]=&quot;Scales with Critical capacity&quot;;1;IF([.D30]=&quot;Scales with Server Power&quot;;1+['TCO Inputs'.$B$22];&quot;Enter VALUE!!&quot;))" office:value-type="float" office:value="1" calcext:value-type="float">
            <text:p>1</text:p>
          </table:table-cell>
          <table:table-cell/>
          <table:table-cell table:formula="of:=[.B30]*['TCO Inputs'.$B$10]*['TCO Advanced Inputs'.$B$62]" office:value-type="float" office:value="4800000" calcext:value-type="float">
            <text:p>4,800,000</text:p>
          </table:table-cell>
          <table:table-cell table:formula="of:=[.B30]*['TCO Inputs'.$B$10]*['TCO Advanced Inputs'.$B$62]*[.E30]" office:value-type="float" office:value="4800000" calcext:value-type="float">
            <text:p>4,800,000</text:p>
          </table:table-cell>
          <table:table-cell table:number-columns-repeated="248"/>
        </table:table-row>
        <table:table-row table:style-name="ro1">
          <table:table-cell table:style-name="ce32" office:value-type="string" calcext:value-type="string">
            <text:p>Eng_Cooling_perWatt</text:p>
          </table:table-cell>
          <table:table-cell office:value-type="float" office:value="0.15" calcext:value-type="float">
            <text:p>0.15</text:p>
          </table:table-cell>
          <table:table-cell/>
          <table:table-cell office:value-type="string" calcext:value-type="string">
            <text:p>Scales with Critical capacity</text:p>
          </table:table-cell>
          <table:table-cell table:formula="of:=IF([.D31]=&quot;Scales with Critical capacity&quot;;1;IF([.D31]=&quot;Scales with Server Power&quot;;1+['TCO Inputs'.$B$22];&quot;Enter VALUE!!&quot;))" office:value-type="float" office:value="1" calcext:value-type="float">
            <text:p>1</text:p>
          </table:table-cell>
          <table:table-cell/>
          <table:table-cell table:formula="of:=[.B31]*['TCO Inputs'.$B$10]*['TCO Advanced Inputs'.$B$62]" office:value-type="float" office:value="1800000" calcext:value-type="float">
            <text:p>1,800,000</text:p>
          </table:table-cell>
          <table:table-cell table:formula="of:=[.B31]*['TCO Inputs'.$B$10]*['TCO Advanced Inputs'.$B$62]*[.E31]" office:value-type="float" office:value="1800000" calcext:value-type="float">
            <text:p>1,800,000</text:p>
          </table:table-cell>
          <table:table-cell table:number-columns-repeated="248"/>
        </table:table-row>
        <table:table-row table:style-name="ro1">
          <table:table-cell/>
          <table:table-cell table:style-name="Default"/>
          <table:table-cell table:number-columns-repeated="254"/>
        </table:table-row>
        <table:table-row table:style-name="ro1">
          <table:table-cell table:style-name="ce33" office:value-type="string" calcext:value-type="string">
            <text:p>Mat_FireDetectionSuppression_perSqft</text:p>
          </table:table-cell>
          <table:table-cell table:style-name="ce41" office:value-type="float" office:value="40" calcext:value-type="float">
            <text:p>40</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33]=&quot;Scales with Critical capacity&quot;;1;IF([.D33]=&quot;Scales with Server Power&quot;;1+['TCO Inputs'.$B$22];&quot;Enter VALUE!!&quot;))" office:value-type="float" office:value="1" calcext:value-type="float">
            <text:p>1</text:p>
          </table:table-cell>
          <table:table-cell/>
          <table:table-cell table:formula="of:=[.B33]*['TCO Inputs'.$B$10]/['TCO Inputs'.$B$11]*['TCO Inputs'.$B$12]" office:value-type="float" office:value="3000000" calcext:value-type="float">
            <text:p>3,000,000</text:p>
          </table:table-cell>
          <table:table-cell table:formula="of:=[.B33]*['TCO Inputs'.$B$10]/['TCO Inputs'.$B$11]*['TCO Inputs'.$B$12]*[.E33]" office:value-type="float" office:value="3000000" calcext:value-type="float">
            <text:p>3,000,000</text:p>
          </table:table-cell>
          <table:table-cell table:number-columns-repeated="248"/>
        </table:table-row>
        <table:table-row table:style-name="ro1">
          <table:table-cell table:style-name="ce33" office:value-type="string" calcext:value-type="string">
            <text:p>Lab_FireDetectionSuppression_perSqft</text:p>
          </table:table-cell>
          <table:table-cell table:style-name="ce41" office:value-type="float" office:value="10" calcext:value-type="float">
            <text:p>10</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34]=&quot;Scales with Critical capacity&quot;;1;IF([.D34]=&quot;Scales with Server Power&quot;;1+['TCO Inputs'.$B$22];&quot;Enter VALUE!!&quot;))" office:value-type="float" office:value="1" calcext:value-type="float">
            <text:p>1</text:p>
          </table:table-cell>
          <table:table-cell/>
          <table:table-cell table:formula="of:=[.B34]*['TCO Inputs'.$B$10]/['TCO Inputs'.$B$11]*['TCO Inputs'.$B$12]" office:value-type="float" office:value="750000" calcext:value-type="float">
            <text:p>750,000</text:p>
          </table:table-cell>
          <table:table-cell table:formula="of:=[.B34]*['TCO Inputs'.$B$10]/['TCO Inputs'.$B$11]*['TCO Inputs'.$B$12]*[.E34]" office:value-type="float" office:value="750000" calcext:value-type="float">
            <text:p>750,000</text:p>
          </table:table-cell>
          <table:table-cell table:number-columns-repeated="248"/>
        </table:table-row>
        <table:table-row table:style-name="ro1">
          <table:table-cell table:style-name="ce33" office:value-type="string" calcext:value-type="string">
            <text:p>Eng_FireDetectionSuppression_perSqft</text:p>
          </table:table-cell>
          <table:table-cell table:style-name="ce41" office:value-type="float" office:value="4" calcext:value-type="float">
            <text:p>4</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35]=&quot;Scales with Critical capacity&quot;;1;IF([.D35]=&quot;Scales with Server Power&quot;;1+['TCO Inputs'.$B$22];&quot;Enter VALUE!!&quot;))" office:value-type="float" office:value="1" calcext:value-type="float">
            <text:p>1</text:p>
          </table:table-cell>
          <table:table-cell/>
          <table:table-cell table:formula="of:=[.B35]*['TCO Inputs'.$B$10]/['TCO Inputs'.$B$11]*['TCO Inputs'.$B$12]" office:value-type="float" office:value="300000" calcext:value-type="float">
            <text:p>300,000</text:p>
          </table:table-cell>
          <table:table-cell table:formula="of:=[.B35]*['TCO Inputs'.$B$10]/['TCO Inputs'.$B$11]*['TCO Inputs'.$B$12]*[.E35]" office:value-type="float" office:value="300000" calcext:value-type="float">
            <text:p>300,000</text:p>
          </table:table-cell>
          <table:table-cell table:number-columns-repeated="248"/>
        </table:table-row>
        <table:table-row table:style-name="ro1">
          <table:table-cell/>
          <table:table-cell table:style-name="Default"/>
          <table:table-cell table:number-columns-repeated="254"/>
        </table:table-row>
        <table:table-row table:style-name="ro1">
          <table:table-cell table:style-name="ce33" office:value-type="string" calcext:value-type="string">
            <text:p>Mat_RaisedFloor_perSqft</text:p>
          </table:table-cell>
          <table:table-cell table:style-name="ce41" office:value-type="float" office:value="15" calcext:value-type="float">
            <text:p>15</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37]=&quot;Scales with Critical capacity&quot;;1;IF([.D37]=&quot;Scales with Server Power&quot;;1+['TCO Inputs'.$B$22];&quot;Enter VALUE!!&quot;))" office:value-type="float" office:value="1" calcext:value-type="float">
            <text:p>1</text:p>
          </table:table-cell>
          <table:table-cell/>
          <table:table-cell table:formula="of:=[.B37]*['TCO Inputs'.$B$10]/['TCO Inputs'.$B$11]*['TCO Inputs'.$B$12]" office:value-type="float" office:value="1125000" calcext:value-type="float">
            <text:p>1,125,000</text:p>
          </table:table-cell>
          <table:table-cell table:formula="of:=[.B37]*['TCO Inputs'.$B$10]/['TCO Inputs'.$B$11]*['TCO Inputs'.$B$12]*[.E37]" office:value-type="float" office:value="1125000" calcext:value-type="float">
            <text:p>1,125,000</text:p>
          </table:table-cell>
          <table:table-cell table:number-columns-repeated="248"/>
        </table:table-row>
        <table:table-row table:style-name="ro1">
          <table:table-cell table:style-name="ce33" office:value-type="string" calcext:value-type="string">
            <text:p>Lab_RaisedFloor_perSqft</text:p>
          </table:table-cell>
          <table:table-cell table:style-name="ce41" office:value-type="float" office:value="15" calcext:value-type="float">
            <text:p>15</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38]=&quot;Scales with Critical capacity&quot;;1;IF([.D38]=&quot;Scales with Server Power&quot;;1+['TCO Inputs'.$B$22];&quot;Enter VALUE!!&quot;))" office:value-type="float" office:value="1" calcext:value-type="float">
            <text:p>1</text:p>
          </table:table-cell>
          <table:table-cell/>
          <table:table-cell table:formula="of:=[.B38]*['TCO Inputs'.$B$10]/['TCO Inputs'.$B$11]*['TCO Inputs'.$B$12]" office:value-type="float" office:value="1125000" calcext:value-type="float">
            <text:p>1,125,000</text:p>
          </table:table-cell>
          <table:table-cell table:formula="of:=[.B38]*['TCO Inputs'.$B$10]/['TCO Inputs'.$B$11]*['TCO Inputs'.$B$12]*[.E38]" office:value-type="float" office:value="1125000" calcext:value-type="float">
            <text:p>1,125,000</text:p>
          </table:table-cell>
          <table:table-cell table:number-columns-repeated="248"/>
        </table:table-row>
        <table:table-row table:style-name="ro1">
          <table:table-cell table:style-name="ce33" office:value-type="string" calcext:value-type="string">
            <text:p>Eng_RaisedFloor_perSqft</text:p>
          </table:table-cell>
          <table:table-cell table:style-name="ce41" office:value-type="float" office:value="7" calcext:value-type="float">
            <text:p>7</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39]=&quot;Scales with Critical capacity&quot;;1;IF([.D39]=&quot;Scales with Server Power&quot;;1+['TCO Inputs'.$B$22];&quot;Enter VALUE!!&quot;))" office:value-type="float" office:value="1" calcext:value-type="float">
            <text:p>1</text:p>
          </table:table-cell>
          <table:table-cell/>
          <table:table-cell table:formula="of:=[.B39]*['TCO Inputs'.$B$10]/['TCO Inputs'.$B$11]*['TCO Inputs'.$B$12]" office:value-type="float" office:value="525000" calcext:value-type="float">
            <text:p>525,000</text:p>
          </table:table-cell>
          <table:table-cell table:formula="of:=[.B39]*['TCO Inputs'.$B$10]/['TCO Inputs'.$B$11]*['TCO Inputs'.$B$12]*[.E39]" office:value-type="float" office:value="525000" calcext:value-type="float">
            <text:p>525,000</text:p>
          </table:table-cell>
          <table:table-cell table:number-columns-repeated="248"/>
        </table:table-row>
        <table:table-row table:style-name="ro1">
          <table:table-cell/>
          <table:table-cell table:style-name="Default"/>
          <table:table-cell table:number-columns-repeated="254"/>
        </table:table-row>
        <table:table-row table:style-name="ro1">
          <table:table-cell table:style-name="ce33" office:value-type="string" calcext:value-type="string">
            <text:p>Eng_GeneralBuilding_perSqft</text:p>
          </table:table-cell>
          <table:table-cell table:style-name="ce41" office:value-type="float" office:value="15" calcext:value-type="float">
            <text:p>15</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41]=&quot;Scales with Critical capacity&quot;;1;IF([.D41]=&quot;Scales with Server Power&quot;;1+['TCO Inputs'.$B$22];&quot;Enter VALUE!!&quot;))" office:value-type="float" office:value="1" calcext:value-type="float">
            <text:p>1</text:p>
          </table:table-cell>
          <table:table-cell/>
          <table:table-cell table:formula="of:=[.B41]*['TCO Inputs'.$B$10]/['TCO Inputs'.$B$11]*['TCO Inputs'.$B$12]" office:value-type="float" office:value="1125000" calcext:value-type="float">
            <text:p>1,125,000</text:p>
          </table:table-cell>
          <table:table-cell table:formula="of:=[.B41]*['TCO Inputs'.$B$10]/['TCO Inputs'.$B$11]*['TCO Inputs'.$B$12]*[.E41]" office:value-type="float" office:value="1125000" calcext:value-type="float">
            <text:p>1,125,000</text:p>
          </table:table-cell>
          <table:table-cell table:number-columns-repeated="248"/>
        </table:table-row>
        <table:table-row table:style-name="ro1">
          <table:table-cell/>
          <table:table-cell table:style-name="Default"/>
          <table:table-cell table:number-columns-repeated="254"/>
        </table:table-row>
        <table:table-row table:style-name="ro1">
          <table:table-cell table:style-name="ce34" office:value-type="string" calcext:value-type="string">
            <text:p>Mat_RackEnclosure_perRack</text:p>
          </table:table-cell>
          <table:table-cell table:style-name="ce42" office:value-type="float" office:value="2000" calcext:value-type="float">
            <text:p>2000</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43]=&quot;Scales with Critical capacity&quot;;1;IF([.D43]=&quot;Scales with Server Power&quot;;1+['TCO Inputs'.$B$22];&quot;Enter VALUE!!&quot;))" office:value-type="float" office:value="1" calcext:value-type="float">
            <text:p>1</text:p>
          </table:table-cell>
          <table:table-cell/>
          <table:table-cell table:formula="of:=[.B43]*['TCO Inputs'.$B$10]/['TCO Inputs'.$B$11]" office:value-type="float" office:value="5000000" calcext:value-type="float">
            <text:p>5,000,000</text:p>
          </table:table-cell>
          <table:table-cell table:formula="of:=[.B43]*['TCO Inputs'.$B$10]/['TCO Inputs'.$B$11]*[.E43]" office:value-type="float" office:value="5000000" calcext:value-type="float">
            <text:p>5,000,000</text:p>
          </table:table-cell>
          <table:table-cell table:number-columns-repeated="248"/>
        </table:table-row>
        <table:table-row table:style-name="ro1">
          <table:table-cell table:style-name="ce34" office:value-type="string" calcext:value-type="string">
            <text:p>Mat_RackPowerDistributionWhips_perRack</text:p>
          </table:table-cell>
          <table:table-cell table:style-name="ce42" office:value-type="float" office:value="800" calcext:value-type="float">
            <text:p>800</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44]=&quot;Scales with Critical capacity&quot;;1;IF([.D44]=&quot;Scales with Server Power&quot;;1+['TCO Inputs'.$B$22];&quot;Enter VALUE!!&quot;))" office:value-type="float" office:value="1" calcext:value-type="float">
            <text:p>1</text:p>
          </table:table-cell>
          <table:table-cell/>
          <table:table-cell table:formula="of:=[.B44]*['TCO Inputs'.$B$10]/['TCO Inputs'.$B$11]" office:value-type="float" office:value="2000000" calcext:value-type="float">
            <text:p>2,000,000</text:p>
          </table:table-cell>
          <table:table-cell table:formula="of:=[.B44]*['TCO Inputs'.$B$10]/['TCO Inputs'.$B$11]*[.E44]" office:value-type="float" office:value="2000000" calcext:value-type="float">
            <text:p>2,000,000</text:p>
          </table:table-cell>
          <table:table-cell table:number-columns-repeated="248"/>
        </table:table-row>
        <table:table-row table:style-name="ro1">
          <table:table-cell table:style-name="ce34" office:value-type="string" calcext:value-type="string">
            <text:p>Lab_RackPowerDistributionWhips_perRack</text:p>
          </table:table-cell>
          <table:table-cell table:style-name="ce42" office:value-type="float" office:value="200" calcext:value-type="float">
            <text:p>200</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45]=&quot;Scales with Critical capacity&quot;;1;IF([.D45]=&quot;Scales with Server Power&quot;;1+['TCO Inputs'.$B$22];&quot;Enter VALUE!!&quot;))" office:value-type="float" office:value="1" calcext:value-type="float">
            <text:p>1</text:p>
          </table:table-cell>
          <table:table-cell/>
          <table:table-cell table:formula="of:=[.B45]*['TCO Inputs'.$B$10]/['TCO Inputs'.$B$11]" office:value-type="float" office:value="500000" calcext:value-type="float">
            <text:p>500,000</text:p>
          </table:table-cell>
          <table:table-cell table:formula="of:=[.B45]*['TCO Inputs'.$B$10]/['TCO Inputs'.$B$11]*[.E45]" office:value-type="float" office:value="500000" calcext:value-type="float">
            <text:p>500,000</text:p>
          </table:table-cell>
          <table:table-cell table:number-columns-repeated="248"/>
        </table:table-row>
        <table:table-row table:style-name="ro1">
          <table:table-cell table:style-name="ce34" office:value-type="string" calcext:value-type="string">
            <text:p>Mat_RackDataCable_perRack</text:p>
          </table:table-cell>
          <table:table-cell table:style-name="ce42" office:value-type="float" office:value="75" calcext:value-type="float">
            <text:p>75</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46]=&quot;Scales with Critical capacity&quot;;1;IF([.D46]=&quot;Scales with Server Power&quot;;1+['TCO Inputs'.$B$22];&quot;Enter VALUE!!&quot;))" office:value-type="float" office:value="1" calcext:value-type="float">
            <text:p>1</text:p>
          </table:table-cell>
          <table:table-cell/>
          <table:table-cell table:formula="of:=[.B46]*['TCO Inputs'.$B$10]/['TCO Inputs'.$B$11]" office:value-type="float" office:value="187500" calcext:value-type="float">
            <text:p>187,500</text:p>
          </table:table-cell>
          <table:table-cell table:formula="of:=[.B46]*['TCO Inputs'.$B$10]/['TCO Inputs'.$B$11]*[.E46]" office:value-type="float" office:value="187500" calcext:value-type="float">
            <text:p>187,500</text:p>
          </table:table-cell>
          <table:table-cell table:number-columns-repeated="248"/>
        </table:table-row>
        <table:table-row table:style-name="ro1">
          <table:table-cell table:style-name="ce34" office:value-type="string" calcext:value-type="string">
            <text:p>Lab_RackDataCable_perRack</text:p>
          </table:table-cell>
          <table:table-cell table:style-name="ce42" office:value-type="float" office:value="125" calcext:value-type="float">
            <text:p>125</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47]=&quot;Scales with Critical capacity&quot;;1;IF([.D47]=&quot;Scales with Server Power&quot;;1+['TCO Inputs'.$B$22];&quot;Enter VALUE!!&quot;))" office:value-type="float" office:value="1" calcext:value-type="float">
            <text:p>1</text:p>
          </table:table-cell>
          <table:table-cell/>
          <table:table-cell table:formula="of:=[.B47]*['TCO Inputs'.$B$10]/['TCO Inputs'.$B$11]" office:value-type="float" office:value="312500" calcext:value-type="float">
            <text:p>312,500</text:p>
          </table:table-cell>
          <table:table-cell table:formula="of:=[.B47]*['TCO Inputs'.$B$10]/['TCO Inputs'.$B$11]*[.E47]" office:value-type="float" office:value="312500" calcext:value-type="float">
            <text:p>312,500</text:p>
          </table:table-cell>
          <table:table-cell table:number-columns-repeated="248"/>
        </table:table-row>
        <table:table-row table:style-name="ro1">
          <table:table-cell/>
          <table:table-cell table:style-name="Default"/>
          <table:table-cell table:number-columns-repeated="254"/>
        </table:table-row>
        <table:table-row table:style-name="ro1">
          <table:table-cell table:style-name="ce33" office:value-type="string" calcext:value-type="string">
            <text:p>Mat_SystemMonitoringCost_perSqft</text:p>
          </table:table-cell>
          <table:table-cell table:style-name="ce41" office:value-type="float" office:value="6.75" calcext:value-type="float">
            <text:p>6.75</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49]=&quot;Scales with Critical capacity&quot;;1;IF([.D49]=&quot;Scales with Server Power&quot;;1+['TCO Inputs'.$B$22];&quot;Enter VALUE!!&quot;))" office:value-type="float" office:value="1" calcext:value-type="float">
            <text:p>1</text:p>
          </table:table-cell>
          <table:table-cell/>
          <table:table-cell table:formula="of:=[.B49]*['TCO Inputs'.$B$10]/['TCO Inputs'.$B$11]*['TCO Inputs'.$B$12]" office:value-type="float" office:value="506250" calcext:value-type="float">
            <text:p>506,250</text:p>
          </table:table-cell>
          <table:table-cell table:formula="of:=[.B49]*['TCO Inputs'.$B$10]/['TCO Inputs'.$B$11]*['TCO Inputs'.$B$12]*[.E49]" office:value-type="float" office:value="506250" calcext:value-type="float">
            <text:p>506,250</text:p>
          </table:table-cell>
          <table:table-cell table:number-columns-repeated="248"/>
        </table:table-row>
        <table:table-row table:style-name="ro1">
          <table:table-cell table:style-name="ce33" office:value-type="string" calcext:value-type="string">
            <text:p>Mat_InternalExternalProjectMgmt_perSqft</text:p>
          </table:table-cell>
          <table:table-cell table:style-name="ce41" office:value-type="float" office:value="26" calcext:value-type="float">
            <text:p>26</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50]=&quot;Scales with Critical capacity&quot;;1;IF([.D50]=&quot;Scales with Server Power&quot;;1+['TCO Inputs'.$B$22];&quot;Enter VALUE!!&quot;))" office:value-type="float" office:value="1" calcext:value-type="float">
            <text:p>1</text:p>
          </table:table-cell>
          <table:table-cell/>
          <table:table-cell table:formula="of:=[.B50]*['TCO Inputs'.$B$10]/['TCO Inputs'.$B$11]*['TCO Inputs'.$B$12]" office:value-type="float" office:value="1950000" calcext:value-type="float">
            <text:p>1,950,000</text:p>
          </table:table-cell>
          <table:table-cell table:formula="of:=[.B50]*['TCO Inputs'.$B$10]/['TCO Inputs'.$B$11]*['TCO Inputs'.$B$12]*[.E50]" office:value-type="float" office:value="1950000" calcext:value-type="float">
            <text:p>1,950,000</text:p>
          </table:table-cell>
          <table:table-cell table:number-columns-repeated="248"/>
        </table:table-row>
        <table:table-row table:style-name="ro1">
          <table:table-cell table:style-name="ce33" office:value-type="string" calcext:value-type="string">
            <text:p>Mat_SpaceLeasing_perSqft</text:p>
          </table:table-cell>
          <table:table-cell table:style-name="ce41" office:value-type="float" office:value="10" calcext:value-type="float">
            <text:p>10</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51]=&quot;Scales with Critical capacity&quot;;1;IF([.D51]=&quot;Scales with Server Power&quot;;1+['TCO Inputs'.$B$22];&quot;Enter VALUE!!&quot;))" office:value-type="float" office:value="1" calcext:value-type="float">
            <text:p>1</text:p>
          </table:table-cell>
          <table:table-cell/>
          <table:table-cell table:formula="of:=[.B51]*['TCO Inputs'.$B$10]/['TCO Inputs'.$B$11]*['TCO Inputs'.$B$12]*['TCO Inputs'.$B$13]" office:value-type="float" office:value="7500000" calcext:value-type="float">
            <text:p>7,500,000</text:p>
          </table:table-cell>
          <table:table-cell table:formula="of:=[.B51]*['TCO Inputs'.$B$10]/['TCO Inputs'.$B$11]*['TCO Inputs'.$B$12]*['TCO Inputs'.$B$13]*[.E51]" office:value-type="float" office:value="7500000" calcext:value-type="float">
            <text:p>7,500,000</text:p>
          </table:table-cell>
          <table:table-cell table:number-columns-repeated="248"/>
        </table:table-row>
        <table:table-row table:style-name="ro1">
          <table:table-cell table:style-name="ce33" office:value-type="string" calcext:value-type="string">
            <text:p>Mat_RaisedFloorCleaning_perSqft</text:p>
          </table:table-cell>
          <table:table-cell table:style-name="ce41" office:value-type="float" office:value="1" calcext:value-type="float">
            <text:p>1</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52]=&quot;Scales with Critical capacity&quot;;1;IF([.D52]=&quot;Scales with Server Power&quot;;1+['TCO Inputs'.$B$22];&quot;Enter VALUE!!&quot;))" office:value-type="float" office:value="1" calcext:value-type="float">
            <text:p>1</text:p>
          </table:table-cell>
          <table:table-cell/>
          <table:table-cell table:formula="of:=[.B52]*['TCO Inputs'.$B$10]/['TCO Inputs'.$B$11]*['TCO Inputs'.$B$12]*['TCO Inputs'.$B$13]" office:value-type="float" office:value="750000" calcext:value-type="float">
            <text:p>750,000</text:p>
          </table:table-cell>
          <table:table-cell table:formula="of:=[.B52]*['TCO Inputs'.$B$10]/['TCO Inputs'.$B$11]*['TCO Inputs'.$B$12]*['TCO Inputs'.$B$13]*[.E52]" office:value-type="float" office:value="750000" calcext:value-type="float">
            <text:p>750,000</text:p>
          </table:table-cell>
          <table:table-cell table:number-columns-repeated="248"/>
        </table:table-row>
        <table:table-row table:style-name="ro1">
          <table:table-cell table:style-name="ce33" office:value-type="string" calcext:value-type="string">
            <text:p>Mat_RoomCleaning_perSqft</text:p>
          </table:table-cell>
          <table:table-cell table:style-name="ce41" office:value-type="float" office:value="0.75" calcext:value-type="float">
            <text:p>0.75</text:p>
          </table:table-cell>
          <table:table-cell/>
          <table:table-cell table:formula="of:=IF(OR(['TCO Inputs'.$B$23]=&quot;Cluster&quot;;['TCO Inputs'.$B$23]=&quot;PDU&quot;);&quot;Scales with Server Power&quot;;&quot;Scales with Critical capacity&quot;)" office:value-type="string" office:string-value="Scales with Critical capacity" calcext:value-type="string">
            <text:p>Scales with Critical capacity</text:p>
          </table:table-cell>
          <table:table-cell table:formula="of:=IF([.D53]=&quot;Scales with Critical capacity&quot;;1;IF([.D53]=&quot;Scales with Server Power&quot;;1+['TCO Inputs'.$B$22];&quot;Enter VALUE!!&quot;))" office:value-type="float" office:value="1" calcext:value-type="float">
            <text:p>1</text:p>
          </table:table-cell>
          <table:table-cell/>
          <table:table-cell table:formula="of:=[.B53]*['TCO Inputs'.$B$10]/['TCO Inputs'.$B$11]*['TCO Inputs'.$B$12]*['TCO Inputs'.$B$13]" office:value-type="float" office:value="562500" calcext:value-type="float">
            <text:p>562,500</text:p>
          </table:table-cell>
          <table:table-cell table:formula="of:=[.B53]*['TCO Inputs'.$B$10]/['TCO Inputs'.$B$11]*['TCO Inputs'.$B$12]*['TCO Inputs'.$B$13]*[.E53]" office:value-type="float" office:value="562500" calcext:value-type="float">
            <text:p>562,500</text:p>
          </table:table-cell>
          <table:table-cell table:number-columns-repeated="248"/>
        </table:table-row>
        <table:table-row table:style-name="ro1">
          <table:table-cell table:style-name="ce32" office:value-type="string" calcext:value-type="string">
            <text:p>Mat_CoolingService_perWatt</text:p>
          </table:table-cell>
          <table:table-cell office:value-type="float" office:value="0.09" calcext:value-type="float">
            <text:p>0.09</text:p>
          </table:table-cell>
          <table:table-cell/>
          <table:table-cell office:value-type="string" calcext:value-type="string">
            <text:p>Scales with Critical capacity</text:p>
          </table:table-cell>
          <table:table-cell table:formula="of:=IF([.D54]=&quot;Scales with Critical capacity&quot;;1;IF([.D54]=&quot;Scales with Server Power&quot;;1+['TCO Inputs'.$B$22];&quot;Enter VALUE!!&quot;))" office:value-type="float" office:value="1" calcext:value-type="float">
            <text:p>1</text:p>
          </table:table-cell>
          <table:table-cell/>
          <table:table-cell table:formula="of:=[.B54]*['TCO Inputs'.$B$10]*['TCO Advanced Inputs'.$B$62]*['TCO Inputs'.$B$13]" office:value-type="float" office:value="10800000" calcext:value-type="float">
            <text:p>10,800,000</text:p>
          </table:table-cell>
          <table:table-cell table:formula="of:=[.B54]*['TCO Inputs'.$B$10]*['TCO Advanced Inputs'.$B$62]*['TCO Inputs'.$B$13]*[.E54]" office:value-type="float" office:value="10800000" calcext:value-type="float">
            <text:p>10,800,000</text:p>
          </table:table-cell>
          <table:table-cell table:number-columns-repeated="248"/>
        </table:table-row>
        <table:table-row table:style-name="ro1">
          <table:table-cell table:style-name="ce32" office:value-type="string" calcext:value-type="string">
            <text:p>Mat_UPSBatteryService_perWatt</text:p>
          </table:table-cell>
          <table:table-cell office:value-type="float" office:value="0.05" calcext:value-type="float">
            <text:p>0.05</text:p>
          </table:table-cell>
          <table:table-cell/>
          <table:table-cell office:value-type="string" calcext:value-type="string">
            <text:p>Scales with Critical capacity</text:p>
          </table:table-cell>
          <table:table-cell table:formula="of:=IF([.D55]=&quot;Scales with Critical capacity&quot;;1;IF([.D55]=&quot;Scales with Server Power&quot;;1+['TCO Inputs'.$B$22];&quot;Enter VALUE!!&quot;))" office:value-type="float" office:value="1" calcext:value-type="float">
            <text:p>1</text:p>
          </table:table-cell>
          <table:table-cell/>
          <table:table-cell table:formula="of:=[.B55]*['TCO Inputs'.$B$10]*['TCO Inputs'.$B$13]" office:value-type="float" office:value="5000000" calcext:value-type="float">
            <text:p>5,000,000</text:p>
          </table:table-cell>
          <table:table-cell table:formula="of:=[.B55]*['TCO Inputs'.$B$10]*['TCO Inputs'.$B$13]*[.E55]" office:value-type="float" office:value="5000000" calcext:value-type="float">
            <text:p>5,000,000</text:p>
          </table:table-cell>
          <table:table-cell table:number-columns-repeated="248"/>
        </table:table-row>
        <table:table-row table:style-name="ro1">
          <table:table-cell table:style-name="ce32" office:value-type="string" calcext:value-type="string">
            <text:p>Mat_GeneratorService_perWatt</text:p>
          </table:table-cell>
          <table:table-cell office:value-type="float" office:value="0.02" calcext:value-type="float">
            <text:p>0.02</text:p>
          </table:table-cell>
          <table:table-cell/>
          <table:table-cell office:value-type="string" calcext:value-type="string">
            <text:p>Scales with Critical capacity</text:p>
          </table:table-cell>
          <table:table-cell table:formula="of:=IF([.D56]=&quot;Scales with Critical capacity&quot;;1;IF([.D56]=&quot;Scales with Server Power&quot;;1+['TCO Inputs'.$B$22];&quot;Enter VALUE!!&quot;))" office:value-type="float" office:value="1" calcext:value-type="float">
            <text:p>1</text:p>
          </table:table-cell>
          <table:table-cell/>
          <table:table-cell table:formula="of:=[.B56]*['TCO Inputs'.$B$10]*['TCO Advanced Inputs'.$B$63]*['TCO Inputs'.$B$13]" office:value-type="float" office:value="5400000" calcext:value-type="float">
            <text:p>5,400,000</text:p>
          </table:table-cell>
          <table:table-cell table:formula="of:=[.B56]*['TCO Inputs'.$B$10]*['TCO Advanced Inputs'.$B$63]*['TCO Inputs'.$B$13]*[.E56]" office:value-type="float" office:value="5400000" calcext:value-type="float">
            <text:p>5,400,000</text:p>
          </table:table-cell>
          <table:table-cell table:number-columns-repeated="248"/>
        </table:table-row>
        <table:table-row table:style-name="ro1">
          <table:table-cell table:style-name="ce32" office:value-type="string" calcext:value-type="string">
            <text:p>Mat_AncillaryService_perWatt</text:p>
          </table:table-cell>
          <table:table-cell office:value-type="float" office:value="0.0149999999999999" calcext:value-type="float">
            <text:p>0.01</text:p>
          </table:table-cell>
          <table:table-cell/>
          <table:table-cell office:value-type="string" calcext:value-type="string">
            <text:p>Scales with Critical capacity</text:p>
          </table:table-cell>
          <table:table-cell table:formula="of:=IF([.D57]=&quot;Scales with Critical capacity&quot;;1;IF([.D57]=&quot;Scales with Server Power&quot;;1+['TCO Inputs'.$B$22];&quot;Enter VALUE!!&quot;))" office:value-type="float" office:value="1" calcext:value-type="float">
            <text:p>1</text:p>
          </table:table-cell>
          <table:table-cell/>
          <table:table-cell table:formula="of:=[.B57]*['TCO Inputs'.$B$10]*['TCO Inputs'.$B$13]" office:value-type="float" office:value="1499999.99999999" calcext:value-type="float">
            <text:p>1,500,000</text:p>
          </table:table-cell>
          <table:table-cell table:formula="of:=[.B57]*['TCO Inputs'.$B$10]*['TCO Inputs'.$B$13]*[.E57]" office:value-type="float" office:value="1499999.99999999" calcext:value-type="float">
            <text:p>1,500,000</text:p>
          </table:table-cell>
          <table:table-cell table:number-columns-repeated="248"/>
        </table:table-row>
        <table:table-row table:style-name="ro1">
          <table:table-cell table:style-name="ce32" office:value-type="string" calcext:value-type="string">
            <text:p>Mat_PowerDistributionUnitsService_perWatt</text:p>
          </table:table-cell>
          <table:table-cell office:value-type="float" office:value="0.01" calcext:value-type="float">
            <text:p>0.01</text:p>
          </table:table-cell>
          <table:table-cell/>
          <table:table-cell office:value-type="string" calcext:value-type="string">
            <text:p>Scales with Critical capacity</text:p>
          </table:table-cell>
          <table:table-cell table:formula="of:=IF([.D58]=&quot;Scales with Critical capacity&quot;;1;IF([.D58]=&quot;Scales with Server Power&quot;;1+['TCO Inputs'.$B$22];&quot;Enter VALUE!!&quot;))" office:value-type="float" office:value="1" calcext:value-type="float">
            <text:p>1</text:p>
          </table:table-cell>
          <table:table-cell/>
          <table:table-cell table:formula="of:=[.B58]*['TCO Inputs'.$B$10]*['TCO Inputs'.$B$13]" office:value-type="float" office:value="1000000" calcext:value-type="float">
            <text:p>1,000,000</text:p>
          </table:table-cell>
          <table:table-cell table:formula="of:=[.B58]*['TCO Inputs'.$B$10]*['TCO Inputs'.$B$13]*[.E58]" office:value-type="float" office:value="1000000" calcext:value-type="float">
            <text:p>1,000,000</text:p>
          </table:table-cell>
          <table:table-cell table:number-columns-repeated="248"/>
        </table:table-row>
        <table:table-row table:style-name="ro1">
          <table:table-cell office:value-type="string" calcext:value-type="string">
            <text:p>Lighting_WattsperSqft</text:p>
          </table:table-cell>
          <table:table-cell table:style-name="ce7" office:value-type="float" office:value="2" calcext:value-type="float">
            <text:p>2</text:p>
          </table:table-cell>
          <table:table-cell/>
          <table:table-cell office:value-type="string" calcext:value-type="string">
            <text:p>Scales with Critical capacity</text:p>
          </table:table-cell>
          <table:table-cell table:formula="of:=IF([.D59]=&quot;Scales with Critical capacity&quot;;1;IF([.D59]=&quot;Scales with Server Power&quot;;1+['TCO Inputs'.$B$22];&quot;Enter VALUE!!&quot;))" office:value-type="float" office:value="1" calcext:value-type="float">
            <text:p>1</text:p>
          </table:table-cell>
          <table:table-cell/>
          <table:table-cell table:formula="of:=[.B59]*['TCO Inputs'.$B$10]/['TCO Inputs'.$B$11]*['TCO Inputs'.$B$12]*['TCO Inputs'.$B$13]*360*24/1000*['TCO Inputs'.$B$20]" office:value-type="float" office:value="609120" calcext:value-type="float">
            <text:p>609,120</text:p>
          </table:table-cell>
          <table:table-cell table:formula="of:=[.B59]*['TCO Inputs'.$B$10]/['TCO Inputs'.$B$11]*['TCO Inputs'.$B$12]*['TCO Inputs'.$B$13]*360*24/1000*['TCO Inputs'.$B$20]*[.E59]" office:value-type="float" office:value="609120" calcext:value-type="float">
            <text:p>609,120</text:p>
          </table:table-cell>
          <table:table-cell table:number-columns-repeated="248"/>
        </table:table-row>
        <table:table-row table:style-name="ro1">
          <table:table-cell office:value-type="string" calcext:value-type="string">
            <office:annotation draw:style-name="gr13" draw:text-style-name="P1" svg:width="1.3335in" svg:height="3.5004in" svg:x="0.8228in" svg:y="10.3437in" draw:caption-point-x="2.6937in" draw:caption-point-y="-0.5067in">
              <dc:date>1899-12-30T00:00:00</dc:date>
              <text:p text:style-name="P1"><text:span text:style-name="T1">Gets discrete values according to critical capacity</text:span></text:p>
              <text:p text:style-name="P1"/>
              <text:p text:style-name="P1"><text:span text:style-name="T1">crit.cap &lt; 1MW --&gt; cost = 0</text:span></text:p>
              <text:p text:style-name="P1"><text:span text:style-name="T1">1MW &lt; crit.cap &lt; 20MW --&gt; cost = 1.86M $</text:span></text:p>
              <text:p text:style-name="P1"><text:span text:style-name="T1">20MW &lt; crit.cap --&gt; cost = 2.01M $</text:span></text:p>
              <text:p text:style-name="P1"><text:span text:style-name="T1">Estimated for a 115kV -&gt; 12.5 kV converting substation.</text:span></text:p>
              <text:p text:style-name="P1"><text:span text:style-name="T1">[Electric Power Substation Capital Costs, www.osti.gov/bridge/product.biblio.jsp?osti_id=645480]</text:span></text:p>
              <text:p text:style-name="P1"/>
            </office:annotation>
            <text:p>Electrical Substation Cost</text:p>
          </table:table-cell>
          <table:table-cell table:style-name="Default"/>
          <table:table-cell/>
          <table:table-cell office:value-type="string" calcext:value-type="string">
            <text:p>Scales with Critical capacity</text:p>
          </table:table-cell>
          <table:table-cell table:formula="of:=IF([.D60]=&quot;Scales with Critical capacity&quot;;1;IF([.D60]=&quot;Scales with Server Power&quot;;1+['TCO Inputs'.$B$22];&quot;Enter VALUE!!&quot;))" office:value-type="float" office:value="1" calcext:value-type="float">
            <text:p>1</text:p>
          </table:table-cell>
          <table:table-cell/>
          <table:table-cell table:formula="of:=IF(['TCO Inputs'.B10]&lt;1000000;0;IF(['TCO Inputs'.B10]&lt;25000000;1860000;2010000))" office:value-type="float" office:value="1860000" calcext:value-type="float">
            <text:p>1,860,000</text:p>
          </table:table-cell>
          <table:table-cell table:formula="of:=IF(['TCO Inputs'.B10]&lt;1000000;0;IF(['TCO Inputs'.B10]&lt;25000000;1860000;2010000))" office:value-type="float" office:value="1860000" calcext:value-type="float">
            <text:p>1,860,000</text:p>
          </table:table-cell>
          <table:table-cell table:number-columns-repeated="248"/>
        </table:table-row>
        <table:table-row table:style-name="ro1">
          <table:table-cell/>
          <table:table-cell table:style-name="Default"/>
          <table:table-cell table:number-columns-repeated="5"/>
          <table:table-cell table:style-name="ce2"/>
          <table:table-cell table:number-columns-repeated="248"/>
        </table:table-row>
        <table:table-row table:style-name="ro1">
          <table:table-cell office:value-type="string" calcext:value-type="string">
            <text:p>CracSizingvsLoad</text:p>
          </table:table-cell>
          <table:table-cell table:style-name="ce7" office:value-type="float" office:value="1.2" calcext:value-type="float">
            <text:p>1.2</text:p>
          </table:table-cell>
          <table:table-cell table:number-columns-repeated="3"/>
          <table:table-cell table:style-name="ce2" office:value-type="string" calcext:value-type="string">
            <text:p>Total</text:p>
          </table:table-cell>
          <table:table-cell table:formula="of:=SUM([.G12:.G60])" office:value-type="float" office:value="100427870" calcext:value-type="float">
            <text:p>100,427,870</text:p>
          </table:table-cell>
          <table:table-cell table:style-name="ce2"/>
          <table:table-cell table:number-columns-repeated="248"/>
        </table:table-row>
        <table:table-row table:style-name="ro1">
          <table:table-cell office:value-type="string" calcext:value-type="string">
            <text:p>GeneratorSizingvsLoad</text:p>
          </table:table-cell>
          <table:table-cell table:style-name="ce7" office:value-type="float" office:value="2.7" calcext:value-type="float">
            <text:p>2.7</text:p>
          </table:table-cell>
          <table:table-cell table:number-columns-repeated="4"/>
          <table:table-cell table:style-name="ce2" table:number-columns-repeated="2"/>
          <table:table-cell table:number-columns-repeated="248"/>
        </table:table-row>
        <table:table-row table:style-name="ro1" table:number-rows-repeated="2">
          <table:table-cell/>
          <table:table-cell table:style-name="Default"/>
          <table:table-cell table:number-columns-repeated="4"/>
          <table:table-cell table:style-name="ce2" table:number-columns-repeated="2"/>
          <table:table-cell table:number-columns-repeated="248"/>
        </table:table-row>
        <table:table-row table:style-name="ro1">
          <table:table-cell table:style-name="ce1" office:value-type="string" calcext:value-type="string">
            <text:p>Costs grouped according to how they scale</text:p>
          </table:table-cell>
          <table:table-cell table:style-name="ce43"/>
          <table:table-cell table:number-columns-repeated="4"/>
          <table:table-cell table:style-name="ce2" table:number-columns-repeated="2"/>
          <table:table-cell table:number-columns-repeated="248"/>
        </table:table-row>
        <table:table-row table:style-name="ro1">
          <table:table-cell office:value-type="string" calcext:value-type="string">
            <text:p>per watt</text:p>
          </table:table-cell>
          <table:table-cell table:style-name="ce43" table:formula="of:=SUM(['TCO Advanced Inputs'.G12:.G31];['TCO Advanced Inputs'.G54:.G58])" office:value-type="float" office:value="70740000" calcext:value-type="float">
            <text:p>70,740,000</text:p>
          </table:table-cell>
          <table:table-cell table:number-columns-repeated="4"/>
          <table:table-cell table:style-name="ce2" table:number-columns-repeated="2"/>
          <table:table-cell table:number-columns-repeated="248"/>
        </table:table-row>
        <table:table-row table:style-name="ro1">
          <table:table-cell office:value-type="string" calcext:value-type="string">
            <text:p>per sqft</text:p>
          </table:table-cell>
          <table:table-cell table:style-name="ce43" table:formula="of:=SUM(['TCO Advanced Inputs'.G33:.G41];['TCO Advanced Inputs'.G49:.G53])" office:value-type="float" office:value="19218750" calcext:value-type="float">
            <text:p>19,218,750</text:p>
          </table:table-cell>
          <table:table-cell table:number-columns-repeated="4"/>
          <table:table-cell table:style-name="ce2" table:number-columns-repeated="2"/>
          <table:table-cell table:number-columns-repeated="248"/>
        </table:table-row>
        <table:table-row table:style-name="ro1">
          <table:table-cell office:value-type="string" calcext:value-type="string">
            <text:p>per rack </text:p>
          </table:table-cell>
          <table:table-cell table:style-name="ce43" table:formula="of:=SUM(['TCO Advanced Inputs'.G43:.G47])" office:value-type="float" office:value="8000000" calcext:value-type="float">
            <text:p>8,000,000</text:p>
          </table:table-cell>
          <table:table-cell table:number-columns-repeated="4"/>
          <table:table-cell table:style-name="ce2" table:number-columns-repeated="2"/>
          <table:table-cell table:number-columns-repeated="248"/>
        </table:table-row>
        <table:table-row table:style-name="ro1">
          <table:table-cell office:value-type="string" calcext:value-type="string">
            <text:p>lighting</text:p>
          </table:table-cell>
          <table:table-cell table:style-name="ce43" table:formula="of:=['TCO Advanced Inputs'.G59]" office:value-type="float" office:value="609120" calcext:value-type="float">
            <text:p>609,120</text:p>
          </table:table-cell>
          <table:table-cell table:number-columns-repeated="4"/>
          <table:table-cell table:style-name="ce2" table:number-columns-repeated="2"/>
          <table:table-cell table:number-columns-repeated="248"/>
        </table:table-row>
        <table:table-row table:style-name="ro1">
          <table:table-cell/>
          <table:table-cell table:style-name="ce43"/>
          <table:table-cell table:number-columns-repeated="4"/>
          <table:table-cell table:style-name="ce2" table:number-columns-repeated="2"/>
          <table:table-cell table:number-columns-repeated="248"/>
        </table:table-row>
      </table:table>
      <table:table table:name="TCO Outputs" table:style-name="ta3" table:print="false">
        <office:forms form:automatic-focus="false" form:apply-design-mode="false"/>
        <table:table-column table:style-name="co13" table:default-cell-style-name="ce15"/>
        <table:table-column table:style-name="co14" table:default-cell-style-name="ce45"/>
        <table:table-column table:style-name="co15" table:default-cell-style-name="ce2"/>
        <table:table-column table:style-name="co11" table:default-cell-style-name="ce2"/>
        <table:table-column table:style-name="co16" table:default-cell-style-name="ce2"/>
        <table:table-column table:style-name="co3" table:default-cell-style-name="Default"/>
        <table:table-column table:style-name="co3" table:default-cell-style-name="ce2"/>
        <table:table-column table:style-name="co17" table:default-cell-style-name="ce45"/>
        <table:table-column table:style-name="co3" table:number-columns-repeated="3" table:default-cell-style-name="Default"/>
        <table:table-column table:style-name="co18" table:default-cell-style-name="ce2"/>
        <table:table-column table:style-name="co7" table:number-columns-repeated="244" table:default-cell-style-name="Default"/>
        <table:table-row table:style-name="ro1">
          <table:table-cell table:style-name="ce14" office:value-type="string" calcext:value-type="string">
            <text:p>Total Cost of Ownership NO Oversubscription (Distributed LA UPS)</text:p>
          </table:table-cell>
          <table:table-cell table:style-name="ce2"/>
          <table:table-cell table:number-columns-repeated="4"/>
          <table:table-cell table:style-name="ce1" office:value-type="string" calcext:value-type="string">
            <text:p>Total Cost of Ownership WITH Oversubscription</text:p>
          </table:table-cell>
          <table:table-cell table:style-name="ce2"/>
          <table:table-cell table:number-columns-repeated="248"/>
        </table:table-row>
        <table:table-row table:style-name="ro1">
          <table:table-cell table:style-name="ce14"/>
          <table:table-cell table:style-name="ce2" office:value-type="string" calcext:value-type="string">
            <text:p>TCO</text:p>
          </table:table-cell>
          <table:table-cell office:value-type="string" calcext:value-type="string">
            <text:p>TCO/Month</text:p>
          </table:table-cell>
          <table:table-cell office:value-type="string" calcext:value-type="string">
            <text:p>TCO/Month/server</text:p>
          </table:table-cell>
          <table:table-cell office:value-type="string" calcext:value-type="string">
            <text:p>Trend with server oversubscription</text:p>
          </table:table-cell>
          <table:table-cell/>
          <table:table-cell table:style-name="Default"/>
          <table:table-cell table:style-name="ce2" office:value-type="string" calcext:value-type="string">
            <text:p>TCO oversub.</text:p>
          </table:table-cell>
          <table:table-cell table:style-name="ce2" office:value-type="string" calcext:value-type="string">
            <text:p>TCO/Month</text:p>
          </table:table-cell>
          <table:table-cell table:style-name="ce2" office:value-type="string" calcext:value-type="string">
            <text:p>TCO/Month/server</text:p>
          </table:table-cell>
          <table:table-cell table:number-columns-repeated="246"/>
        </table:table-row>
        <table:table-row table:style-name="ro1">
          <table:table-cell office:value-type="string" calcext:value-type="string">
            <office:annotation draw:style-name="gr5" draw:text-style-name="P1" svg:width="1.3335in" svg:height="0.3902in" svg:x="0.8228in" svg:y="0.25in" draw:caption-point-x="0.5898in" draw:caption-point-y="0.087in">
              <dc:date>1899-12-30T00:00:00</dc:date>
              <text:p text:style-name="P1"><text:span text:style-name="T1">Space cost without CLEAINING</text:span></text:p>
            </office:annotation>
            <text:p>Facility Space</text:p>
          </table:table-cell>
          <table:table-cell table:style-name="ce43" table:formula="of:=[Validation.B7]-['TCO Advanced Inputs'.G52]-['TCO Advanced Inputs'.G53]" office:value-type="float" office:value="11625000" calcext:value-type="float">
            <text:p>11,625,000</text:p>
          </table:table-cell>
          <table:table-cell table:style-name="ce43" table:formula="of:=[.B3]/['TCO Inputs'.$B$13]/12" office:value-type="float" office:value="96875" calcext:value-type="float">
            <text:p>96,875</text:p>
          </table:table-cell>
          <table:table-cell table:style-name="ce46" table:formula="of:=[.B3]/['TCO Inputs'.$E$10]/12/['TCO Inputs'.$B$13]" office:value-type="float" office:value="2.90915915915916" calcext:value-type="float">
            <text:p>2.91</text:p>
          </table:table-cell>
          <table:table-cell office:value-type="string" calcext:value-type="string">
            <text:p>Decreasing</text:p>
          </table:table-cell>
          <table:table-cell/>
          <table:table-cell office:value-type="string" calcext:value-type="string">
            <office:annotation draw:style-name="gr5" draw:text-style-name="P1" svg:width="1.3335in" svg:height="0.3902in" svg:x="4.8228in" svg:y="0.25in" draw:caption-point-x="2.6417in" draw:caption-point-y="0.087in">
              <dc:date>1899-12-30T00:00:00</dc:date>
              <text:p text:style-name="P1"><text:span text:style-name="T1">Space cost without CLEAINING</text:span></text:p>
            </office:annotation>
            <text:p>Facility Space</text:p>
          </table:table-cell>
          <table:table-cell table:style-name="ce47" table:formula="of:=SUM(['TCO Advanced Inputs'.H51]+['TCO Advanced Inputs'.H33]+['TCO Advanced Inputs'.H52]+['TCO Advanced Inputs'.H53]+['TCO Advanced Inputs'.H37])-['TCO Advanced Inputs'.H52]-['TCO Advanced Inputs'.H53]" office:value-type="float" office:value="11625000" calcext:value-type="float">
            <text:p>11,625,000.00</text:p>
          </table:table-cell>
          <table:table-cell table:style-name="ce43" table:formula="of:=[.H3]/['TCO Inputs'.$B$13]/12" office:value-type="float" office:value="96875" calcext:value-type="float">
            <text:p>96,875</text:p>
          </table:table-cell>
          <table:table-cell table:style-name="ce46" table:formula="of:=[.H3]/['TCO Inputs'.$E$11]/12/['TCO Inputs'.$B$13]" office:value-type="float" office:value="2.66895335702675" calcext:value-type="float">
            <text:p>2.67</text:p>
          </table:table-cell>
          <table:table-cell table:number-columns-repeated="246"/>
        </table:table-row>
        <table:table-row table:style-name="ro1">
          <table:table-cell office:value-type="string" calcext:value-type="string">
            <office:annotation draw:style-name="gr7" draw:text-style-name="P1" svg:width="1.3335in" svg:height="0.7012in" svg:x="0.8228in" svg:y="0.4272in" draw:caption-point-x="0.5898in" draw:caption-point-y="0.0768in">
              <dc:date>1899-12-30T00:00:00</dc:date>
              <text:p text:style-name="P1"><text:span text:style-name="T1">Estimated as the cost of per server lead acid batteries (2$/Ah x 3.2Ah)</text:span></text:p>
            </office:annotation>
            <text:p>UPS</text:p>
          </table:table-cell>
          <table:table-cell table:style-name="ce43" table:formula="of:=2*3.2*['TCO Inputs'.E10]*['TCO Inputs'.B13]/['TCO Inputs'.B16]" office:value-type="float" office:value="532800" calcext:value-type="float">
            <text:p>532,800</text:p>
          </table:table-cell>
          <table:table-cell table:style-name="ce43" table:formula="of:=[.B4]/['TCO Inputs'.$B$13]/12" office:value-type="float" office:value="4440" calcext:value-type="float">
            <text:p>4,440</text:p>
          </table:table-cell>
          <table:table-cell table:style-name="ce46" table:formula="of:=[.B4]/['TCO Inputs'.$E$10]/12/['TCO Inputs'.$B$13]" office:value-type="float" office:value="0.133333333333333" calcext:value-type="float">
            <text:p>0.13</text:p>
          </table:table-cell>
          <table:table-cell office:value-type="string" calcext:value-type="string">
            <text:p>Constant</text:p>
          </table:table-cell>
          <table:table-cell/>
          <table:table-cell office:value-type="string" calcext:value-type="string">
            <office:annotation draw:style-name="gr7" draw:text-style-name="P1" svg:width="1.3335in" svg:height="0.7012in" svg:x="4.8228in" svg:y="0.4272in" draw:caption-point-x="2.6417in" draw:caption-point-y="0.0768in">
              <dc:date>1899-12-30T00:00:00</dc:date>
              <text:p text:style-name="P1"><text:span text:style-name="T1">Estimated as the cost of per server LFP batteries (5$/Ah x 40 Ah)</text:span></text:p>
            </office:annotation>
            <text:p>UPS LFP</text:p>
          </table:table-cell>
          <table:table-cell table:style-name="ce48" office:value-type="float" office:value="456000" calcext:value-type="float">
            <text:p>456,000</text:p>
          </table:table-cell>
          <table:table-cell table:style-name="ce43" table:formula="of:=[.H4]/['TCO Inputs'.$B$13]/12" office:value-type="float" office:value="3800" calcext:value-type="float">
            <text:p>3,800</text:p>
          </table:table-cell>
          <table:table-cell table:style-name="ce46" table:formula="of:=[.H4]/['TCO Inputs'.$E$11]/12/['TCO Inputs'.$B$13]" office:value-type="float" office:value="0.104691847811114" calcext:value-type="float">
            <text:p>0.10</text:p>
          </table:table-cell>
          <table:table-cell table:number-columns-repeated="246"/>
        </table:table-row>
        <table:table-row table:style-name="ro1">
          <table:table-cell office:value-type="string" calcext:value-type="string">
            <office:annotation draw:style-name="gr12" draw:text-style-name="P1" svg:width="1.3335in" svg:height="0.8567in" svg:x="0.8228in" svg:y="0.6043in" draw:caption-point-x="0.5898in" draw:caption-point-y="0.0661in">
              <dc:date>1899-12-30T00:00:00</dc:date>
              <text:p text:style-name="P1"><text:span text:style-name="T1">Power Infrastructure with Electical Substation cost, without centralized UPS</text:span></text:p>
            </office:annotation>
            <text:p>Power Infrastructure</text:p>
          </table:table-cell>
          <table:table-cell table:style-name="ce43" table:formula="of:=[Validation.B2]-['TCO Advanced Inputs'.G12]-['TCO Advanced Inputs'.G13]+['TCO Advanced Inputs'.G60]" office:value-type="float" office:value="20310000" calcext:value-type="float">
            <text:p>20,310,000</text:p>
          </table:table-cell>
          <table:table-cell table:style-name="ce43" table:formula="of:=[.B5]/['TCO Inputs'.$B$13]/12" office:value-type="float" office:value="169250" calcext:value-type="float">
            <text:p>169,250</text:p>
          </table:table-cell>
          <table:table-cell table:style-name="ce46" table:formula="of:=[.B5]/['TCO Inputs'.$E$10]/12/['TCO Inputs'.$B$13]" office:value-type="float" office:value="5.08258258258258" calcext:value-type="float">
            <text:p>5.08</text:p>
          </table:table-cell>
          <table:table-cell office:value-type="string" calcext:value-type="string">
            <text:p>Decreasing</text:p>
          </table:table-cell>
          <table:table-cell/>
          <table:table-cell office:value-type="string" calcext:value-type="string">
            <office:annotation draw:style-name="gr12" draw:text-style-name="P1" svg:width="1.3335in" svg:height="0.8567in" svg:x="4.8228in" svg:y="0.6043in" draw:caption-point-x="2.6417in" draw:caption-point-y="0.0661in">
              <dc:date>1899-12-30T00:00:00</dc:date>
              <text:p text:style-name="P1"><text:span text:style-name="T1">Power Infrastructure with Electical Substation cost, without centralized UPS</text:span></text:p>
            </office:annotation>
            <text:p>Power Infrastructure</text:p>
          </table:table-cell>
          <table:table-cell table:style-name="ce47" table:formula="of:=SUM(['TCO Advanced Inputs'.H44];['TCO Advanced Inputs'.H25];['TCO Advanced Inputs'.H21];['TCO Advanced Inputs'.H17];['TCO Advanced Inputs'.H12];['TCO Advanced Inputs'.H13])-['TCO Advanced Inputs'.H12]-['TCO Advanced Inputs'.H13]+['TCO Advanced Inputs'.H60]" office:value-type="float" office:value="20310000" calcext:value-type="float">
            <text:p>20,310,000.00</text:p>
          </table:table-cell>
          <table:table-cell table:style-name="ce43" table:formula="of:=[.H5]/['TCO Inputs'.$B$13]/12" office:value-type="float" office:value="169250" calcext:value-type="float">
            <text:p>169,250</text:p>
          </table:table-cell>
          <table:table-cell table:style-name="ce46" table:formula="of:=[.H5]/['TCO Inputs'.$E$11]/12/['TCO Inputs'.$B$13]" office:value-type="float" office:value="4.66291980053448" calcext:value-type="float">
            <text:p>4.66</text:p>
          </table:table-cell>
          <table:table-cell table:number-columns-repeated="246"/>
        </table:table-row>
        <table:table-row table:style-name="ro1">
          <table:table-cell office:value-type="string" calcext:value-type="string">
            <text:p>Cooling Infrastructure</text:p>
          </table:table-cell>
          <table:table-cell table:style-name="ce43" table:formula="of:=[Validation.B3]" office:value-type="float" office:value="8400000" calcext:value-type="float">
            <text:p>8,400,000</text:p>
          </table:table-cell>
          <table:table-cell table:style-name="ce43" table:formula="of:=[.B6]/['TCO Inputs'.$B$13]/12" office:value-type="float" office:value="70000" calcext:value-type="float">
            <text:p>70,000</text:p>
          </table:table-cell>
          <table:table-cell table:style-name="ce46" table:formula="of:=[.B6]/['TCO Inputs'.$E$10]/12/['TCO Inputs'.$B$13]" office:value-type="float" office:value="2.1021021021021" calcext:value-type="float">
            <text:p>2.10</text:p>
          </table:table-cell>
          <table:table-cell office:value-type="string" calcext:value-type="string">
            <text:p>Decreasing</text:p>
          </table:table-cell>
          <table:table-cell/>
          <table:table-cell office:value-type="string" calcext:value-type="string">
            <text:p>Cooling Infrastructure w PCM</text:p>
          </table:table-cell>
          <table:table-cell table:style-name="ce47" table:formula="of:=SUM(['TCO Advanced Inputs'.H29]+300000)" office:value-type="float" office:value="8700000" calcext:value-type="float">
            <text:p>8,700,000.00</text:p>
          </table:table-cell>
          <table:table-cell table:style-name="ce43" table:formula="of:=[.H6]/['TCO Inputs'.$B$13]/12" office:value-type="float" office:value="72500" calcext:value-type="float">
            <text:p>72,500</text:p>
          </table:table-cell>
          <table:table-cell table:style-name="ce46" table:formula="of:=[.H6]/['TCO Inputs'.$E$11]/12/['TCO Inputs'.$B$13]" office:value-type="float" office:value="1.99741025429099" calcext:value-type="float">
            <text:p>2.00</text:p>
          </table:table-cell>
          <table:table-cell table:number-columns-repeated="246"/>
        </table:table-row>
        <table:table-row table:style-name="ro1">
          <table:table-cell office:value-type="string" calcext:value-type="string">
            <text:p>Rest</text:p>
          </table:table-cell>
          <table:table-cell table:style-name="ce43" table:formula="of:=SUM([Validation.B8];[Validation.B4];[Validation.B6];[Validation.B9])" office:value-type="float" office:value="30671250" calcext:value-type="float">
            <text:p>30,671,250</text:p>
          </table:table-cell>
          <table:table-cell table:style-name="ce43" table:formula="of:=[.B7]/['TCO Inputs'.$B$13]/12" office:value-type="float" office:value="255593.75" calcext:value-type="float">
            <text:p>255,594</text:p>
          </table:table-cell>
          <table:table-cell table:style-name="ce46" table:formula="of:=[.B7]/['TCO Inputs'.$E$10]/12/['TCO Inputs'.$B$13]" office:value-type="float" office:value="7.67548798798799" calcext:value-type="float">
            <text:p>7.68</text:p>
          </table:table-cell>
          <table:table-cell office:value-type="string" calcext:value-type="string">
            <text:p>Decreasing</text:p>
          </table:table-cell>
          <table:table-cell/>
          <table:table-cell office:value-type="string" calcext:value-type="string">
            <text:p>Rest</text:p>
          </table:table-cell>
          <table:table-cell table:style-name="ce47" table:formula="of:=SUM(['TCO Advanced Inputs'.H41];['TCO Advanced Inputs'.H45];['TCO Advanced Inputs'.H30];['TCO Advanced Inputs'.H31];['TCO Advanced Inputs'.H47];['TCO Advanced Inputs'.H38];['TCO Advanced Inputs'.H39];['TCO Advanced Inputs'.H34];['TCO Advanced Inputs'.H35];['TCO Advanced Inputs'.H26];['TCO Advanced Inputs'.H27];['TCO Advanced Inputs'.H22];['TCO Advanced Inputs'.H23];['TCO Advanced Inputs'.H18];['TCO Advanced Inputs'.H19];['TCO Advanced Inputs'.H14];['TCO Advanced Inputs'.H15])+SUM(['TCO Advanced Inputs'.H43];['TCO Advanced Inputs'.H46])+SUM(['TCO Advanced Inputs'.H49])+SUM(['TCO Advanced Inputs'.H50])" office:value-type="float" office:value="30671250" calcext:value-type="float">
            <text:p>30,671,250.00</text:p>
          </table:table-cell>
          <table:table-cell table:style-name="ce43" table:formula="of:=[.H7]/['TCO Inputs'.$B$13]/12" office:value-type="float" office:value="255593.75" calcext:value-type="float">
            <text:p>255,594</text:p>
          </table:table-cell>
          <table:table-cell table:style-name="ce46" table:formula="of:=[.H7]/['TCO Inputs'.$E$11]/12/['TCO Inputs'.$B$13]" office:value-type="float" office:value="7.04173209907155" calcext:value-type="float">
            <text:p>7.04</text:p>
          </table:table-cell>
          <table:table-cell table:number-columns-repeated="246"/>
        </table:table-row>
        <table:table-row table:style-name="ro1">
          <table:table-cell office:value-type="string" calcext:value-type="string">
            <office:annotation draw:style-name="gr5" draw:text-style-name="P1" svg:width="1.3335in" svg:height="0.3902in" svg:x="0.8228in" svg:y="1.1354in" draw:caption-point-x="0.5898in" draw:caption-point-y="0.035in">
              <dc:date>1899-12-30T00:00:00</dc:date>
              <text:p text:style-name="P1"><text:span text:style-name="T1">Includes service and lighting</text:span></text:p>
            </office:annotation>
            <text:p>DC opex</text:p>
          </table:table-cell>
          <table:table-cell table:style-name="ce43" table:formula="of:=SUM(['TCO Advanced Inputs'.G52:.G59])" office:value-type="float" office:value="25621620" calcext:value-type="float">
            <text:p>25,621,620</text:p>
          </table:table-cell>
          <table:table-cell table:style-name="ce43" table:formula="of:=[.B8]/['TCO Inputs'.$B$13]/12" office:value-type="float" office:value="213513.5" calcext:value-type="float">
            <text:p>213,514</text:p>
          </table:table-cell>
          <table:table-cell table:style-name="ce46" table:formula="of:=[.B8]/['TCO Inputs'.$E$10]/12/['TCO Inputs'.$B$13]" office:value-type="float" office:value="6.41181681681681" calcext:value-type="float">
            <text:p>6.41</text:p>
          </table:table-cell>
          <table:table-cell office:value-type="string" calcext:value-type="string">
            <text:p>Decreasing</text:p>
          </table:table-cell>
          <table:table-cell/>
          <table:table-cell office:value-type="string" calcext:value-type="string">
            <office:annotation draw:style-name="gr5" draw:text-style-name="P1" svg:width="1.3335in" svg:height="0.3902in" svg:x="4.8228in" svg:y="1.1354in" draw:caption-point-x="2.6417in" draw:caption-point-y="0.035in">
              <dc:date>1899-12-30T00:00:00</dc:date>
              <text:p text:style-name="P1"><text:span text:style-name="T1">Includes service and lighting</text:span></text:p>
            </office:annotation>
            <text:p>DC opex</text:p>
          </table:table-cell>
          <table:table-cell table:style-name="ce47" table:formula="of:=SUM(['TCO Advanced Inputs'.H52:.H59])" office:value-type="float" office:value="25621620" calcext:value-type="float">
            <text:p>25,621,620.00</text:p>
          </table:table-cell>
          <table:table-cell table:style-name="ce43" table:formula="of:=[.H8]/['TCO Inputs'.$B$13]/12" office:value-type="float" office:value="213513.5" calcext:value-type="float">
            <text:p>213,514</text:p>
          </table:table-cell>
          <table:table-cell table:style-name="ce46" table:formula="of:=[.H8]/['TCO Inputs'.$E$11]/12/['TCO Inputs'.$B$13]" office:value-type="float" office:value="5.88240074937322" calcext:value-type="float">
            <text:p>5.88</text:p>
          </table:table-cell>
          <table:table-cell table:number-columns-repeated="246"/>
        </table:table-row>
        <table:table-row table:style-name="ro1">
          <table:table-cell office:value-type="string" calcext:value-type="string">
            <text:p>Server Depreciation</text:p>
          </table:table-cell>
          <table:table-cell table:style-name="ce43" table:formula="of:=['TCO Inputs'.E10]*['TCO Inputs'.B15]*['TCO Inputs'.B13]/['TCO Inputs'.B16]" office:value-type="float" office:value="66433500" calcext:value-type="float">
            <text:p>66,433,500</text:p>
          </table:table-cell>
          <table:table-cell table:style-name="ce43" table:formula="of:=[.B9]/['TCO Inputs'.$B$13]/12" office:value-type="float" office:value="553612.5" calcext:value-type="float">
            <text:p>553,613</text:p>
          </table:table-cell>
          <table:table-cell table:style-name="ce46" table:formula="of:=[.B9]/['TCO Inputs'.$E$10]/12/['TCO Inputs'.$B$13]" office:value-type="float" office:value="16.625" calcext:value-type="float">
            <text:p>16.63</text:p>
          </table:table-cell>
          <table:table-cell office:value-type="string" calcext:value-type="string">
            <text:p>Constant</text:p>
          </table:table-cell>
          <table:table-cell/>
          <table:table-cell office:value-type="string" calcext:value-type="string">
            <text:p>Server Depreciation</text:p>
          </table:table-cell>
          <table:table-cell table:style-name="ce47" table:formula="of:=['TCO Inputs'.E10]*['TCO Inputs'.B15]*['TCO Inputs'.B13]/['TCO Inputs'.B16]*(['TCO Inputs'.$E11]/['TCO Inputs'.$E10])" office:value-type="float" office:value="72412515" calcext:value-type="float">
            <text:p>72,412,515.00</text:p>
          </table:table-cell>
          <table:table-cell table:style-name="ce43" table:formula="of:=[.H9]/['TCO Inputs'.$B$13]/12" office:value-type="float" office:value="603437.625" calcext:value-type="float">
            <text:p>603,438</text:p>
          </table:table-cell>
          <table:table-cell table:style-name="ce46" table:formula="of:=[.H9]/['TCO Inputs'.$E$11]/12/['TCO Inputs'.$B$13]" office:value-type="float" office:value="16.625" calcext:value-type="float">
            <text:p>16.63</text:p>
          </table:table-cell>
          <table:table-cell table:number-columns-repeated="246"/>
        </table:table-row>
        <table:table-row table:style-name="ro1">
          <table:table-cell office:value-type="string" calcext:value-type="string">
            <office:annotation draw:style-name="gr14" draw:text-style-name="P1" svg:width="1.3335in" svg:height="1.1677in" svg:x="0.8228in" svg:y="1.4898in" draw:caption-point-x="0.5898in" draw:caption-point-y="0.0142in">
              <dc:date>1899-12-30T00:00:00</dc:date>
              <text:p text:style-name="P1"><text:span text:style-name="T1">Estimated as 5% of server cost [L.Barroso et al. "The Datacenter as a Computer...", Google book]</text:span></text:p>
              <text:p text:style-name="P1"/>
            </office:annotation>
            <text:p>Server Opex</text:p>
          </table:table-cell>
          <table:table-cell table:style-name="ce43" table:formula="of:=[.B9]*0.05" office:value-type="float" office:value="3321675" calcext:value-type="float">
            <text:p>3,321,675</text:p>
          </table:table-cell>
          <table:table-cell table:style-name="ce43" table:formula="of:=[.B10]/['TCO Inputs'.$B$13]/12" office:value-type="float" office:value="27680.625" calcext:value-type="float">
            <text:p>27,681</text:p>
          </table:table-cell>
          <table:table-cell table:style-name="ce46" table:formula="of:=[.B10]/['TCO Inputs'.$E$10]/12/['TCO Inputs'.$B$13]" office:value-type="float" office:value="0.83125" calcext:value-type="float">
            <text:p>0.83</text:p>
          </table:table-cell>
          <table:table-cell office:value-type="string" calcext:value-type="string">
            <text:p>Constant</text:p>
          </table:table-cell>
          <table:table-cell/>
          <table:table-cell office:value-type="string" calcext:value-type="string">
            <office:annotation draw:style-name="gr14" draw:text-style-name="P1" svg:width="1.3335in" svg:height="1.1677in" svg:x="4.8228in" svg:y="1.4898in" draw:caption-point-x="2.6417in" draw:caption-point-y="0.0142in">
              <dc:date>1899-12-30T00:00:00</dc:date>
              <text:p text:style-name="P1"><text:span text:style-name="T1">Estimated as 5% of server cost [L.Barroso et al. "The Datacenter as a Computer...", Google book]</text:span></text:p>
              <text:p text:style-name="P1"/>
            </office:annotation>
            <text:p>Server Opex</text:p>
          </table:table-cell>
          <table:table-cell table:style-name="ce47" table:formula="of:=[.B9]*0.05*(['TCO Inputs'.$E11]/['TCO Inputs'.$E10])" office:value-type="float" office:value="3620625.75" calcext:value-type="float">
            <text:p>3,620,625.75</text:p>
          </table:table-cell>
          <table:table-cell table:style-name="ce43" table:formula="of:=[.H10]/['TCO Inputs'.$B$13]/12" office:value-type="float" office:value="30171.88125" calcext:value-type="float">
            <text:p>30,172</text:p>
          </table:table-cell>
          <table:table-cell table:style-name="ce46" table:formula="of:=[.H10]/['TCO Inputs'.$E$11]/12/['TCO Inputs'.$B$13]" office:value-type="float" office:value="0.83125" calcext:value-type="float">
            <text:p>0.83</text:p>
          </table:table-cell>
          <table:table-cell table:number-columns-repeated="246"/>
        </table:table-row>
        <table:table-row table:style-name="ro1">
          <table:table-cell office:value-type="string" calcext:value-type="string">
            <text:p>PUE overhead</text:p>
          </table:table-cell>
          <table:table-cell table:style-name="ce43" table:formula="of:=([.B12]+[.B13])*(['TCO Inputs'.$B$14]-1)" office:value-type="float" office:value="5530873.59" calcext:value-type="float">
            <text:p>5,530,874</text:p>
          </table:table-cell>
          <table:table-cell table:style-name="ce43" table:formula="of:=[.B11]/['TCO Inputs'.$B$13]/12" office:value-type="float" office:value="46090.61325" calcext:value-type="float">
            <text:p>46,091</text:p>
          </table:table-cell>
          <table:table-cell table:style-name="ce46" table:formula="of:=[.B11]/['TCO Inputs'.$E$10]/12/['TCO Inputs'.$B$13]" office:value-type="float" office:value="1.3841025" calcext:value-type="float">
            <text:p>1.38</text:p>
          </table:table-cell>
          <table:table-cell office:value-type="string" calcext:value-type="string">
            <text:p>Constant</text:p>
          </table:table-cell>
          <table:table-cell/>
          <table:table-cell office:value-type="string" calcext:value-type="string">
            <text:p>PUE overhead</text:p>
          </table:table-cell>
          <table:table-cell table:style-name="ce47" table:formula="of:=([.B12]+(0.3+0.7*0.7)*[.B13])*(['TCO Inputs'.$B$14]-1)*(['TCO Inputs'.$E11]/['TCO Inputs'.$E10])" office:value-type="float" office:value="5633508.55230001" calcext:value-type="float">
            <text:p>5,633,508.55</text:p>
          </table:table-cell>
          <table:table-cell table:style-name="ce43" table:formula="of:=[.H11]/['TCO Inputs'.$B$13]/12" office:value-type="float" office:value="46945.9046025001" calcext:value-type="float">
            <text:p>46,946</text:p>
          </table:table-cell>
          <table:table-cell table:style-name="ce46" table:formula="of:=[.H11]/['TCO Inputs'.$E$11]/12/['TCO Inputs'.$B$13]" office:value-type="float" office:value="1.2933825" calcext:value-type="float">
            <text:p>1.29</text:p>
          </table:table-cell>
          <table:table-cell table:number-columns-repeated="246"/>
        </table:table-row>
        <table:table-row table:style-name="ro1">
          <table:table-cell office:value-type="string" calcext:value-type="string">
            <text:p>Utility Energy</text:p>
          </table:table-cell>
          <table:table-cell table:style-name="ce43" table:formula="of:=['TCO Inputs'.$E$16]*['TCO Inputs'.$E$10]*365*24*['TCO Inputs'.$B$13]/1000*['TCO Inputs'.$B$20]" office:value-type="float" office:value="31705013.25" calcext:value-type="float">
            <text:p>31,705,013</text:p>
          </table:table-cell>
          <table:table-cell table:style-name="ce43" table:formula="of:=[.B12]/['TCO Inputs'.$B$13]/12" office:value-type="float" office:value="264208.44375" calcext:value-type="float">
            <text:p>264,208</text:p>
          </table:table-cell>
          <table:table-cell table:style-name="ce46" table:formula="of:=[.B12]/['TCO Inputs'.$E$10]/12/['TCO Inputs'.$B$13]" office:value-type="float" office:value="7.9341875" calcext:value-type="float">
            <text:p>7.93</text:p>
          </table:table-cell>
          <table:table-cell office:value-type="string" calcext:value-type="string">
            <text:p>Constant</text:p>
          </table:table-cell>
          <table:table-cell/>
          <table:table-cell office:value-type="string" calcext:value-type="string">
            <text:p>Utility Energy</text:p>
          </table:table-cell>
          <table:table-cell table:style-name="ce47" table:formula="of:=['TCO Inputs'.$E$16]*['TCO Inputs'.$E$10]*365*24*['TCO Inputs'.$B$13]/1000*['TCO Inputs'.$B$20]*(['TCO Inputs'.$E11]/['TCO Inputs'.$E10])" office:value-type="float" office:value="34558464.4425" calcext:value-type="float">
            <text:p>34,558,464.44</text:p>
          </table:table-cell>
          <table:table-cell table:style-name="ce43" table:formula="of:=[.H12]/['TCO Inputs'.$B$13]/12" office:value-type="float" office:value="287987.2036875" calcext:value-type="float">
            <text:p>287,987</text:p>
          </table:table-cell>
          <table:table-cell table:style-name="ce46" table:formula="of:=[.H12]/['TCO Inputs'.$E$11]/12/['TCO Inputs'.$B$13]" office:value-type="float" office:value="7.9341875" calcext:value-type="float">
            <text:p>7.93</text:p>
          </table:table-cell>
          <table:table-cell table:number-columns-repeated="246"/>
        </table:table-row>
        <table:table-row table:style-name="ro1">
          <table:table-cell office:value-type="string" calcext:value-type="string">
            <text:p>Utility Peak</text:p>
          </table:table-cell>
          <table:table-cell table:style-name="ce43" table:formula="of:=['TCO Inputs'.$E$10]*['TCO Inputs'.$B$18]/1000*['TCO Inputs'.$B$21]*12*['TCO Inputs'.$B$13]" office:value-type="float" office:value="14385600" calcext:value-type="float">
            <text:p>14,385,600</text:p>
          </table:table-cell>
          <table:table-cell table:style-name="ce43" table:formula="of:=[.B13]/['TCO Inputs'.$B$13]/12" office:value-type="float" office:value="119880" calcext:value-type="float">
            <text:p>119,880</text:p>
          </table:table-cell>
          <table:table-cell table:style-name="ce46" table:formula="of:=[.B13]/['TCO Inputs'.$E$10]/12/['TCO Inputs'.$B$13]" office:value-type="float" office:value="3.6" calcext:value-type="float">
            <text:p>3.60</text:p>
          </table:table-cell>
          <table:table-cell office:value-type="string" calcext:value-type="string">
            <text:p>Decreasing</text:p>
          </table:table-cell>
          <table:table-cell/>
          <table:table-cell office:value-type="string" calcext:value-type="string">
            <text:p>Utility Peak</text:p>
          </table:table-cell>
          <table:table-cell table:style-name="ce47" table:formula="of:=['TCO Inputs'.$E$10]*['TCO Inputs'.$B$18]/1000*['TCO Inputs'.$B$21]*12*['TCO Inputs'.$B$13]" office:value-type="float" office:value="14385600" calcext:value-type="float">
            <text:p>14,385,600.00</text:p>
          </table:table-cell>
          <table:table-cell table:style-name="ce43" table:formula="of:=[.H13]/['TCO Inputs'.$B$13]/12" office:value-type="float" office:value="119880" calcext:value-type="float">
            <text:p>119,880</text:p>
          </table:table-cell>
          <table:table-cell table:style-name="ce46" table:formula="of:=[.H13]/['TCO Inputs'.$E$11]/12/['TCO Inputs'.$B$13]" office:value-type="float" office:value="3.30275229357798" calcext:value-type="float">
            <text:p>3.30</text:p>
          </table:table-cell>
          <table:table-cell table:number-columns-repeated="246"/>
        </table:table-row>
        <table:table-row table:style-name="ro1">
          <table:table-cell office:value-type="string" calcext:value-type="string">
            <text:p>total</text:p>
          </table:table-cell>
          <table:table-cell table:style-name="ce44" table:formula="of:=SUM([.B3:.B13])" office:value-type="float" office:value="218537331.84" calcext:value-type="float">
            <text:p>218,537,332</text:p>
          </table:table-cell>
          <table:table-cell table:style-name="ce43" table:formula="of:=SUM([.C3:.C13])" office:value-type="float" office:value="1821144.432" calcext:value-type="float">
            <text:p>1,821,144</text:p>
          </table:table-cell>
          <table:table-cell table:style-name="ce46" table:formula="of:=SUM([.D3:.D13])" office:value-type="float" office:value="54.689021981982" calcext:value-type="float">
            <text:p>54.69</text:p>
          </table:table-cell>
          <table:table-cell table:number-columns-repeated="2"/>
          <table:table-cell office:value-type="string" calcext:value-type="string">
            <text:p>total</text:p>
          </table:table-cell>
          <table:table-cell table:style-name="ce43" table:formula="of:=SUM([.H3:.H13])" office:value-type="float" office:value="227994583.7448" calcext:value-type="float">
            <text:p>227,994,584</text:p>
          </table:table-cell>
          <table:table-cell table:style-name="ce43" table:formula="of:=SUM([.I3:.I13])" office:value-type="float" office:value="1899954.86454" calcext:value-type="float">
            <text:p>1,899,955</text:p>
          </table:table-cell>
          <table:table-cell table:style-name="ce46" table:formula="of:=[.H14]/['TCO Inputs'.$E$11]/12/['TCO Inputs'.$B$13]" office:value-type="float" office:value="52.3446804016861" calcext:value-type="float">
            <text:p>52.34</text:p>
          </table:table-cell>
          <table:table-cell table:number-columns-repeated="246"/>
        </table:table-row>
        <table:table-row table:style-name="ro1">
          <table:table-cell/>
          <table:table-cell table:style-name="ce2"/>
          <table:table-cell table:number-columns-repeated="4"/>
          <table:table-cell table:style-name="Default"/>
          <table:table-cell table:style-name="ce2"/>
          <table:table-cell table:number-columns-repeated="248"/>
        </table:table-row>
        <table:table-row table:style-name="ro1">
          <table:table-cell/>
          <table:table-cell table:style-name="ce2"/>
          <table:table-cell table:number-columns-repeated="4"/>
          <table:table-cell table:style-name="Default"/>
          <table:table-cell table:style-name="ce2"/>
          <table:table-cell table:style-name="ce2" office:value-type="string" calcext:value-type="string">
            <text:p>Savings</text:p>
          </table:table-cell>
          <table:table-cell table:style-name="ce45" table:formula="of:=([.D14]-[.J14])/[.D14]" office:value-type="percentage" office:value="0.0428667673206565" calcext:value-type="percentage">
            <text:p>4.29%</text:p>
          </table:table-cell>
          <table:table-cell table:number-columns-repeated="246"/>
        </table:table-row>
        <table:table-row table:style-name="ro1">
          <table:table-cell table:style-name="ce14"/>
          <table:table-cell table:style-name="ce2" office:value-type="string" calcext:value-type="string">
            <text:p>Relative TCO Breakdown</text:p>
          </table:table-cell>
          <table:table-cell/>
          <table:table-cell office:value-type="string" calcext:value-type="string">
            <text:p>Relative TCO/server Breakdown</text:p>
          </table:table-cell>
          <table:table-cell table:number-columns-repeated="2"/>
          <table:table-cell table:style-name="Default"/>
          <table:table-cell table:style-name="ce2" office:value-type="string" calcext:value-type="string">
            <text:p>Relative Breakdown</text:p>
          </table:table-cell>
          <table:table-cell/>
          <table:table-cell table:style-name="ce2" office:value-type="string" calcext:value-type="string">
            <text:p>Relative TCO/server Breakdown</text:p>
          </table:table-cell>
          <table:table-cell table:number-columns-repeated="246"/>
        </table:table-row>
        <table:table-row table:style-name="ro1">
          <table:table-cell table:formula="of:=[.A3]" office:value-type="string" office:string-value="Facility Space" calcext:value-type="string">
            <text:p>Facility Space</text:p>
          </table:table-cell>
          <table:table-cell table:formula="of:=[.B3]/SUM([.B$3:.B$13])" office:value-type="percentage" office:value="0.053194572763024" calcext:value-type="percentage">
            <text:p>5.32%</text:p>
          </table:table-cell>
          <table:table-cell/>
          <table:table-cell table:style-name="ce45" table:formula="of:=[.D3]/[.$D$14]" office:value-type="percentage" office:value="0.053194572763024" calcext:value-type="percentage">
            <text:p>5.32%</text:p>
          </table:table-cell>
          <table:table-cell table:number-columns-repeated="2"/>
          <table:table-cell office:value-type="string" calcext:value-type="string">
            <office:annotation draw:style-name="gr5" draw:text-style-name="P1" svg:width="1.3335in" svg:height="0.3902in" svg:x="4.8228in" svg:y="2.9063in" draw:caption-point-x="2.6417in" draw:caption-point-y="-0.0693in">
              <dc:date>1899-12-30T00:00:00</dc:date>
              <text:p text:style-name="P1"><text:span text:style-name="T1">Space cost without CLEAINING</text:span></text:p>
            </office:annotation>
            <text:p>Facility Space</text:p>
          </table:table-cell>
          <table:table-cell table:formula="of:=[.H3]/[.$B$14]" office:value-type="percentage" office:value="0.053194572763024" calcext:value-type="percentage">
            <text:p>5.32%</text:p>
          </table:table-cell>
          <table:table-cell/>
          <table:table-cell table:style-name="ce45" table:formula="of:=[.J3]/[.$D$14]" office:value-type="percentage" office:value="0.0488023603330495" calcext:value-type="percentage">
            <text:p>4.88%</text:p>
          </table:table-cell>
          <table:table-cell table:number-columns-repeated="246"/>
        </table:table-row>
        <table:table-row table:style-name="ro1">
          <table:table-cell table:formula="of:=[.A4]" office:value-type="string" office:string-value="UPS" calcext:value-type="string">
            <text:p>UPS</text:p>
          </table:table-cell>
          <table:table-cell table:formula="of:=[.B4]/SUM([.B$3:.B$13])" office:value-type="percentage" office:value="0.0024380273865066" calcext:value-type="percentage">
            <text:p>0.24%</text:p>
          </table:table-cell>
          <table:table-cell/>
          <table:table-cell table:style-name="ce45" table:formula="of:=[.D4]/[.$D$14]" office:value-type="percentage" office:value="0.0024380273865066" calcext:value-type="percentage">
            <text:p>0.24%</text:p>
          </table:table-cell>
          <table:table-cell table:number-columns-repeated="2"/>
          <table:table-cell office:value-type="string" calcext:value-type="string">
            <office:annotation draw:style-name="gr3" draw:text-style-name="P1" svg:width="1.3335in" svg:height="0.5457in" svg:x="4.8228in" svg:y="3.0835in" draw:caption-point-x="2.6417in" draw:caption-point-y="-0.0795in">
              <dc:date>1899-12-30T00:00:00</dc:date>
              <text:p text:style-name="P1"><text:span text:style-name="T1">Estimated as the cost of per server lead acid batteries</text:span></text:p>
            </office:annotation>
            <text:p>UPS</text:p>
          </table:table-cell>
          <table:table-cell table:formula="of:=[.H4]/[.$B$14]" office:value-type="percentage" office:value="0.00208660001547862" calcext:value-type="percentage">
            <text:p>0.21%</text:p>
          </table:table-cell>
          <table:table-cell/>
          <table:table-cell table:style-name="ce45" table:formula="of:=[.J4]/[.$D$14]" office:value-type="percentage" office:value="0.00191431194080607" calcext:value-type="percentage">
            <text:p>0.19%</text:p>
          </table:table-cell>
          <table:table-cell table:number-columns-repeated="246"/>
        </table:table-row>
        <table:table-row table:style-name="ro1">
          <table:table-cell table:formula="of:=[.A5]" office:value-type="string" office:string-value="Power Infrastructure" calcext:value-type="string">
            <text:p>Power Infrastructure</text:p>
          </table:table-cell>
          <table:table-cell table:formula="of:=[.B5]/SUM([.B$3:.B$13])" office:value-type="percentage" office:value="0.0929360664788832" calcext:value-type="percentage">
            <text:p>9.29%</text:p>
          </table:table-cell>
          <table:table-cell/>
          <table:table-cell table:style-name="ce45" table:formula="of:=[.D5]/[.$D$14]" office:value-type="percentage" office:value="0.0929360664788832" calcext:value-type="percentage">
            <text:p>9.29%</text:p>
          </table:table-cell>
          <table:table-cell table:number-columns-repeated="2"/>
          <table:table-cell office:value-type="string" calcext:value-type="string">
            <office:annotation draw:style-name="gr12" draw:text-style-name="P1" svg:width="1.3335in" svg:height="0.8567in" svg:x="4.8228in" svg:y="3.2602in" draw:caption-point-x="2.6417in" draw:caption-point-y="-0.0898in">
              <dc:date>1899-12-30T00:00:00</dc:date>
              <text:p text:style-name="P1"><text:span text:style-name="T1">Power Infrastructure with Electical Substation cost, without centralized UPS</text:span></text:p>
            </office:annotation>
            <text:p>Power Infrastructure</text:p>
          </table:table-cell>
          <table:table-cell table:formula="of:=[.H5]/[.$B$14]" office:value-type="percentage" office:value="0.0929360664788832" calcext:value-type="percentage">
            <text:p>9.29%</text:p>
          </table:table-cell>
          <table:table-cell/>
          <table:table-cell table:style-name="ce45" table:formula="of:=[.J5]/[.$D$14]" office:value-type="percentage" office:value="0.085262446310902" calcext:value-type="percentage">
            <text:p>8.53%</text:p>
          </table:table-cell>
          <table:table-cell table:number-columns-repeated="246"/>
        </table:table-row>
        <table:table-row table:style-name="ro1">
          <table:table-cell table:formula="of:=[.A6]" office:value-type="string" office:string-value="Cooling Infrastructure" calcext:value-type="string">
            <text:p>Cooling Infrastructure</text:p>
          </table:table-cell>
          <table:table-cell table:formula="of:=[.B6]/SUM([.B$3:.B$13])" office:value-type="percentage" office:value="0.0384373687061851" calcext:value-type="percentage">
            <text:p>3.84%</text:p>
          </table:table-cell>
          <table:table-cell/>
          <table:table-cell table:style-name="ce45" table:formula="of:=[.D6]/[.$D$14]" office:value-type="percentage" office:value="0.0384373687061851" calcext:value-type="percentage">
            <text:p>3.84%</text:p>
          </table:table-cell>
          <table:table-cell table:number-columns-repeated="2"/>
          <table:table-cell office:value-type="string" calcext:value-type="string">
            <text:p>Cooling Infrastructure w PCM</text:p>
          </table:table-cell>
          <table:table-cell table:formula="of:=[.H6]/[.$B$14]" office:value-type="percentage" office:value="0.0398101318742631" calcext:value-type="percentage">
            <text:p>3.98%</text:p>
          </table:table-cell>
          <table:table-cell/>
          <table:table-cell table:style-name="ce45" table:formula="of:=[.J6]/[.$D$14]" office:value-type="percentage" office:value="0.036523056765379" calcext:value-type="percentage">
            <text:p>3.65%</text:p>
          </table:table-cell>
          <table:table-cell table:number-columns-repeated="246"/>
        </table:table-row>
        <table:table-row table:style-name="ro1">
          <table:table-cell table:formula="of:=[.A7]" office:value-type="string" office:string-value="Rest" calcext:value-type="string">
            <text:p>Rest</text:p>
          </table:table-cell>
          <table:table-cell table:formula="of:=[.B7]/SUM([.B$3:.B$13])" office:value-type="percentage" office:value="0.140347874396378" calcext:value-type="percentage">
            <text:p>14.03%</text:p>
          </table:table-cell>
          <table:table-cell/>
          <table:table-cell table:style-name="ce45" table:formula="of:=[.D7]/[.$D$14]" office:value-type="percentage" office:value="0.140347874396378" calcext:value-type="percentage">
            <text:p>14.03%</text:p>
          </table:table-cell>
          <table:table-cell table:number-columns-repeated="2"/>
          <table:table-cell office:value-type="string" calcext:value-type="string">
            <text:p>Rest</text:p>
          </table:table-cell>
          <table:table-cell table:formula="of:=[.H7]/[.$B$14]" office:value-type="percentage" office:value="0.140347874396378" calcext:value-type="percentage">
            <text:p>14.03%</text:p>
          </table:table-cell>
          <table:table-cell/>
          <table:table-cell table:style-name="ce45" table:formula="of:=[.J7]/[.$D$14]" office:value-type="percentage" office:value="0.128759517794843" calcext:value-type="percentage">
            <text:p>12.88%</text:p>
          </table:table-cell>
          <table:table-cell table:number-columns-repeated="246"/>
        </table:table-row>
        <table:table-row table:style-name="ro1">
          <table:table-cell table:formula="of:=[.A8]" office:value-type="string" office:string-value="DC opex" calcext:value-type="string">
            <text:p>DC opex</text:p>
          </table:table-cell>
          <table:table-cell table:formula="of:=[.B8]/SUM([.B$3:.B$13])" office:value-type="percentage" office:value="0.117241387474972" calcext:value-type="percentage">
            <text:p>11.72%</text:p>
          </table:table-cell>
          <table:table-cell/>
          <table:table-cell table:style-name="ce45" table:formula="of:=[.D8]/[.$D$14]" office:value-type="percentage" office:value="0.117241387474972" calcext:value-type="percentage">
            <text:p>11.72%</text:p>
          </table:table-cell>
          <table:table-cell table:number-columns-repeated="2"/>
          <table:table-cell office:value-type="string" calcext:value-type="string">
            <office:annotation draw:style-name="gr5" draw:text-style-name="P1" svg:width="1.3335in" svg:height="0.3902in" svg:x="4.8228in" svg:y="3.7917in" draw:caption-point-x="2.6417in" draw:caption-point-y="-0.1213in">
              <dc:date>1899-12-30T00:00:00</dc:date>
              <text:p text:style-name="P1"><text:span text:style-name="T1">Includes service and lighting</text:span></text:p>
            </office:annotation>
            <text:p>DC opex</text:p>
          </table:table-cell>
          <table:table-cell table:formula="of:=[.H8]/[.$B$14]" office:value-type="percentage" office:value="0.117241387474972" calcext:value-type="percentage">
            <text:p>11.72%</text:p>
          </table:table-cell>
          <table:table-cell/>
          <table:table-cell table:style-name="ce45" table:formula="of:=[.J8]/[.$D$14]" office:value-type="percentage" office:value="0.107560905940341" calcext:value-type="percentage">
            <text:p>10.76%</text:p>
          </table:table-cell>
          <table:table-cell table:number-columns-repeated="246"/>
        </table:table-row>
        <table:table-row table:style-name="ro1">
          <table:table-cell table:formula="of:=[.A9]" office:value-type="string" office:string-value="Server Depreciation" calcext:value-type="string">
            <text:p>Server Depreciation</text:p>
          </table:table-cell>
          <table:table-cell table:formula="of:=[.B9]/SUM([.B$3:.B$13])" office:value-type="percentage" office:value="0.303991539755041" calcext:value-type="percentage">
            <text:p>30.40%</text:p>
          </table:table-cell>
          <table:table-cell/>
          <table:table-cell table:style-name="ce45" table:formula="of:=[.D9]/[.$D$14]" office:value-type="percentage" office:value="0.303991539755041" calcext:value-type="percentage">
            <text:p>30.40%</text:p>
          </table:table-cell>
          <table:table-cell table:number-columns-repeated="2"/>
          <table:table-cell office:value-type="string" calcext:value-type="string">
            <text:p>Server Depreciation</text:p>
          </table:table-cell>
          <table:table-cell table:formula="of:=[.H9]/[.$B$14]" office:value-type="percentage" office:value="0.331350778332995" calcext:value-type="percentage">
            <text:p>33.14%</text:p>
          </table:table-cell>
          <table:table-cell/>
          <table:table-cell table:style-name="ce45" table:formula="of:=[.J9]/[.$D$14]" office:value-type="percentage" office:value="0.303991539755041" calcext:value-type="percentage">
            <text:p>30.40%</text:p>
          </table:table-cell>
          <table:table-cell table:number-columns-repeated="246"/>
        </table:table-row>
        <table:table-row table:style-name="ro1">
          <table:table-cell table:formula="of:=[.A10]" office:value-type="string" office:string-value="Server Opex" calcext:value-type="string">
            <text:p>Server Opex</text:p>
          </table:table-cell>
          <table:table-cell table:formula="of:=[.B10]/SUM([.B$3:.B$13])" office:value-type="percentage" office:value="0.0151995769877521" calcext:value-type="percentage">
            <text:p>1.52%</text:p>
          </table:table-cell>
          <table:table-cell/>
          <table:table-cell table:style-name="ce45" table:formula="of:=[.D10]/[.$D$14]" office:value-type="percentage" office:value="0.0151995769877521" calcext:value-type="percentage">
            <text:p>1.52%</text:p>
          </table:table-cell>
          <table:table-cell table:number-columns-repeated="2"/>
          <table:table-cell office:value-type="string" calcext:value-type="string">
            <office:annotation draw:style-name="gr14" draw:text-style-name="P1" svg:width="1.3335in" svg:height="1.1677in" svg:x="4.8228in" svg:y="4.1457in" draw:caption-point-x="2.6417in" draw:caption-point-y="-0.1417in">
              <dc:date>1899-12-30T00:00:00</dc:date>
              <text:p text:style-name="P1"><text:span text:style-name="T1">Estimated as 5% of server cost [L.Barroso et al. "The Datacenter as a Computer...", Google book]</text:span></text:p>
              <text:p text:style-name="P1"/>
            </office:annotation>
            <text:p>Server Opex</text:p>
          </table:table-cell>
          <table:table-cell table:formula="of:=[.H10]/[.$B$14]" office:value-type="percentage" office:value="0.0165675389166498" calcext:value-type="percentage">
            <text:p>1.66%</text:p>
          </table:table-cell>
          <table:table-cell/>
          <table:table-cell table:style-name="ce45" table:formula="of:=[.J10]/[.$D$14]" office:value-type="percentage" office:value="0.0151995769877521" calcext:value-type="percentage">
            <text:p>1.52%</text:p>
          </table:table-cell>
          <table:table-cell table:number-columns-repeated="246"/>
        </table:table-row>
        <table:table-row table:style-name="ro1">
          <table:table-cell table:formula="of:=[.A11]" office:value-type="string" office:string-value="PUE overhead" calcext:value-type="string">
            <text:p>PUE overhead</text:p>
          </table:table-cell>
          <table:table-cell table:formula="of:=[.B11]/SUM([.B$3:.B$13])" office:value-type="percentage" office:value="0.0253085985054919" calcext:value-type="percentage">
            <text:p>2.53%</text:p>
          </table:table-cell>
          <table:table-cell/>
          <table:table-cell table:style-name="ce45" table:formula="of:=[.D11]/[.$D$14]" office:value-type="percentage" office:value="0.0253085985054919" calcext:value-type="percentage">
            <text:p>2.53%</text:p>
          </table:table-cell>
          <table:table-cell table:number-columns-repeated="2"/>
          <table:table-cell office:value-type="string" calcext:value-type="string">
            <text:p>PUE overhead</text:p>
          </table:table-cell>
          <table:table-cell table:formula="of:=[.H11]/[.$B$14]" office:value-type="percentage" office:value="0.0257782434921669" calcext:value-type="percentage">
            <text:p>2.58%</text:p>
          </table:table-cell>
          <table:table-cell/>
          <table:table-cell table:style-name="ce45" table:formula="of:=[.J11]/[.$D$14]" office:value-type="percentage" office:value="0.0236497646717128" calcext:value-type="percentage">
            <text:p>2.36%</text:p>
          </table:table-cell>
          <table:table-cell table:number-columns-repeated="246"/>
        </table:table-row>
        <table:table-row table:style-name="ro1">
          <table:table-cell table:formula="of:=[.A12]" office:value-type="string" office:string-value="Utility Energy" calcext:value-type="string">
            <text:p>Utility Energy</text:p>
          </table:table-cell>
          <table:table-cell table:formula="of:=[.B12]/SUM([.B$3:.B$13])" office:value-type="percentage" office:value="0.145078248110087" calcext:value-type="percentage">
            <text:p>14.51%</text:p>
          </table:table-cell>
          <table:table-cell/>
          <table:table-cell table:style-name="ce45" table:formula="of:=[.D12]/[.$D$14]" office:value-type="percentage" office:value="0.145078248110087" calcext:value-type="percentage">
            <text:p>14.51%</text:p>
          </table:table-cell>
          <table:table-cell table:number-columns-repeated="2"/>
          <table:table-cell office:value-type="string" calcext:value-type="string">
            <text:p>Utility Energy</text:p>
          </table:table-cell>
          <table:table-cell table:formula="of:=[.H12]/[.$B$14]" office:value-type="percentage" office:value="0.158135290439995" calcext:value-type="percentage">
            <text:p>15.81%</text:p>
          </table:table-cell>
          <table:table-cell/>
          <table:table-cell table:style-name="ce45" table:formula="of:=[.J12]/[.$D$14]" office:value-type="percentage" office:value="0.145078248110087" calcext:value-type="percentage">
            <text:p>14.51%</text:p>
          </table:table-cell>
          <table:table-cell table:number-columns-repeated="246"/>
        </table:table-row>
        <table:table-row table:style-name="ro1">
          <table:table-cell table:formula="of:=[.A13]" office:value-type="string" office:string-value="Utility Peak" calcext:value-type="string">
            <text:p>Utility Peak</text:p>
          </table:table-cell>
          <table:table-cell table:formula="of:=[.B13]/SUM([.B$3:.B$13])" office:value-type="percentage" office:value="0.0658267394356781" calcext:value-type="percentage">
            <text:p>6.58%</text:p>
          </table:table-cell>
          <table:table-cell/>
          <table:table-cell table:style-name="ce45" table:formula="of:=[.D13]/[.$D$14]" office:value-type="percentage" office:value="0.0658267394356781" calcext:value-type="percentage">
            <text:p>6.58%</text:p>
          </table:table-cell>
          <table:table-cell table:number-columns-repeated="2"/>
          <table:table-cell office:value-type="string" calcext:value-type="string">
            <text:p>Utility Peak</text:p>
          </table:table-cell>
          <table:table-cell table:formula="of:=[.H13]/[.$B$14]" office:value-type="percentage" office:value="0.0658267394356781" calcext:value-type="percentage">
            <text:p>6.58%</text:p>
          </table:table-cell>
          <table:table-cell/>
          <table:table-cell table:style-name="ce45" table:formula="of:=[.J13]/[.$D$14]" office:value-type="percentage" office:value="0.0603915040694295" calcext:value-type="percentage">
            <text:p>6.04%</text:p>
          </table:table-cell>
          <table:table-cell table:number-columns-repeated="246"/>
        </table:table-row>
        <table:table-row table:style-name="ro1">
          <table:table-cell/>
          <table:table-cell table:style-name="ce2"/>
          <table:table-cell table:number-columns-repeated="4"/>
          <table:table-cell table:style-name="ce1" office:value-type="string" calcext:value-type="string">
            <text:p>Savings</text:p>
          </table:table-cell>
          <table:table-cell table:formula="of:=([.B30]-SUM([.H18:.H28]))/[.B30]" office:value-type="percentage" office:value="-0.0432752236204844" calcext:value-type="percentage">
            <text:p>-4.33%</text:p>
          </table:table-cell>
          <table:table-cell/>
          <table:table-cell table:style-name="ce49" table:formula="of:=([.D30]-SUM([.J18:.J28]))/[.D30]" office:value-type="percentage" office:value="0.0428667673206563" calcext:value-type="percentage">
            <text:p>4.29%</text:p>
          </table:table-cell>
          <table:table-cell table:number-columns-repeated="246"/>
        </table:table-row>
        <table:table-row table:style-name="ro1">
          <table:table-cell office:value-type="string" calcext:value-type="string">
            <text:p>total</text:p>
          </table:table-cell>
          <table:table-cell table:formula="of:=SUM([.B18:.B28])" office:value-type="percentage" office:value="1" calcext:value-type="percentage">
            <text:p>100.00%</text:p>
          </table:table-cell>
          <table:table-cell/>
          <table:table-cell table:style-name="ce45" table:formula="of:=SUM([.D18:.D28])" office:value-type="percentage" office:value="1" calcext:value-type="percentage">
            <text:p>100.00%</text:p>
          </table:table-cell>
          <table:table-cell table:number-columns-repeated="2"/>
          <table:table-cell office:value-type="string" calcext:value-type="string">
            <text:p>total</text:p>
          </table:table-cell>
          <table:table-cell table:formula="of:=SUM([.H18:.H28])" office:value-type="percentage" office:value="1.04327522362048" calcext:value-type="percentage">
            <text:p>104.33%</text:p>
          </table:table-cell>
          <table:table-cell/>
          <table:table-cell table:style-name="ce45" table:formula="of:=SUM([.J18:.J29])" office:value-type="percentage" office:value="1" calcext:value-type="percentage">
            <text:p>100.00%</text:p>
          </table:table-cell>
          <table:table-cell table:number-columns-repeated="246"/>
        </table:table-row>
        <table:table-row table:style-name="ro1">
          <table:table-cell/>
          <table:table-cell table:style-name="ce2"/>
          <table:table-cell table:number-columns-repeated="4"/>
          <table:table-cell table:style-name="Default"/>
          <table:table-cell table:style-name="ce2"/>
          <table:table-cell table:number-columns-repeated="248"/>
        </table:table-row>
        <table:table-row table:style-name="ro1">
          <table:table-cell/>
          <table:table-cell table:style-name="ce2"/>
          <table:table-cell/>
          <table:table-cell>
            <draw:frame table:end-cell-address="'TCO Outputs'.K71" table:end-x="0.6094in" table:end-y="0.1366in" draw:z-index="1" draw:name="Chart 4" draw:style-name="gr1" svg:width="6.4358in" svg:height="6.8331in" svg:x="0.8299in" svg:y="0.1146in">
              <draw:object draw:notify-on-update-of-ranges="'TCO Outputs'.G18:'TCO Outputs'.G29 'TCO Outputs'.J18:'TCO Outputs'.J29" xlink:href="./Object 2-16" xlink:type="simple" xlink:show="embed" xlink:actuate="onLoad"/>
              <draw:image xlink:href="./ObjectReplacements/Object 2-16" xlink:type="simple" xlink:show="embed" xlink:actuate="onLoad"/>
            </draw:frame>
          </table:table-cell>
          <table:table-cell table:number-columns-repeated="2"/>
          <table:table-cell table:style-name="Default"/>
          <table:table-cell table:style-name="ce2"/>
          <table:table-cell table:number-columns-repeated="248"/>
        </table:table-row>
        <table:table-row table:style-name="ro1">
          <table:table-cell/>
          <table:table-cell table:style-name="ce2"/>
          <table:table-cell table:number-columns-repeated="4"/>
          <table:table-cell table:style-name="Default"/>
          <table:table-cell table:style-name="ce2"/>
          <table:table-cell table:number-columns-repeated="248"/>
        </table:table-row>
        <table:table-row table:style-name="ro1">
          <table:table-cell/>
          <table:table-cell table:style-name="ce2" office:value-type="string" calcext:value-type="string">
            <text:p>Trend with server oversubscription</text:p>
          </table:table-cell>
          <table:table-cell table:number-columns-repeated="4"/>
          <table:table-cell table:style-name="Default"/>
          <table:table-cell table:style-name="ce2"/>
          <table:table-cell table:number-columns-repeated="248"/>
        </table:table-row>
        <table:table-row table:style-name="ro1">
          <table:table-cell office:value-type="string" calcext:value-type="string">
            <text:p>Decreasing</text:p>
          </table:table-cell>
          <table:table-cell table:formula="of:=SUM([.B18:.B22];[.B27])" office:value-type="percentage" office:value="0.472432157841065" calcext:value-type="percentage">
            <text:p>47.24%</text:p>
          </table:table-cell>
          <table:table-cell table:style-name="ce40"/>
          <table:table-cell table:number-columns-repeated="3"/>
          <table:table-cell table:style-name="Default"/>
          <table:table-cell table:style-name="ce2"/>
          <table:table-cell table:number-columns-repeated="248"/>
        </table:table-row>
        <table:table-row table:style-name="ro1">
          <table:table-cell office:value-type="string" calcext:value-type="string">
            <text:p>Constant</text:p>
          </table:table-cell>
          <table:table-cell table:formula="of:=SUM([.B23:.B26])" office:value-type="percentage" office:value="0.461741102723257" calcext:value-type="percentage">
            <text:p>46.17%</text:p>
          </table:table-cell>
          <table:table-cell table:number-columns-repeated="4"/>
          <table:table-cell table:style-name="Default"/>
          <table:table-cell table:style-name="ce2"/>
          <table:table-cell table:number-columns-repeated="248"/>
        </table:table-row>
        <table:table-row table:style-name="ro1" table:number-rows-repeated="6">
          <table:table-cell table:style-name="Default" table:number-columns-repeated="5"/>
          <table:table-cell/>
          <table:table-cell table:style-name="Default" table:number-columns-repeated="2"/>
          <table:table-cell table:number-columns-repeated="3"/>
          <table:table-cell table:style-name="Default"/>
          <table:table-cell table:number-columns-repeated="244"/>
        </table:table-row>
        <table:table-row table:style-name="ro2" table:number-rows-repeated="2">
          <table:table-cell table:style-name="Default" table:number-columns-repeated="5"/>
          <table:table-cell/>
          <table:table-cell table:style-name="Default" table:number-columns-repeated="2"/>
          <table:table-cell table:number-columns-repeated="3"/>
          <table:table-cell table:style-name="Default"/>
          <table:table-cell table:number-columns-repeated="244"/>
        </table:table-row>
        <table:table-row table:style-name="ro2">
          <table:table-cell table:style-name="Default" table:number-columns-repeated="5"/>
          <table:table-cell/>
          <table:table-cell table:style-name="Default" table:number-columns-repeated="2"/>
          <table:table-cell table:number-columns-repeated="3"/>
          <table:table-cell table:style-name="Default"/>
          <table:table-cell table:number-columns-repeated="2"/>
          <table:table-cell>
            <draw:frame table:end-cell-address="'TCO Outputs'.O84" table:end-x="0.2622in" table:end-y="0.0035in" draw:z-index="0" draw:name="Chart 3" draw:style-name="gr1" svg:width="0.1457in" svg:height="6.761in" svg:x="0.1165in" svg:y="0.1756in">
              <draw:object draw:notify-on-update-of-ranges="'TCO Outputs'.A18:'TCO Outputs'.A28 'TCO Outputs'.D18:'TCO Outputs'.D28" xlink:href="./Object 2-15" xlink:type="simple" xlink:show="embed" xlink:actuate="onLoad"/>
              <draw:image xlink:href="./ObjectReplacements/Object 2-15" xlink:type="simple" xlink:show="embed" xlink:actuate="onLoad"/>
            </draw:frame>
          </table:table-cell>
          <table:table-cell table:number-columns-repeated="241"/>
        </table:table-row>
      </table:table>
      <table:table table:name="Oversubscription with batteries" table:style-name="ta4" table:print="false">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Default"/>
        <table:table-column table:style-name="co24" table:default-cell-style-name="ce2"/>
        <table:table-column table:style-name="co25" table:default-cell-style-name="ce2"/>
        <table:table-column table:style-name="co12" table:default-cell-style-name="ce2"/>
        <table:table-column table:style-name="co23" table:number-columns-repeated="2" table:default-cell-style-name="Default"/>
        <table:table-column table:style-name="co26" table:default-cell-style-name="ce2"/>
        <table:table-column table:style-name="co23" table:number-columns-repeated="4" table:default-cell-style-name="Default"/>
        <table:table-column table:style-name="co7" table:number-columns-repeated="241" table:default-cell-style-name="Default"/>
        <table:table-row table:style-name="ro1">
          <table:table-cell table:number-columns-repeated="4" office:value-type="string" calcext:value-type="string">
            <text:p/>
          </table:table-cell>
          <table:table-cell table:number-columns-repeated="252"/>
        </table:table-row>
        <table:table-row table:style-name="ro1">
          <table:table-cell table:style-name="ce1" office:value-type="string" calcext:value-type="string">
            <text:p>Description</text:p>
          </table:table-cell>
          <table:table-cell table:style-name="ce1" office:value-type="string" calcext:value-type="string">
            <text:p>Inputs</text:p>
          </table:table-cell>
          <table:table-cell table:number-columns-repeated="3"/>
          <table:table-cell table:style-name="ce1" office:value-type="string" calcext:value-type="string">
            <text:p>Estimated</text:p>
          </table:table-cell>
          <table:table-cell table:number-columns-repeated="6"/>
          <table:table-cell table:style-name="ce2" office:value-type="string" calcext:value-type="string">
            <text:p>Hour</text:p>
          </table:table-cell>
          <table:table-cell table:style-name="ce2" office:value-type="string" calcext:value-type="string">
            <text:p>No Shaving</text:p>
          </table:table-cell>
          <table:table-cell table:style-name="ce2" office:value-type="string" calcext:value-type="string">
            <text:p>With Shaving</text:p>
          </table:table-cell>
          <table:table-cell table:number-columns-repeated="241"/>
        </table:table-row>
        <table:table-row table:style-name="ro1">
          <table:table-cell table:number-columns-repeated="5"/>
          <table:table-cell office:value-type="string" calcext:value-type="string">
            <text:p>Battery depr. time (months)</text:p>
          </table:table-cell>
          <table:table-cell table:style-name="ce52" table:formula="of:=MIN([.$B$18];(VLOOKUP([.$B$17];[.A22:.B31];2;1)/30/[.$B$12]))" office:value-type="float" office:value="100" calcext:value-type="float">
            <text:p>100.0</text:p>
          </table:table-cell>
          <table:table-cell table:number-columns-repeated="5"/>
          <table:table-cell table:style-name="ce7" office:value-type="float" office:value="1" calcext:value-type="float">
            <text:p>1</text:p>
          </table:table-cell>
          <table:table-cell table:style-name="ce52" table:formula="of:=IF([.M3]&lt;=[.$B$9];[.$G$8];[.$G$9])" office:value-type="float" office:value="270" calcext:value-type="float">
            <text:p>270.0</text:p>
          </table:table-cell>
          <table:table-cell table:style-name="ce52" table:formula="of:=IF([.M3]&lt;=[.$B$9];[.$G$8]*(1-[.$B$11]);([.$G$8]*[.$B$11])*[.$B$9]/24*(1+1-IF([.$B$4]=&quot;LFP&quot;;[Utils.$B$24];[Utils.$C$24]))/(1-[.$B$9]/24)+[.$G$9])" office:value-type="float" office:value="218.16" calcext:value-type="float">
            <text:p>218.2</text:p>
          </table:table-cell>
          <table:table-cell table:number-columns-repeated="241"/>
        </table:table-row>
        <table:table-row table:style-name="ro1">
          <table:table-cell office:value-type="string" calcext:value-type="string">
            <text:p>Battery Type</text:p>
          </table:table-cell>
          <table:table-cell office:value-type="string" calcext:value-type="string">
            <text:p>LFP</text:p>
          </table:table-cell>
          <table:table-cell table:number-columns-repeated="3"/>
          <table:table-cell office:value-type="string" calcext:value-type="string">
            <text:p>Imax (A)</text:p>
          </table:table-cell>
          <table:table-cell table:style-name="ce52" table:formula="of:=['TCO Inputs'.$B$18]/[.$B$5]*[.$B$6]" office:value-type="float" office:value="20" calcext:value-type="float">
            <text:p>20.0</text:p>
          </table:table-cell>
          <table:table-cell table:number-columns-repeated="5"/>
          <table:table-cell table:style-name="ce7" office:value-type="float" office:value="2" calcext:value-type="float">
            <text:p>2</text:p>
          </table:table-cell>
          <table:table-cell table:style-name="ce52" table:formula="of:=IF([.M4]&lt;=[.$B$9];[.$G$8];[.$G$9])" office:value-type="float" office:value="270" calcext:value-type="float">
            <text:p>270.0</text:p>
          </table:table-cell>
          <table:table-cell table:style-name="ce52" table:formula="of:=IF([.M4]&lt;=[.$B$9];[.$G$8]*(1-[.$B$11]);([.$G$8]*[.$B$11])*[.$B$9]/24*(1+1-IF([.$B$4]=&quot;LFP&quot;;[Utils.$B$24];[Utils.$C$24]))/(1-[.$B$9]/24)+[.$G$9])" office:value-type="float" office:value="218.16" calcext:value-type="float">
            <text:p>218.2</text:p>
          </table:table-cell>
          <table:table-cell table:number-columns-repeated="241"/>
        </table:table-row>
        <table:table-row table:style-name="ro1">
          <table:table-cell office:value-type="string" calcext:value-type="string">
            <text:p>Battery Voltage</text:p>
          </table:table-cell>
          <table:table-cell table:style-name="ce7" office:value-type="float" office:value="12" calcext:value-type="float">
            <text:p>12</text:p>
          </table:table-cell>
          <table:table-cell table:number-columns-repeated="4"/>
          <table:table-cell table:style-name="ce52"/>
          <table:table-cell table:number-columns-repeated="5"/>
          <table:table-cell table:style-name="ce7" office:value-type="float" office:value="3" calcext:value-type="float">
            <text:p>3</text:p>
          </table:table-cell>
          <table:table-cell table:style-name="ce52" table:formula="of:=IF([.M5]&lt;=[.$B$9];[.$G$8];[.$G$9])" office:value-type="float" office:value="270" calcext:value-type="float">
            <text:p>270.0</text:p>
          </table:table-cell>
          <table:table-cell table:style-name="ce52" table:formula="of:=IF([.M5]&lt;=[.$B$9];[.$G$8]*(1-[.$B$11]);([.$G$8]*[.$B$11])*[.$B$9]/24*(1+1-IF([.$B$4]=&quot;LFP&quot;;[Utils.$B$24];[Utils.$C$24]))/(1-[.$B$9]/24)+[.$G$9])" office:value-type="float" office:value="218.16" calcext:value-type="float">
            <text:p>218.2</text:p>
          </table:table-cell>
          <table:table-cell table:number-columns-repeated="241"/>
        </table:table-row>
        <table:table-row table:style-name="ro1">
          <table:table-cell office:value-type="string" calcext:value-type="string">
            <text:p>Sever PSU efficiency</text:p>
          </table:table-cell>
          <table:table-cell table:style-name="ce9" office:value-type="percentage" office:value="0.8" calcext:value-type="percentage">
            <text:p>80%</text:p>
          </table:table-cell>
          <table:table-cell table:number-columns-repeated="4"/>
          <table:table-cell table:style-name="ce52"/>
          <table:table-cell table:number-columns-repeated="5"/>
          <table:table-cell table:style-name="ce7" office:value-type="float" office:value="4" calcext:value-type="float">
            <text:p>4</text:p>
          </table:table-cell>
          <table:table-cell table:style-name="ce52" table:formula="of:=IF([.M6]&lt;=[.$B$9];[.$G$8];[.$G$9])" office:value-type="float" office:value="270" calcext:value-type="float">
            <text:p>270.0</text:p>
          </table:table-cell>
          <table:table-cell table:style-name="ce52" table:formula="of:=IF([.M6]&lt;=[.$B$9];[.$G$8]*(1-[.$B$11]);([.$G$8]*[.$B$11])*[.$B$9]/24*(1+1-IF([.$B$4]=&quot;LFP&quot;;[Utils.$B$24];[Utils.$C$24]))/(1-[.$B$9]/24)+[.$G$9])" office:value-type="float" office:value="218.16" calcext:value-type="float">
            <text:p>218.2</text:p>
          </table:table-cell>
          <table:table-cell table:number-columns-repeated="241"/>
        </table:table-row>
        <table:table-row table:style-name="ro1">
          <table:table-cell table:number-columns-repeated="3"/>
          <table:table-cell table:style-name="ce51"/>
          <table:table-cell table:number-columns-repeated="2"/>
          <table:table-cell office:value-type="string" calcext:value-type="string">
            <text:p>No shaving</text:p>
          </table:table-cell>
          <table:table-cell office:value-type="string" calcext:value-type="string">
            <text:p>With Shaving</text:p>
          </table:table-cell>
          <table:table-cell table:number-columns-repeated="4"/>
          <table:table-cell table:style-name="ce7" office:value-type="float" office:value="5" calcext:value-type="float">
            <text:p>5</text:p>
          </table:table-cell>
          <table:table-cell table:style-name="ce52" table:formula="of:=IF([.M7]&lt;=[.$B$9];[.$G$8];[.$G$9])" office:value-type="float" office:value="223.5" calcext:value-type="float">
            <text:p>223.5</text:p>
          </table:table-cell>
          <table:table-cell table:style-name="ce52" table:formula="of:=IF([.M7]&lt;=[.$B$9];[.$G$8]*(1-[.$B$11]);([.$G$8]*[.$B$11])*[.$B$9]/24*(1+1-IF([.$B$4]=&quot;LFP&quot;;[Utils.$B$24];[Utils.$C$24]))/(1-[.$B$9]/24)+[.$G$9])" office:value-type="float" office:value="234.3864" calcext:value-type="float">
            <text:p>234.4</text:p>
          </table:table-cell>
          <table:table-cell table:number-columns-repeated="241"/>
        </table:table-row>
        <table:table-row table:style-name="ro1">
          <table:table-cell table:style-name="ce1" office:value-type="string" calcext:value-type="string">
            <office:annotation draw:style-name="gr11" draw:text-style-name="P1" svg:width="1.3335in" svg:height="1.4787in" svg:x="0.8228in" svg:y="1.1354in" draw:caption-point-x="0.8815in" draw:caption-point-y="0.035in">
              <dc:date>1899-12-30T00:00:00</dc:date>
              <text:p text:style-name="P1"><text:span text:style-name="T1">The graph demonstrates the daily pattern of the load.</text:span></text:p>
              <text:p text:style-name="P1"><text:span text:style-name="T1">Power = idle power + utilization * (peak power - idle power)</text:span></text:p>
              <text:p text:style-name="P1"><text:span text:style-name="T1">(see TCO inputs sheet)</text:span></text:p>
            </office:annotation>
            <text:p>Worload Specific</text:p>
          </table:table-cell>
          <table:table-cell table:number-columns-repeated="4"/>
          <table:table-cell office:value-type="string" calcext:value-type="string">
            <text:p>High Pulse Height</text:p>
          </table:table-cell>
          <table:table-cell table:style-name="ce52" table:formula="of:=[.B10]*['TCO Inputs'.B18]" office:value-type="float" office:value="270" calcext:value-type="float">
            <text:p>270.0</text:p>
          </table:table-cell>
          <table:table-cell table:style-name="ce52" table:formula="of:=[.$G$8]*(1-[.$B$11])" office:value-type="float" office:value="218.16" calcext:value-type="float">
            <text:p>218.2</text:p>
          </table:table-cell>
          <table:table-cell table:number-columns-repeated="4"/>
          <table:table-cell table:style-name="ce7" office:value-type="float" office:value="6" calcext:value-type="float">
            <text:p>6</text:p>
          </table:table-cell>
          <table:table-cell table:style-name="ce52" table:formula="of:=IF([.M8]&lt;=[.$B$9];[.$G$8];[.$G$9])" office:value-type="float" office:value="223.5" calcext:value-type="float">
            <text:p>223.5</text:p>
          </table:table-cell>
          <table:table-cell table:style-name="ce52" table:formula="of:=IF([.M8]&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Peak Pulse Width (h)</text:p>
          </table:table-cell>
          <table:table-cell table:style-name="ce7" office:value-type="float" office:value="4" calcext:value-type="float">
            <text:p>4</text:p>
          </table:table-cell>
          <table:table-cell/>
          <table:table-cell table:style-name="ce51"/>
          <table:table-cell/>
          <table:table-cell office:value-type="string" calcext:value-type="string">
            <text:p>Low Pulse Height</text:p>
          </table:table-cell>
          <table:table-cell table:style-name="ce52" table:formula="of:=(['TCO Inputs'.E16]-[.B10]*['TCO Inputs'.B18]*[.B9]/24)/(1-[.B9]/24)" office:value-type="float" office:value="223.5" calcext:value-type="float">
            <text:p>223.5</text:p>
          </table:table-cell>
          <table:table-cell table:style-name="ce52" table:formula="of:=([.$G$8]*[.$B$11])*[.$B$9]/24/[.$B$19]/(1-[.$B$9]/24)+[.$G$9]" office:value-type="float" office:value="234.413684210526" calcext:value-type="float">
            <text:p>234.4</text:p>
          </table:table-cell>
          <table:table-cell table:number-columns-repeated="4"/>
          <table:table-cell table:style-name="ce7" office:value-type="float" office:value="7" calcext:value-type="float">
            <text:p>7</text:p>
          </table:table-cell>
          <table:table-cell table:style-name="ce52" table:formula="of:=IF([.M9]&lt;=[.$B$9];[.$G$8];[.$G$9])" office:value-type="float" office:value="223.5" calcext:value-type="float">
            <text:p>223.5</text:p>
          </table:table-cell>
          <table:table-cell table:style-name="ce52" table:formula="of:=IF([.M9]&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Peak Pulse Height</text:p>
          </table:table-cell>
          <table:table-cell table:style-name="ce9" office:value-type="percentage" office:value="0.9" calcext:value-type="percentage">
            <text:p>90%</text:p>
          </table:table-cell>
          <table:table-cell table:number-columns-repeated="10"/>
          <table:table-cell table:style-name="ce7" office:value-type="float" office:value="8" calcext:value-type="float">
            <text:p>8</text:p>
          </table:table-cell>
          <table:table-cell table:style-name="ce52" table:formula="of:=IF([.M10]&lt;=[.$B$9];[.$G$8];[.$G$9])" office:value-type="float" office:value="223.5" calcext:value-type="float">
            <text:p>223.5</text:p>
          </table:table-cell>
          <table:table-cell table:style-name="ce52" table:formula="of:=IF([.M10]&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office:annotation draw:style-name="gr5" draw:text-style-name="P1" svg:width="1.3335in" svg:height="0.5457in" svg:x="0.8228in" svg:y="1.6665in" draw:caption-point-x="0.8815in" draw:caption-point-y="0.0039in">
              <dc:date>1899-12-30T00:00:00</dc:date>
              <text:p text:style-name="P1"><text:span text:style-name="T1">Must be smaller than Max Peak Reduction</text:span></text:p>
            </office:annotation>
            <text:p>Targeted Peak Reduction</text:p>
          </table:table-cell>
          <table:table-cell table:style-name="ce50" office:value-type="percentage" office:value="0.192" calcext:value-type="percentage">
            <text:p>19.2%</text:p>
          </table:table-cell>
          <table:table-cell table:number-columns-repeated="3"/>
          <table:table-cell office:value-type="string" calcext:value-type="string">
            <text:p>Max Peak Reduction</text:p>
          </table:table-cell>
          <table:table-cell table:style-name="ce53" table:formula="of:=([.$G$8]-[.$G$9])*(1-[.$B$9]/24)*[.$B$19]/([.$B$9]/24+(1-[.$B$9]/24)*[.$B$19])/[.$G$8]" office:value-type="percentage" office:value="0.142270531400966" calcext:value-type="percentage">
            <text:p>14.2%</text:p>
          </table:table-cell>
          <table:table-cell table:number-columns-repeated="5"/>
          <table:table-cell table:style-name="ce7" office:value-type="float" office:value="9" calcext:value-type="float">
            <text:p>9</text:p>
          </table:table-cell>
          <table:table-cell table:style-name="ce52" table:formula="of:=IF([.M11]&lt;=[.$B$9];[.$G$8];[.$G$9])" office:value-type="float" office:value="223.5" calcext:value-type="float">
            <text:p>223.5</text:p>
          </table:table-cell>
          <table:table-cell table:style-name="ce52" table:formula="of:=IF([.M11]&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Discharges per day</text:p>
          </table:table-cell>
          <table:table-cell table:style-name="ce7" office:value-type="float" office:value="1" calcext:value-type="float">
            <text:p>1</text:p>
          </table:table-cell>
          <table:table-cell table:number-columns-repeated="10"/>
          <table:table-cell table:style-name="ce7" office:value-type="float" office:value="10" calcext:value-type="float">
            <text:p>10</text:p>
          </table:table-cell>
          <table:table-cell table:style-name="ce52" table:formula="of:=IF([.M12]&lt;=[.$B$9];[.$G$8];[.$G$9])" office:value-type="float" office:value="223.5" calcext:value-type="float">
            <text:p>223.5</text:p>
          </table:table-cell>
          <table:table-cell table:style-name="ce52" table:formula="of:=IF([.M12]&lt;=[.$B$9];[.$G$8]*(1-[.$B$11]);([.$G$8]*[.$B$11])*[.$B$9]/24*(1+1-IF([.$B$4]=&quot;LFP&quot;;[Utils.$B$24];[Utils.$C$24]))/(1-[.$B$9]/24)+[.$G$9])" office:value-type="float" office:value="234.3864" calcext:value-type="float">
            <text:p>234.4</text:p>
          </table:table-cell>
          <table:table-cell table:number-columns-repeated="241"/>
        </table:table-row>
        <table:table-row table:style-name="ro1">
          <table:table-cell table:number-columns-repeated="5"/>
          <table:table-cell office:value-type="string" calcext:value-type="string">
            <office:annotation draw:style-name="gr15" draw:text-style-name="P1" svg:width="1.3335in" svg:height="1.9453in" svg:x="4.1563in" svg:y="2.0209in" draw:caption-point-x="1.9126in" draw:caption-point-y="-0.0169in">
              <dc:date>1899-12-30T00:00:00</dc:date>
              <text:p text:style-name="P1"><text:span text:style-name="T1">The Ah is estimated based on required discharge energy. </text:span></text:p>
              <text:p text:style-name="P1"><text:span text:style-name="T1">We account for discharge properties (peukert's law), DoD and capacity loss throughout lifetime. </text:span></text:p>
              <text:p text:style-name="P1"><text:span text:style-name="T1">Finally we scale it to 20h-rating.</text:span></text:p>
            </office:annotation>
            <text:p>Required Battery Capacity (Ah)</text:p>
          </table:table-cell>
          <table:table-cell table:style-name="ce55" table:formula="of:=((([.$G$8]-[.$H$8])*[.$B$6]*[.$B$9]/[.$B$5]*([.$G$4]^([.$B$16]-1))/[.$B$17]/0.8)*(20^([.$B$16]-1)))^(1/[.$B$16])" office:value-type="float" office:value="32.644139570807" calcext:value-type="float">
            <text:p>32.6</text:p>
          </table:table-cell>
          <table:table-cell table:number-columns-repeated="5"/>
          <table:table-cell table:style-name="ce7" office:value-type="float" office:value="11" calcext:value-type="float">
            <text:p>11</text:p>
          </table:table-cell>
          <table:table-cell table:style-name="ce52" table:formula="of:=IF([.M13]&lt;=[.$B$9];[.$G$8];[.$G$9])" office:value-type="float" office:value="223.5" calcext:value-type="float">
            <text:p>223.5</text:p>
          </table:table-cell>
          <table:table-cell table:style-name="ce52" table:formula="of:=IF([.M13]&lt;=[.$B$9];[.$G$8]*(1-[.$B$11]);([.$G$8]*[.$B$11])*[.$B$9]/24*(1+1-IF([.$B$4]=&quot;LFP&quot;;[Utils.$B$24];[Utils.$C$24]))/(1-[.$B$9]/24)+[.$G$9])" office:value-type="float" office:value="234.3864" calcext:value-type="float">
            <text:p>234.4</text:p>
          </table:table-cell>
          <table:table-cell table:number-columns-repeated="241"/>
        </table:table-row>
        <table:table-row table:style-name="ro1">
          <table:table-cell table:style-name="ce1" office:value-type="string" calcext:value-type="string">
            <text:p>Battery Type Specific</text:p>
          </table:table-cell>
          <table:table-cell table:number-columns-repeated="4"/>
          <table:table-cell office:value-type="string" calcext:value-type="string">
            <text:p>UPS cost per server ($)</text:p>
          </table:table-cell>
          <table:table-cell table:style-name="ce52" table:formula="of:=[.$G$13]*[.$B$15]" office:value-type="float" office:value="163.220697854035" calcext:value-type="float">
            <text:p>163.2</text:p>
          </table:table-cell>
          <table:table-cell table:number-columns-repeated="5"/>
          <table:table-cell table:style-name="ce7" office:value-type="float" office:value="12" calcext:value-type="float">
            <text:p>12</text:p>
          </table:table-cell>
          <table:table-cell table:style-name="ce52" table:formula="of:=IF([.M14]&lt;=[.$B$9];[.$G$8];[.$G$9])" office:value-type="float" office:value="223.5" calcext:value-type="float">
            <text:p>223.5</text:p>
          </table:table-cell>
          <table:table-cell table:style-name="ce52" table:formula="of:=IF([.M14]&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Battery Cost ($/Ah)</text:p>
          </table:table-cell>
          <table:table-cell table:formula="of:=IF([.$B$4]=&quot;LFP&quot;;[Utils.B20];[Utils.C20])" office:value-type="float" office:value="5" calcext:value-type="float">
            <text:p>5</text:p>
          </table:table-cell>
          <table:table-cell table:number-columns-repeated="3"/>
          <table:table-cell office:value-type="string" calcext:value-type="string">
            <text:p>UPS depreciation / month ($)</text:p>
          </table:table-cell>
          <table:table-cell table:style-name="ce52" table:formula="of:=[.$G$14]/[.$G$3]" office:value-type="float" office:value="1.63220697854035" calcext:value-type="float">
            <text:p>1.6</text:p>
          </table:table-cell>
          <table:table-cell table:number-columns-repeated="5"/>
          <table:table-cell table:style-name="ce7" office:value-type="float" office:value="13" calcext:value-type="float">
            <text:p>13</text:p>
          </table:table-cell>
          <table:table-cell table:style-name="ce52" table:formula="of:=IF([.M15]&lt;=[.$B$9];[.$G$8];[.$G$9])" office:value-type="float" office:value="223.5" calcext:value-type="float">
            <text:p>223.5</text:p>
          </table:table-cell>
          <table:table-cell table:style-name="ce52" table:formula="of:=IF([.M15]&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Peukert's exponent</text:p>
          </table:table-cell>
          <table:table-cell table:formula="of:=IF([.$B$4]=&quot;LFP&quot;;[Utils.B21];[Utils.C21])" office:value-type="float" office:value="1.05" calcext:value-type="float">
            <text:p>1.05</text:p>
          </table:table-cell>
          <table:table-cell table:number-columns-repeated="3"/>
          <table:table-cell office:value-type="string" calcext:value-type="string">
            <text:p>Allowed Oversubscription</text:p>
          </table:table-cell>
          <table:table-cell table:style-name="ce56" table:formula="of:=1/(1-[.$B$11])-1" office:value-type="percentage" office:value="0.237623762376238" calcext:value-type="percentage">
            <text:p>23.8%</text:p>
          </table:table-cell>
          <table:table-cell table:number-columns-repeated="5"/>
          <table:table-cell table:style-name="ce7" office:value-type="float" office:value="14" calcext:value-type="float">
            <text:p>14</text:p>
          </table:table-cell>
          <table:table-cell table:style-name="ce52" table:formula="of:=IF([.M16]&lt;=[.$B$9];[.$G$8];[.$G$9])" office:value-type="float" office:value="223.5" calcext:value-type="float">
            <text:p>223.5</text:p>
          </table:table-cell>
          <table:table-cell table:style-name="ce52" table:formula="of:=IF([.M16]&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DoD goal</text:p>
          </table:table-cell>
          <table:table-cell table:style-name="ce51" table:formula="of:=IF([.$B$4]=&quot;LFP&quot;;[Utils.B22];[Utils.C22])" office:value-type="percentage" office:value="0.6" calcext:value-type="percentage">
            <text:p>60%</text:p>
          </table:table-cell>
          <table:table-cell table:number-columns-repeated="10"/>
          <table:table-cell table:style-name="ce7" office:value-type="float" office:value="15" calcext:value-type="float">
            <text:p>15</text:p>
          </table:table-cell>
          <table:table-cell table:style-name="ce52" table:formula="of:=IF([.M17]&lt;=[.$B$9];[.$G$8];[.$G$9])" office:value-type="float" office:value="223.5" calcext:value-type="float">
            <text:p>223.5</text:p>
          </table:table-cell>
          <table:table-cell table:style-name="ce52" table:formula="of:=IF([.M17]&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Service life (months)</text:p>
          </table:table-cell>
          <table:table-cell table:formula="of:=IF([.$B$4]=&quot;LFP&quot;;[Utils.B23];[Utils.C23])" office:value-type="float" office:value="120" calcext:value-type="float">
            <text:p>120</text:p>
          </table:table-cell>
          <table:table-cell table:number-columns-repeated="10"/>
          <table:table-cell table:style-name="ce7" office:value-type="float" office:value="16" calcext:value-type="float">
            <text:p>16</text:p>
          </table:table-cell>
          <table:table-cell table:style-name="ce52" table:formula="of:=IF([.M18]&lt;=[.$B$9];[.$G$8];[.$G$9])" office:value-type="float" office:value="223.5" calcext:value-type="float">
            <text:p>223.5</text:p>
          </table:table-cell>
          <table:table-cell table:style-name="ce52" table:formula="of:=IF([.M18]&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Battery Efficiency</text:p>
          </table:table-cell>
          <table:table-cell table:style-name="ce51" table:formula="of:=IF([.$B$4]=&quot;LFP&quot;;[Utils.B24];[Utils.C24])" office:value-type="percentage" office:value="0.95" calcext:value-type="percentage">
            <text:p>95%</text:p>
          </table:table-cell>
          <table:table-cell table:number-columns-repeated="2"/>
          <table:table-cell>
            <draw:frame table:end-cell-address="'Oversubscription with batteries'.A1" table:end-x="0in" table:end-y="0in" draw:z-index="0" draw:name="Chart 5" draw:style-name="gr1" svg:width="3.7925in" svg:height="3.0433in" svg:x="-3.4059in" svg:y="-3in">
              <draw:object draw:notify-on-update-of-ranges="'Oversubscription with batteries'.M3:'Oversubscription with batteries'.M26 'Oversubscription with batteries'.N2:'Oversubscription with batteries'.N2 'Oversubscription with batteries'.N3:'Oversubscription with batteries'.N26 'Oversubscription with batteries'.O2:'Oversubscription with batteries'.O2 'Oversubscription with batteries'.O3:'Oversubscription with batteries'.O26" xlink:href="./Object 3-3" xlink:type="simple" xlink:show="embed" xlink:actuate="onLoad"/>
              <draw:image xlink:href="./ObjectReplacements/Object 3-3" xlink:type="simple" xlink:show="embed" xlink:actuate="onLoad"/>
            </draw:frame>
          </table:table-cell>
          <table:table-cell table:number-columns-repeated="7"/>
          <table:table-cell table:style-name="ce7" office:value-type="float" office:value="17" calcext:value-type="float">
            <text:p>17</text:p>
          </table:table-cell>
          <table:table-cell table:style-name="ce52" table:formula="of:=IF([.M19]&lt;=[.$B$9];[.$G$8];[.$G$9])" office:value-type="float" office:value="223.5" calcext:value-type="float">
            <text:p>223.5</text:p>
          </table:table-cell>
          <table:table-cell table:style-name="ce52" table:formula="of:=IF([.M19]&lt;=[.$B$9];[.$G$8]*(1-[.$B$11]);([.$G$8]*[.$B$11])*[.$B$9]/24*(1+1-IF([.$B$4]=&quot;LFP&quot;;[Utils.$B$24];[Utils.$C$24]))/(1-[.$B$9]/24)+[.$G$9])" office:value-type="float" office:value="234.3864" calcext:value-type="float">
            <text:p>234.4</text:p>
          </table:table-cell>
          <table:table-cell table:number-columns-repeated="241"/>
        </table:table-row>
        <table:table-row table:style-name="ro1">
          <table:table-cell table:number-columns-repeated="12"/>
          <table:table-cell table:style-name="ce7" office:value-type="float" office:value="18" calcext:value-type="float">
            <text:p>18</text:p>
          </table:table-cell>
          <table:table-cell table:style-name="ce52" table:formula="of:=IF([.M20]&lt;=[.$B$9];[.$G$8];[.$G$9])" office:value-type="float" office:value="223.5" calcext:value-type="float">
            <text:p>223.5</text:p>
          </table:table-cell>
          <table:table-cell table:style-name="ce52" table:formula="of:=IF([.M20]&lt;=[.$B$9];[.$G$8]*(1-[.$B$11]);([.$G$8]*[.$B$11])*[.$B$9]/24*(1+1-IF([.$B$4]=&quot;LFP&quot;;[Utils.$B$24];[Utils.$C$24]))/(1-[.$B$9]/24)+[.$G$9])" office:value-type="float" office:value="234.3864" calcext:value-type="float">
            <text:p>234.4</text:p>
          </table:table-cell>
          <table:table-cell table:number-columns-repeated="241"/>
        </table:table-row>
        <table:table-row table:style-name="ro1">
          <table:table-cell office:value-type="string" calcext:value-type="string">
            <text:p>DoD</text:p>
          </table:table-cell>
          <table:table-cell office:value-type="string" calcext:value-type="string">
            <text:p>Rech.cycles</text:p>
          </table:table-cell>
          <table:table-cell table:number-columns-repeated="10"/>
          <table:table-cell table:style-name="ce7" office:value-type="float" office:value="19" calcext:value-type="float">
            <text:p>19</text:p>
          </table:table-cell>
          <table:table-cell table:style-name="ce52" table:formula="of:=IF([.M21]&lt;=[.$B$9];[.$G$8];[.$G$9])" office:value-type="float" office:value="223.5" calcext:value-type="float">
            <text:p>223.5</text:p>
          </table:table-cell>
          <table:table-cell table:style-name="ce52" table:formula="of:=IF([.M21]&lt;=[.$B$9];[.$G$8]*(1-[.$B$11]);([.$G$8]*[.$B$11])*[.$B$9]/24*(1+1-IF([.$B$4]=&quot;LFP&quot;;[Utils.$B$24];[Utils.$C$24]))/(1-[.$B$9]/24)+[.$G$9])" office:value-type="float" office:value="234.3864" calcext:value-type="float">
            <text:p>234.4</text:p>
          </table:table-cell>
          <table:table-cell table:number-columns-repeated="241"/>
        </table:table-row>
        <table:table-row table:style-name="ro1">
          <table:table-cell table:style-name="ce9" office:value-type="percentage" office:value="0.1" calcext:value-type="percentage">
            <text:p>10%</text:p>
          </table:table-cell>
          <table:table-cell table:formula="of:=IF([.$B$4]=&quot;LFP&quot;;[Utils.B27];[Utils.C27])" office:value-type="float" office:value="100000" calcext:value-type="float">
            <text:p>100000</text:p>
          </table:table-cell>
          <table:table-cell table:number-columns-repeated="10"/>
          <table:table-cell table:style-name="ce7" office:value-type="float" office:value="20" calcext:value-type="float">
            <text:p>20</text:p>
          </table:table-cell>
          <table:table-cell table:style-name="ce52" table:formula="of:=IF([.M22]&lt;=[.$B$9];[.$G$8];[.$G$9])" office:value-type="float" office:value="223.5" calcext:value-type="float">
            <text:p>223.5</text:p>
          </table:table-cell>
          <table:table-cell table:style-name="ce52" table:formula="of:=IF([.M22]&lt;=[.$B$9];[.$G$8]*(1-[.$B$11]);([.$G$8]*[.$B$11])*[.$B$9]/24*(1+1-IF([.$B$4]=&quot;LFP&quot;;[Utils.$B$24];[Utils.$C$24]))/(1-[.$B$9]/24)+[.$G$9])" office:value-type="float" office:value="234.3864" calcext:value-type="float">
            <text:p>234.4</text:p>
          </table:table-cell>
          <table:table-cell table:number-columns-repeated="241"/>
        </table:table-row>
        <table:table-row table:style-name="ro1">
          <table:table-cell table:style-name="ce9" office:value-type="percentage" office:value="0.2" calcext:value-type="percentage">
            <text:p>20%</text:p>
          </table:table-cell>
          <table:table-cell table:formula="of:=IF([.$B$4]=&quot;LFP&quot;;[Utils.B28];[Utils.C28])" office:value-type="float" office:value="40000" calcext:value-type="float">
            <text:p>40000</text:p>
          </table:table-cell>
          <table:table-cell table:number-columns-repeated="10"/>
          <table:table-cell table:style-name="ce7" office:value-type="float" office:value="21" calcext:value-type="float">
            <text:p>21</text:p>
          </table:table-cell>
          <table:table-cell table:style-name="ce52" table:formula="of:=IF([.M23]&lt;=[.$B$9];[.$G$8];[.$G$9])" office:value-type="float" office:value="223.5" calcext:value-type="float">
            <text:p>223.5</text:p>
          </table:table-cell>
          <table:table-cell table:style-name="ce52" table:formula="of:=IF([.M23]&lt;=[.$B$9];[.$G$8]*(1-[.$B$11]);([.$G$8]*[.$B$11])*[.$B$9]/24*(1+1-IF([.$B$4]=&quot;LFP&quot;;[Utils.$B$24];[Utils.$C$24]))/(1-[.$B$9]/24)+[.$G$9])" office:value-type="float" office:value="234.3864" calcext:value-type="float">
            <text:p>234.4</text:p>
          </table:table-cell>
          <table:table-cell table:number-columns-repeated="241"/>
        </table:table-row>
        <table:table-row table:style-name="ro1">
          <table:table-cell table:style-name="ce9" office:value-type="percentage" office:value="0.3" calcext:value-type="percentage">
            <text:p>30%</text:p>
          </table:table-cell>
          <table:table-cell table:formula="of:=IF([.$B$4]=&quot;LFP&quot;;[Utils.B29];[Utils.C29])" office:value-type="float" office:value="10000" calcext:value-type="float">
            <text:p>10000</text:p>
          </table:table-cell>
          <table:table-cell table:number-columns-repeated="10"/>
          <table:table-cell table:style-name="ce7" office:value-type="float" office:value="22" calcext:value-type="float">
            <text:p>22</text:p>
          </table:table-cell>
          <table:table-cell table:style-name="ce52" table:formula="of:=IF([.M24]&lt;=[.$B$9];[.$G$8];[.$G$9])" office:value-type="float" office:value="223.5" calcext:value-type="float">
            <text:p>223.5</text:p>
          </table:table-cell>
          <table:table-cell table:style-name="ce52" table:formula="of:=IF([.M24]&lt;=[.$B$9];[.$G$8]*(1-[.$B$11]);([.$G$8]*[.$B$11])*[.$B$9]/24*(1+1-IF([.$B$4]=&quot;LFP&quot;;[Utils.$B$24];[Utils.$C$24]))/(1-[.$B$9]/24)+[.$G$9])" office:value-type="float" office:value="234.3864" calcext:value-type="float">
            <text:p>234.4</text:p>
          </table:table-cell>
          <table:table-cell table:number-columns-repeated="241"/>
        </table:table-row>
        <table:table-row table:style-name="ro1">
          <table:table-cell table:style-name="ce9" office:value-type="percentage" office:value="0.4" calcext:value-type="percentage">
            <text:p>40%</text:p>
          </table:table-cell>
          <table:table-cell table:formula="of:=IF([.$B$4]=&quot;LFP&quot;;[Utils.B30];[Utils.C30])" office:value-type="float" office:value="6000" calcext:value-type="float">
            <text:p>6000</text:p>
          </table:table-cell>
          <table:table-cell table:number-columns-repeated="10"/>
          <table:table-cell table:style-name="ce7" office:value-type="float" office:value="23" calcext:value-type="float">
            <text:p>23</text:p>
          </table:table-cell>
          <table:table-cell table:style-name="ce52" table:formula="of:=IF([.M25]&lt;=[.$B$9];[.$G$8];[.$G$9])" office:value-type="float" office:value="223.5" calcext:value-type="float">
            <text:p>223.5</text:p>
          </table:table-cell>
          <table:table-cell table:style-name="ce52" table:formula="of:=IF([.M25]&lt;=[.$B$9];[.$G$8]*(1-[.$B$11]);([.$G$8]*[.$B$11])*[.$B$9]/24*(1+1-IF([.$B$4]=&quot;LFP&quot;;[Utils.$B$24];[Utils.$C$24]))/(1-[.$B$9]/24)+[.$G$9])" office:value-type="float" office:value="234.3864" calcext:value-type="float">
            <text:p>234.4</text:p>
          </table:table-cell>
          <table:table-cell table:number-columns-repeated="241"/>
        </table:table-row>
        <table:table-row table:style-name="ro1">
          <table:table-cell table:style-name="ce9" office:value-type="percentage" office:value="0.5" calcext:value-type="percentage">
            <text:p>50%</text:p>
          </table:table-cell>
          <table:table-cell table:formula="of:=IF([.$B$4]=&quot;LFP&quot;;[Utils.B31];[Utils.C31])" office:value-type="float" office:value="4000" calcext:value-type="float">
            <text:p>4000</text:p>
          </table:table-cell>
          <table:table-cell table:number-columns-repeated="10"/>
          <table:table-cell table:style-name="ce7" office:value-type="float" office:value="24" calcext:value-type="float">
            <text:p>24</text:p>
          </table:table-cell>
          <table:table-cell table:style-name="ce52" table:formula="of:=IF([.M26]&lt;=[.$B$9];[.$G$8];[.$G$9])" office:value-type="float" office:value="223.5" calcext:value-type="float">
            <text:p>223.5</text:p>
          </table:table-cell>
          <table:table-cell table:style-name="ce52" table:formula="of:=IF([.M26]&lt;=[.$B$9];[.$G$8]*(1-[.$B$11]);([.$G$8]*[.$B$11])*[.$B$9]/24*(1+1-IF([.$B$4]=&quot;LFP&quot;;[Utils.$B$24];[Utils.$C$24]))/(1-[.$B$9]/24)+[.$G$9])" office:value-type="float" office:value="234.3864" calcext:value-type="float">
            <text:p>234.4</text:p>
          </table:table-cell>
          <table:table-cell table:number-columns-repeated="241"/>
        </table:table-row>
        <table:table-row table:style-name="ro1">
          <table:table-cell table:style-name="ce9" office:value-type="percentage" office:value="0.6" calcext:value-type="percentage">
            <text:p>60%</text:p>
          </table:table-cell>
          <table:table-cell table:formula="of:=IF([.$B$4]=&quot;LFP&quot;;[Utils.B32];[Utils.C32])" office:value-type="float" office:value="3000" calcext:value-type="float">
            <text:p>3000</text:p>
          </table:table-cell>
          <table:table-cell table:number-columns-repeated="254"/>
        </table:table-row>
        <table:table-row table:style-name="ro1">
          <table:table-cell table:style-name="ce9" office:value-type="percentage" office:value="0.7" calcext:value-type="percentage">
            <text:p>70%</text:p>
          </table:table-cell>
          <table:table-cell table:formula="of:=IF([.$B$4]=&quot;LFP&quot;;[Utils.B33];[Utils.C33])" office:value-type="float" office:value="2000" calcext:value-type="float">
            <text:p>2000</text:p>
          </table:table-cell>
          <table:table-cell table:number-columns-repeated="254"/>
        </table:table-row>
        <table:table-row table:style-name="ro1">
          <table:table-cell table:style-name="ce9" office:value-type="percentage" office:value="0.8" calcext:value-type="percentage">
            <text:p>80%</text:p>
          </table:table-cell>
          <table:table-cell table:formula="of:=IF([.$B$4]=&quot;LFP&quot;;[Utils.B34];[Utils.C34])" office:value-type="float" office:value="1700" calcext:value-type="float">
            <text:p>1700</text:p>
          </table:table-cell>
          <table:table-cell table:number-columns-repeated="254"/>
        </table:table-row>
        <table:table-row table:style-name="ro1">
          <table:table-cell table:style-name="ce9" office:value-type="percentage" office:value="0.9" calcext:value-type="percentage">
            <text:p>90%</text:p>
          </table:table-cell>
          <table:table-cell table:formula="of:=IF([.$B$4]=&quot;LFP&quot;;[Utils.B35];[Utils.C35])" office:value-type="float" office:value="1200" calcext:value-type="float">
            <text:p>1200</text:p>
          </table:table-cell>
          <table:table-cell table:number-columns-repeated="254"/>
        </table:table-row>
        <table:table-row table:style-name="ro1">
          <table:table-cell table:style-name="ce9" office:value-type="percentage" office:value="1" calcext:value-type="percentage">
            <text:p>100%</text:p>
          </table:table-cell>
          <table:table-cell table:formula="of:=IF([.$B$4]=&quot;LFP&quot;;[Utils.B36];[Utils.C36])" office:value-type="float" office:value="1000" calcext:value-type="float">
            <text:p>1000</text:p>
          </table:table-cell>
          <table:table-cell table:number-columns-repeated="254"/>
        </table:table-row>
        <table:table-row table:style-name="ro1" table:number-rows-repeated="13">
          <table:table-cell table:number-columns-repeated="256"/>
        </table:table-row>
        <table:table-row table:style-name="ro1">
          <table:table-cell table:style-name="ce1" office:value-type="string" calcext:value-type="string">
            <text:p>Analysis</text:p>
          </table:table-cell>
          <table:table-cell table:number-columns-repeated="255"/>
        </table:table-row>
        <table:table-row table:style-name="ro1">
          <table:table-cell office:value-type="string" calcext:value-type="string">
            <text:p>Capacity Size Limit (Ah)</text:p>
          </table:table-cell>
          <table:table-cell table:formula="of:=IF([.$B$4]=&quot;LFP&quot;;40;20)" office:value-type="float" office:value="40" calcext:value-type="float">
            <text:p>40</text:p>
          </table:table-cell>
          <table:table-cell table:number-columns-repeated="254"/>
        </table:table-row>
        <table:table-row table:style-name="ro1">
          <table:table-cell table:number-columns-repeated="2"/>
          <table:table-cell office:value-type="string" calcext:value-type="string">
            <text:p>Peak Width</text:p>
          </table:table-cell>
          <table:table-cell table:number-columns-repeated="253"/>
        </table:table-row>
        <table:table-row table:style-name="ro1">
          <table:table-cell/>
          <table:table-cell table:style-name="ce52" table:formula="of:=[.G13]" office:value-type="float" office:value="32.644139570807" calcext:value-type="float">
            <text:p>32.6</text:p>
          </table:table-cell>
          <table:table-cell table:style-name="ce7" office:value-type="float" office:value="0.5" calcext:value-type="float">
            <text:p>0.5</text:p>
          </table:table-cell>
          <table:table-cell table:formula="of:=[.C48]*2" office:value-type="float" office:value="1" calcext:value-type="float">
            <text:p>1</text:p>
          </table:table-cell>
          <table:table-cell table:style-name="ce2" table:formula="of:=[.D48]*2" office:value-type="float" office:value="2" calcext:value-type="float">
            <text:p>2</text:p>
          </table:table-cell>
          <table:table-cell table:formula="of:=[.E48]*2" office:value-type="float" office:value="4" calcext:value-type="float">
            <text:p>4</text:p>
          </table:table-cell>
          <table:table-cell table:formula="of:=[.F48]*2" office:value-type="float" office:value="8" calcext:value-type="float">
            <text:p>8</text:p>
          </table:table-cell>
          <table:table-cell table:formula="of:=[.G48]*2" office:value-type="float" office:value="16" calcext:value-type="float">
            <text:p>16</text:p>
          </table:table-cell>
          <table:table-cell table:number-columns-repeated="248"/>
        </table:table-row>
        <table:table-row table:style-name="ro1">
          <table:table-cell office:value-type="string" calcext:value-type="string">
            <text:p>Targeted Peak Reduction</text:p>
          </table:table-cell>
          <table:table-cell table:style-name="ce50" office:value-type="percentage" office:value="0.05" calcext:value-type="percentage">
            <text:p>5.0%</text:p>
          </table:table-cell>
          <table:table-cell table:style-name="ce54" office:value-type="float" office:value="1.45935310268378" calcext:value-type="float">
            <text:p>1.5</text:p>
          </table:table-cell>
          <table:table-cell table:style-name="ce54" office:value-type="float" office:value="2.82394100586801" calcext:value-type="float">
            <text:p>2.8</text:p>
          </table:table-cell>
          <table:table-cell table:style-name="ce54" office:value-type="float" office:value="5.46450532770804" calcext:value-type="float">
            <text:p>5.5</text:p>
          </table:table-cell>
          <table:table-cell table:style-name="ce54" office:value-type="float" office:value="10.5741651169412" calcext:value-type="float">
            <text:p>10.6</text:p>
          </table:table-cell>
          <table:table-cell table:style-name="ce54" office:value-type="float" office:value="20.461681563999" calcext:value-type="float">
            <text:p>20.5</text:p>
          </table:table-cell>
          <table:table-cell table:style-name="ce54" office:value-type="float" office:value="39.5946543104109" calcext:value-type="float">
            <text:p>39.6</text:p>
          </table:table-cell>
          <table:table-cell table:number-columns-repeated="248"/>
        </table:table-row>
        <table:table-row table:style-name="ro1">
          <table:table-cell/>
          <table:table-cell table:style-name="ce53" table:formula="of:=IF([.B49]+0.05&gt;[.$G$11];[.$G$11];[.B49]+0.05)" office:value-type="percentage" office:value="0.1" calcext:value-type="percentage">
            <text:p>10.0%</text:p>
          </table:table-cell>
          <table:table-cell table:style-name="ce54" office:value-type="float" office:value="2.82394100586801" calcext:value-type="float">
            <text:p>2.8</text:p>
          </table:table-cell>
          <table:table-cell table:style-name="ce54" office:value-type="float" office:value="5.46450532770804" calcext:value-type="float">
            <text:p>5.5</text:p>
          </table:table-cell>
          <table:table-cell table:style-name="ce54" office:value-type="float" office:value="10.5741651169412" calcext:value-type="float">
            <text:p>10.6</text:p>
          </table:table-cell>
          <table:table-cell table:style-name="ce54" office:value-type="float" office:value="20.461681563999" calcext:value-type="float">
            <text:p>20.5</text:p>
          </table:table-cell>
          <table:table-cell table:style-name="ce54" office:value-type="float" office:value="39.5946543104109" calcext:value-type="float">
            <text:p>39.6</text:p>
          </table:table-cell>
          <table:table-cell table:style-name="ce54" office:value-type="float" office:value="76.6181726099812" calcext:value-type="float">
            <text:p>76.6</text:p>
          </table:table-cell>
          <table:table-cell table:number-columns-repeated="248"/>
        </table:table-row>
        <table:table-row table:style-name="ro1">
          <table:table-cell/>
          <table:table-cell table:style-name="ce53" table:formula="of:=IF([.B50]+0.05&gt;[.$G$11];[.$G$11];[.B50]+0.05)" office:value-type="percentage" office:value="0.142270531400966" calcext:value-type="percentage">
            <text:p>14.2%</text:p>
          </table:table-cell>
          <table:table-cell table:style-name="ce54" office:value-type="float" office:value="4.15490961581097" calcext:value-type="float">
            <text:p>4.2</text:p>
          </table:table-cell>
          <table:table-cell table:style-name="ce54" office:value-type="float" office:value="8.04001418038321" calcext:value-type="float">
            <text:p>8.0</text:p>
          </table:table-cell>
          <table:table-cell table:style-name="ce54" office:value-type="float" office:value="15.5579384386069" calcext:value-type="float">
            <text:p>15.6</text:p>
          </table:table-cell>
          <table:table-cell table:style-name="ce54" office:value-type="float" office:value="30.1055996953412" calcext:value-type="float">
            <text:p>30.1</text:p>
          </table:table-cell>
          <table:table-cell table:style-name="ce54" office:value-type="float" office:value="58.2562488335236" calcext:value-type="float">
            <text:p>58.3</text:p>
          </table:table-cell>
          <table:table-cell table:style-name="ce54" office:value-type="float" office:value="112.729544088059" calcext:value-type="float">
            <text:p>112.7</text:p>
          </table:table-cell>
          <table:table-cell table:number-columns-repeated="248"/>
        </table:table-row>
        <table:table-row table:style-name="ro1">
          <table:table-cell/>
          <table:table-cell table:style-name="ce53" table:formula="of:=IF([.B51]+0.05&gt;[.$G$11];[.$G$11];[.B51]+0.05)" office:value-type="percentage" office:value="0.142270531400966" calcext:value-type="percentage">
            <text:p>14.2%</text:p>
          </table:table-cell>
          <table:table-cell table:style-name="ce54" office:value-type="float" office:value="5.31817905982464" calcext:value-type="float">
            <text:p>5.3</text:p>
          </table:table-cell>
          <table:table-cell table:style-name="ce54" office:value-type="float" office:value="10.2910144885213" calcext:value-type="float">
            <text:p>10.3</text:p>
          </table:table-cell>
          <table:table-cell table:style-name="ce54" office:value-type="float" office:value="19.9137671017883" calcext:value-type="float">
            <text:p>19.9</text:p>
          </table:table-cell>
          <table:table-cell table:style-name="ce54" office:value-type="float" office:value="38.5344050022076" calcext:value-type="float">
            <text:p>38.5</text:p>
          </table:table-cell>
          <table:table-cell table:style-name="ce54" office:value-type="float" office:value="74.5665228122917" calcext:value-type="float">
            <text:p>74.6</text:p>
          </table:table-cell>
          <table:table-cell table:style-name="ce54" office:value-type="float" office:value="144.290960869837" calcext:value-type="float">
            <text:p>144.3</text:p>
          </table:table-cell>
          <table:table-cell table:number-columns-repeated="248"/>
        </table:table-row>
        <table:table-row table:style-name="ro1">
          <table:table-cell/>
          <table:table-cell table:style-name="ce53" table:formula="of:=IF([.B52]+0.05&gt;[.$G$11];[.$G$11];[.B52]+0.05)" office:value-type="percentage" office:value="0.142270531400966" calcext:value-type="percentage">
            <text:p>14.2%</text:p>
          </table:table-cell>
          <table:table-cell table:style-name="ce54" office:value-type="float" office:value="5.31768632080367" calcext:value-type="float">
            <text:p>5.3</text:p>
          </table:table-cell>
          <table:table-cell table:style-name="ce54" office:value-type="float" office:value="10.2900610071987" calcext:value-type="float">
            <text:p>10.3</text:p>
          </table:table-cell>
          <table:table-cell table:style-name="ce54" office:value-type="float" office:value="19.9119220548286" calcext:value-type="float">
            <text:p>19.9</text:p>
          </table:table-cell>
          <table:table-cell table:style-name="ce54" office:value-type="float" office:value="38.5308347190748" calcext:value-type="float">
            <text:p>38.5</text:p>
          </table:table-cell>
          <table:table-cell table:style-name="ce54" office:value-type="float" office:value="74.5596140875132" calcext:value-type="float">
            <text:p>74.6</text:p>
          </table:table-cell>
          <table:table-cell table:style-name="ce54" office:value-type="float" office:value="144.277592048293" calcext:value-type="float">
            <text:p>144.3</text:p>
          </table:table-cell>
          <table:table-cell table:number-columns-repeated="248"/>
        </table:table-row>
      </table:table>
      <table:table table:name="Validation" table:style-name="ta5" table:print="false">
        <table:table-column table:style-name="co27" table:default-cell-style-name="ce2"/>
        <table:table-column table:style-name="co14" table:default-cell-style-name="ce43"/>
        <table:table-column table:style-name="co23" table:number-columns-repeated="4" table:default-cell-style-name="Default"/>
        <table:table-column table:style-name="co7" table:number-columns-repeated="250" table:default-cell-style-name="Default"/>
        <table:table-row table:style-name="ro1">
          <table:table-cell table:style-name="ce1" office:value-type="string" calcext:value-type="string">
            <office:annotation draw:style-name="gr16" draw:text-style-name="P1" svg:width="1.3335in" svg:height="10.1874in" svg:x="0.8228in" svg:y="0.0102in" draw:caption-point-x="2.4854in" draw:caption-point-y="-0.0063in">
              <dc:date>1899-12-30T00:00:00</dc:date>
              <text:p text:style-name="P1"><text:span text:style-name="T1">To validate run APC TCO calculator (http://www.apc.com/tools/isx/tco/) with:</text:span></text:p>
              <text:p text:style-name="P1"><text:span text:style-name="T1">- Design Power Rating(W): 10,000,000</text:span></text:p>
              <text:p text:style-name="P1"><text:span text:style-name="T1">- Starting Load - % of Design Power: 100</text:span></text:p>
              <text:p text:style-name="P1"><text:span text:style-name="T1">- Ending Load - % of Design Power: 100</text:span></text:p>
              <text:p text:style-name="P1"><text:span text:style-name="T1">- Average Rack Power (Watts/Rack): 4000</text:span></text:p>
              <text:p text:style-name="P1"><text:span text:style-name="T1">- % of Infrastructure Design Life when Ending Load is reached: 100</text:span></text:p>
              <text:p text:style-name="P1"><text:span text:style-name="T1">- Electricity Cost ($/kw-hr): 0.00000000001 (very small to be ignored, we estimate it separately according to utility contract)</text:span></text:p>
              <text:p text:style-name="P1"><text:span text:style-name="T1">- The rest are the default values</text:span></text:p>
              <text:p text:style-name="P1"><text:span text:style-name="T1">It will complain with 4 alerts, click ok, it is fine...</text:span></text:p>
              <text:p text:style-name="P1"><text:span text:style-name="T1">Click the results and select the Infrastructure Cost breakdown "Alternative Report"</text:span></text:p>
              <text:p text:style-name="P1"><text:span text:style-name="T1">The "System TCO by Category" should match in all components except for PowerEQ. This is because in the APC calculator they assume an "unknown" </text:span></text:p>
              <text:p text:style-name="P1"><text:span text:style-name="T1">non-linear factor that effectively significantly reduces PowerEQ costs for critical capacity &gt; 2MW. We assume that PowerEQ scales linearly. </text:span></text:p>
              <text:p text:style-name="P1"><text:span text:style-name="T1">Also note that the centralized UPS components are ignored (replaced by the battery cost of distributed UPS, in the TCO Outputs analysis) </text:span></text:p>
              <text:p text:style-name="P1"/>
            </office:annotation>
            <text:p>APC Calculator -- VALIDATION</text:p>
          </table:table-cell>
          <table:table-cell table:number-columns-repeated="255"/>
        </table:table-row>
        <table:table-row table:style-name="ro1">
          <table:table-cell office:value-type="string" calcext:value-type="string">
            <office:annotation draw:style-name="gr6" draw:text-style-name="P1" svg:width="1.3335in" svg:height="1.0122in" svg:x="0.8228in" svg:y="0.0728in" draw:caption-point-x="2.4854in" draw:caption-point-y="0.0976in">
              <dc:date>1899-12-30T00:00:00</dc:date>
              <text:p text:style-name="P1"><text:span text:style-name="T1">Includes: Power Distribution whips, PDUs, backroomswitch gear, generator, UPS, batteries</text:span></text:p>
            </office:annotation>
            <text:p>PowerEQ</text:p>
          </table:table-cell>
          <table:table-cell table:formula="of:=SUM(['TCO Advanced Inputs'.G44];['TCO Advanced Inputs'.G25];['TCO Advanced Inputs'.G21];['TCO Advanced Inputs'.G17];['TCO Advanced Inputs'.G12];['TCO Advanced Inputs'.G13])" office:value-type="float" office:value="22250000" calcext:value-type="float">
            <text:p>22,250,000</text:p>
          </table:table-cell>
          <table:table-cell table:number-columns-repeated="254"/>
        </table:table-row>
        <table:table-row table:style-name="ro1">
          <table:table-cell office:value-type="string" calcext:value-type="string">
            <office:annotation draw:style-name="gr4" draw:text-style-name="P1" svg:width="1.3335in" svg:height="0.2346in" svg:x="0.8228in" svg:y="0.25in" draw:caption-point-x="2.4854in" draw:caption-point-y="0.087in">
              <dc:date>1899-12-30T00:00:00</dc:date>
              <text:p text:style-name="P1"><text:span text:style-name="T1">Includes: CRAC etc</text:span></text:p>
            </office:annotation>
            <text:p>CoolingEQ</text:p>
          </table:table-cell>
          <table:table-cell table:formula="of:=SUM(['TCO Advanced Inputs'.G29])" office:value-type="float" office:value="8400000" calcext:value-type="float">
            <text:p>8,400,000</text:p>
          </table:table-cell>
          <table:table-cell table:number-columns-repeated="254"/>
        </table:table-row>
        <table:table-row table:style-name="ro1">
          <table:table-cell office:value-type="string" calcext:value-type="string">
            <office:annotation draw:style-name="gr3" draw:text-style-name="P1" svg:width="1.3335in" svg:height="0.5457in" svg:x="0.8228in" svg:y="0.4272in" draw:caption-point-x="2.4854in" draw:caption-point-y="0.0768in">
              <dc:date>1899-12-30T00:00:00</dc:date>
              <text:p text:style-name="P1"><text:span text:style-name="T1">Includes: enginnering and labor for everything</text:span></text:p>
            </office:annotation>
            <text:p>EngInstLab</text:p>
          </table:table-cell>
          <table:table-cell table:formula="of:=SUM(['TCO Advanced Inputs'.G41];['TCO Advanced Inputs'.G45];['TCO Advanced Inputs'.G30];['TCO Advanced Inputs'.G31];['TCO Advanced Inputs'.G47];['TCO Advanced Inputs'.G38];['TCO Advanced Inputs'.G39];['TCO Advanced Inputs'.G34];['TCO Advanced Inputs'.G35];['TCO Advanced Inputs'.G26];['TCO Advanced Inputs'.G27];['TCO Advanced Inputs'.G22];['TCO Advanced Inputs'.G23];['TCO Advanced Inputs'.G18];['TCO Advanced Inputs'.G19];['TCO Advanced Inputs'.G14];['TCO Advanced Inputs'.G15])" office:value-type="float" office:value="23027500" calcext:value-type="float">
            <text:p>23,027,500</text:p>
          </table:table-cell>
          <table:table-cell table:number-columns-repeated="254"/>
        </table:table-row>
        <table:table-row table:style-name="ro1">
          <table:table-cell office:value-type="string" calcext:value-type="string">
            <text:p>Service</text:p>
          </table:table-cell>
          <table:table-cell table:formula="of:=SUM(['TCO Advanced Inputs'.G54:.G58])" office:value-type="float" office:value="23700000" calcext:value-type="float">
            <text:p>23,700,000</text:p>
          </table:table-cell>
          <table:table-cell table:number-columns-repeated="254"/>
        </table:table-row>
        <table:table-row table:style-name="ro1">
          <table:table-cell office:value-type="string" calcext:value-type="string">
            <office:annotation draw:style-name="gr5" draw:text-style-name="P1" svg:width="1.3335in" svg:height="0.3902in" svg:x="0.8228in" svg:y="0.7815in" draw:caption-point-x="2.4854in" draw:caption-point-y="0.0555in">
              <dc:date>1899-12-30T00:00:00</dc:date>
              <text:p text:style-name="P1"><text:span text:style-name="T1">Includdes: Racks, datacables</text:span></text:p>
            </office:annotation>
            <text:p>RacksEnclos</text:p>
          </table:table-cell>
          <table:table-cell table:formula="of:=SUM(['TCO Advanced Inputs'.G43];['TCO Advanced Inputs'.G46])" office:value-type="float" office:value="5187500" calcext:value-type="float">
            <text:p>5,187,500</text:p>
          </table:table-cell>
          <table:table-cell table:number-columns-repeated="254"/>
        </table:table-row>
        <table:table-row table:style-name="ro1">
          <table:table-cell office:value-type="string" calcext:value-type="string">
            <office:annotation draw:style-name="gr17" draw:text-style-name="P1" svg:width="1.3335in" svg:height="1.0122in" svg:x="0.8228in" svg:y="0.9583in" draw:caption-point-x="2.4854in" draw:caption-point-y="0.0457in">
              <dc:date>1899-12-30T00:00:00</dc:date>
              <text:p text:style-name="P1"><text:span text:style-name="T1">Includes Lease, fireprotection, raisedfloor, Cleaning for room and raised floor</text:span></text:p>
              <text:p text:style-name="P1"/>
            </office:annotation>
            <text:p>Space</text:p>
          </table:table-cell>
          <table:table-cell table:formula="of:=SUM(['TCO Advanced Inputs'.G51]+['TCO Advanced Inputs'.G33]+['TCO Advanced Inputs'.G52]+['TCO Advanced Inputs'.G53]+['TCO Advanced Inputs'.G37])" office:value-type="float" office:value="12937500" calcext:value-type="float">
            <text:p>12,937,500</text:p>
          </table:table-cell>
          <table:table-cell table:number-columns-repeated="254"/>
        </table:table-row>
        <table:table-row table:style-name="ro1">
          <table:table-cell office:value-type="string" calcext:value-type="string">
            <office:annotation draw:style-name="gr5" draw:text-style-name="P1" svg:width="1.3335in" svg:height="0.3902in" svg:x="0.8228in" svg:y="1.1354in" draw:caption-point-x="2.4854in" draw:caption-point-y="0.035in">
              <dc:date>1899-12-30T00:00:00</dc:date>
              <text:p text:style-name="P1"><text:span text:style-name="T1">Includes only system monitors</text:span></text:p>
            </office:annotation>
            <text:p>SysMon</text:p>
          </table:table-cell>
          <table:table-cell table:formula="of:=SUM(['TCO Advanced Inputs'.G49])" office:value-type="float" office:value="506250" calcext:value-type="float">
            <text:p>506,250</text:p>
          </table:table-cell>
          <table:table-cell table:number-columns-repeated="254"/>
        </table:table-row>
        <table:table-row table:style-name="ro1">
          <table:table-cell office:value-type="string" calcext:value-type="string">
            <office:annotation draw:style-name="gr3" draw:text-style-name="P1" svg:width="1.3335in" svg:height="0.7012in" svg:x="0.8228in" svg:y="1.3126in" draw:caption-point-x="2.4854in" draw:caption-point-y="0.0244in">
              <dc:date>1899-12-30T00:00:00</dc:date>
              <text:p text:style-name="P1"><text:span text:style-name="T1">Includes: project internal and external management</text:span></text:p>
            </office:annotation>
            <text:p>ProjMan</text:p>
          </table:table-cell>
          <table:table-cell table:formula="of:=SUM(['TCO Advanced Inputs'.G50])" office:value-type="float" office:value="1950000" calcext:value-type="float">
            <text:p>1,950,000</text:p>
          </table:table-cell>
          <table:table-cell table:number-columns-repeated="254"/>
        </table:table-row>
        <table:table-row table:style-name="ro1">
          <table:table-cell office:value-type="string" calcext:value-type="string">
            <office:annotation draw:style-name="gr4" draw:text-style-name="P1" svg:width="1.3335in" svg:height="0.2346in" svg:x="0.8228in" svg:y="1.4898in" draw:caption-point-x="2.4854in" draw:caption-point-y="0.0142in">
              <dc:date>1899-12-30T00:00:00</dc:date>
              <text:p text:style-name="P1"><text:span text:style-name="T1">Includes: Lighting</text:span></text:p>
            </office:annotation>
            <text:p>Lighting</text:p>
          </table:table-cell>
          <table:table-cell table:formula="of:=['TCO Advanced Inputs'.G59]" office:value-type="float" office:value="609120" calcext:value-type="float">
            <text:p>609,120</text:p>
          </table:table-cell>
          <table:table-cell table:number-columns-repeated="254"/>
        </table:table-row>
        <table:table-row table:style-name="ro1">
          <table:table-cell table:number-columns-repeated="256"/>
        </table:table-row>
        <table:table-row table:style-name="ro1">
          <table:table-cell office:value-type="string" calcext:value-type="string">
            <text:p>Total infrastructure costs (no Lighting)</text:p>
          </table:table-cell>
          <table:table-cell table:formula="of:=SUM([.B2:.B9])" office:value-type="float" office:value="97958750" calcext:value-type="float">
            <text:p>97,958,750</text:p>
          </table:table-cell>
          <table:table-cell table:number-columns-repeated="254"/>
        </table:table-row>
        <table:table-row table:style-name="ro1" table:number-rows-repeated="2">
          <table:table-cell/>
          <table:table-cell table:style-name="ce2"/>
          <table:table-cell table:number-columns-repeated="254"/>
        </table:table-row>
        <table:table-row table:style-name="ro1">
          <table:table-cell office:value-type="string" calcext:value-type="string">
            <office:annotation draw:style-name="gr18" draw:text-style-name="P1" svg:width="1.3335in" svg:height="1.7898in" svg:x="0.8228in" svg:y="2.3748in" draw:caption-point-x="2.4854in" draw:caption-point-y="-0.0378in">
              <dc:date>1899-12-30T00:00:00</dc:date>
              <text:p text:style-name="P1"><text:span text:style-name="T1">This is approximately 10$/W of critical capacity for infrastructure costs which is in the correct range based on ["The Datacenter as a Computer", Barosso et al.] </text:span></text:p>
              <text:p text:style-name="P1"/>
            </office:annotation>
            <text:p>Infrastructure costs+ Dist.UPS + Substation Cost</text:p>
          </table:table-cell>
          <table:table-cell table:formula="of:=[.B12]-['TCO Advanced Inputs'.G12]-['TCO Advanced Inputs'.G13]+3.2*2*['TCO Inputs'.E10]+['TCO Advanced Inputs'.G60]" office:value-type="float" office:value="96231870" calcext:value-type="float">
            <text:p>96,231,870</text:p>
          </table:table-cell>
          <table:table-cell table:number-columns-repeated="254"/>
        </table:table-row>
        <table:table-row table:style-name="ro1" table:number-rows-repeated="4">
          <table:table-cell/>
          <table:table-cell table:style-name="ce2"/>
          <table:table-cell table:number-columns-repeated="254"/>
        </table:table-row>
        <table:table-row table:style-name="ro1">
          <table:table-cell/>
          <table:table-cell table:style-name="ce2"/>
          <table:table-cell table:number-columns-repeated="254"/>
        </table:table-row>
      </table:table>
      <table:table table:name="Utils" table:style-name="ta6" table:print="false">
        <table:table-column table:style-name="co23" table:default-cell-style-name="ce2"/>
        <table:table-column table:style-name="co23" table:number-columns-repeated="5" table:default-cell-style-name="Default"/>
        <table:table-column table:style-name="co7" table:number-columns-repeated="250" table:default-cell-style-name="Default"/>
        <table:table-row table:style-name="ro1">
          <table:table-cell office:value-type="string" calcext:value-type="string">
            <text:p>Oversubscription Level Options</text:p>
          </table:table-cell>
          <table:table-cell table:number-columns-repeated="3"/>
          <table:table-cell table:style-name="ce2" office:value-type="string" calcext:value-type="string">
            <text:p>License Information:</text:p>
          </table:table-cell>
          <table:table-cell table:number-columns-repeated="251"/>
        </table:table-row>
        <table:table-row table:style-name="ro1">
          <table:table-cell office:value-type="string" calcext:value-type="string">
            <text:p>Rack</text:p>
          </table:table-cell>
          <table:table-cell table:number-columns-repeated="3"/>
          <table:table-cell table:style-name="ce2" office:value-type="string" calcext:value-type="string">
            <text:p>Copyright (c) 2012, Vasileios Kontorinis</text:p>
          </table:table-cell>
          <table:table-cell table:number-columns-repeated="251"/>
        </table:table-row>
        <table:table-row table:style-name="ro1">
          <table:table-cell office:value-type="string" calcext:value-type="string">
            <text:p>PDU</text:p>
          </table:table-cell>
          <table:table-cell table:number-columns-repeated="3"/>
          <table:table-cell table:style-name="ce2" office:value-type="string" calcext:value-type="string">
            <text:p>All rights reserved.</text:p>
          </table:table-cell>
          <table:table-cell table:number-columns-repeated="251"/>
        </table:table-row>
        <table:table-row table:style-name="ro1">
          <table:table-cell office:value-type="string" calcext:value-type="string">
            <text:p>Cluster</text:p>
          </table:table-cell>
          <table:table-cell table:number-columns-repeated="255"/>
        </table:table-row>
        <table:table-row table:style-name="ro1">
          <table:table-cell table:style-name="Default"/>
          <table:table-cell table:number-columns-repeated="3"/>
          <table:table-cell table:style-name="ce2" office:value-type="string" calcext:value-type="string">
            <text:p>Redistribution and use in source and binary forms, with or without modification, are permitted provided that the following conditions are met:</text:p>
          </table:table-cell>
          <table:table-cell table:number-columns-repeated="251"/>
        </table:table-row>
        <table:table-row table:style-name="ro1">
          <table:table-cell office:value-type="string" calcext:value-type="string">
            <text:p>Oversubscription Scaling Options</text:p>
          </table:table-cell>
          <table:table-cell table:number-columns-repeated="255"/>
        </table:table-row>
        <table:table-row table:style-name="ro1">
          <table:table-cell office:value-type="string" calcext:value-type="string">
            <text:p>Scales with Critical capacity</text:p>
          </table:table-cell>
          <table:table-cell table:number-columns-repeated="3"/>
          <table:table-cell table:style-name="ce2" office:value-type="string" calcext:value-type="string">
            <text:p>Redistributions of source code must retain the above copyright notice, this list of conditions and the following disclaimer.</text:p>
          </table:table-cell>
          <table:table-cell table:number-columns-repeated="251"/>
        </table:table-row>
        <table:table-row table:style-name="ro1">
          <table:table-cell office:value-type="string" calcext:value-type="string">
            <text:p>Scales with Server Power</text:p>
          </table:table-cell>
          <table:table-cell table:number-columns-repeated="3"/>
          <table:table-cell table:style-name="ce2" office:value-type="string" calcext:value-type="string">
            <text:p>Redistributions in binary form must reproduce the above copyright notice, this list of conditions and the following disclaimer in the documentation and/or other materials provided with the distribution.</text:p>
          </table:table-cell>
          <table:table-cell table:number-columns-repeated="251"/>
        </table:table-row>
        <table:table-row table:style-name="ro1">
          <table:table-cell office:value-type="string" calcext:value-type="string">
            <text:p>Custom</text:p>
          </table:table-cell>
          <table:table-cell table:number-columns-repeated="3"/>
          <table:table-cell table:style-name="ce2" office:value-type="string" calcext:value-type="string">
            <text:p>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able:table-cell>
          <table:table-cell table:number-columns-repeated="251"/>
        </table:table-row>
        <table:table-row table:style-name="ro1">
          <table:table-cell table:style-name="Default"/>
          <table:table-cell table:number-columns-repeated="255"/>
        </table:table-row>
        <table:table-row table:style-name="ro1">
          <table:table-cell office:value-type="string" calcext:value-type="string">
            <text:p>Oversubscription Method</text:p>
          </table:table-cell>
          <table:table-cell table:number-columns-repeated="255"/>
        </table:table-row>
        <table:table-row table:style-name="ro1">
          <table:table-cell office:value-type="string" calcext:value-type="string">
            <text:p>Batteries</text:p>
          </table:table-cell>
          <table:table-cell table:number-columns-repeated="255"/>
        </table:table-row>
        <table:table-row table:style-name="ro1">
          <table:table-cell office:value-type="string" calcext:value-type="string">
            <text:p>Other</text:p>
          </table:table-cell>
          <table:table-cell table:number-columns-repeated="255"/>
        </table:table-row>
        <table:table-row table:style-name="ro1">
          <table:table-cell table:number-columns-repeated="256"/>
        </table:table-row>
        <table:table-row table:style-name="ro1">
          <table:table-cell office:value-type="string" calcext:value-type="string">
            <text:p>Battery Type</text:p>
          </table:table-cell>
          <table:table-cell table:number-columns-repeated="255"/>
        </table:table-row>
        <table:table-row table:style-name="ro1">
          <table:table-cell office:value-type="string" calcext:value-type="string">
            <text:p>LFP</text:p>
          </table:table-cell>
          <table:table-cell table:number-columns-repeated="255"/>
        </table:table-row>
        <table:table-row table:style-name="ro1">
          <table:table-cell office:value-type="string" calcext:value-type="string">
            <text:p>LA</text:p>
          </table:table-cell>
          <table:table-cell table:number-columns-repeated="255"/>
        </table:table-row>
        <table:table-row table:style-name="ro1">
          <table:table-cell table:style-name="Default"/>
          <table:table-cell table:number-columns-repeated="255"/>
        </table:table-row>
        <table:table-row table:style-name="ro1">
          <table:table-cell table:style-name="Default"/>
          <table:table-cell table:style-name="ce57" office:value-type="string" calcext:value-type="string">
            <text:p>LFP</text:p>
          </table:table-cell>
          <table:table-cell table:style-name="ce57" office:value-type="string" calcext:value-type="string">
            <text:p>LA</text:p>
          </table:table-cell>
          <table:table-cell table:number-columns-repeated="253"/>
        </table:table-row>
        <table:table-row table:style-name="ro1">
          <table:table-cell office:value-type="string" calcext:value-type="string">
            <text:p>Battery Cost ($/Ah)</text:p>
          </table:table-cell>
          <table:table-cell table:style-name="ce7" office:value-type="float" office:value="5" calcext:value-type="float">
            <text:p>5</text:p>
          </table:table-cell>
          <table:table-cell table:style-name="ce7" office:value-type="float" office:value="2" calcext:value-type="float">
            <text:p>2</text:p>
          </table:table-cell>
          <table:table-cell table:number-columns-repeated="253"/>
        </table:table-row>
        <table:table-row table:style-name="ro1">
          <table:table-cell office:value-type="string" calcext:value-type="string">
            <text:p>Peukert's exponent</text:p>
          </table:table-cell>
          <table:table-cell table:style-name="ce7" office:value-type="float" office:value="1.05" calcext:value-type="float">
            <text:p>1.05</text:p>
          </table:table-cell>
          <table:table-cell table:style-name="ce7" office:value-type="float" office:value="1.14999999999999" calcext:value-type="float">
            <text:p>1.15</text:p>
          </table:table-cell>
          <table:table-cell table:number-columns-repeated="253"/>
        </table:table-row>
        <table:table-row table:style-name="ro1">
          <table:table-cell office:value-type="string" calcext:value-type="string">
            <text:p>DoD goal</text:p>
          </table:table-cell>
          <table:table-cell table:style-name="ce9" office:value-type="percentage" office:value="0.6" calcext:value-type="percentage">
            <text:p>60%</text:p>
          </table:table-cell>
          <table:table-cell table:style-name="ce9" office:value-type="percentage" office:value="0.4" calcext:value-type="percentage">
            <text:p>40%</text:p>
          </table:table-cell>
          <table:table-cell table:number-columns-repeated="253"/>
        </table:table-row>
        <table:table-row table:style-name="ro1">
          <table:table-cell office:value-type="string" calcext:value-type="string">
            <text:p>Service life (months)</text:p>
          </table:table-cell>
          <table:table-cell table:style-name="ce7" office:value-type="float" office:value="120" calcext:value-type="float">
            <text:p>120</text:p>
          </table:table-cell>
          <table:table-cell table:style-name="ce7" office:value-type="float" office:value="48" calcext:value-type="float">
            <text:p>48</text:p>
          </table:table-cell>
          <table:table-cell table:number-columns-repeated="253"/>
        </table:table-row>
        <table:table-row table:style-name="ro1">
          <table:table-cell office:value-type="string" calcext:value-type="string">
            <text:p>Battery Efficiency</text:p>
          </table:table-cell>
          <table:table-cell table:style-name="ce9" office:value-type="percentage" office:value="0.95" calcext:value-type="percentage">
            <text:p>95%</text:p>
          </table:table-cell>
          <table:table-cell table:style-name="ce9" office:value-type="percentage" office:value="0.75" calcext:value-type="percentage">
            <text:p>75%</text:p>
          </table:table-cell>
          <table:table-cell table:number-columns-repeated="253"/>
        </table:table-row>
        <table:table-row table:style-name="ro1">
          <table:table-cell table:style-name="Default"/>
          <table:table-cell table:number-columns-repeated="255"/>
        </table:table-row>
        <table:table-row table:style-name="ro1">
          <table:table-cell office:value-type="string" calcext:value-type="string">
            <text:p>DoD</text:p>
          </table:table-cell>
          <table:table-cell table:style-name="ce2" office:value-type="string" calcext:value-type="string">
            <text:p>LFP rech.cycles</text:p>
          </table:table-cell>
          <table:table-cell table:style-name="ce2" office:value-type="string" calcext:value-type="string">
            <text:p>LA rech.cycles</text:p>
          </table:table-cell>
          <table:table-cell table:number-columns-repeated="253"/>
        </table:table-row>
        <table:table-row table:style-name="ro1">
          <table:table-cell table:style-name="ce9" office:value-type="percentage" office:value="0.1" calcext:value-type="percentage">
            <text:p>10%</text:p>
          </table:table-cell>
          <table:table-cell table:style-name="ce7" office:value-type="float" office:value="100000" calcext:value-type="float">
            <text:p>100000</text:p>
          </table:table-cell>
          <table:table-cell table:style-name="ce7" office:value-type="float" office:value="5000" calcext:value-type="float">
            <text:p>5000</text:p>
          </table:table-cell>
          <table:table-cell table:number-columns-repeated="253"/>
        </table:table-row>
        <table:table-row table:style-name="ro1">
          <table:table-cell table:style-name="ce9" office:value-type="percentage" office:value="0.2" calcext:value-type="percentage">
            <text:p>20%</text:p>
          </table:table-cell>
          <table:table-cell table:style-name="ce7" office:value-type="float" office:value="40000" calcext:value-type="float">
            <text:p>40000</text:p>
          </table:table-cell>
          <table:table-cell table:style-name="ce7" office:value-type="float" office:value="2800" calcext:value-type="float">
            <text:p>2800</text:p>
          </table:table-cell>
          <table:table-cell table:number-columns-repeated="253"/>
        </table:table-row>
        <table:table-row table:style-name="ro1">
          <table:table-cell table:style-name="ce9" office:value-type="percentage" office:value="0.3" calcext:value-type="percentage">
            <text:p>30%</text:p>
          </table:table-cell>
          <table:table-cell table:style-name="ce7" office:value-type="float" office:value="10000" calcext:value-type="float">
            <text:p>10000</text:p>
          </table:table-cell>
          <table:table-cell table:style-name="ce7" office:value-type="float" office:value="1860" calcext:value-type="float">
            <text:p>1860</text:p>
          </table:table-cell>
          <table:table-cell table:number-columns-repeated="253"/>
        </table:table-row>
        <table:table-row table:style-name="ro1">
          <table:table-cell table:style-name="ce9" office:value-type="percentage" office:value="0.4" calcext:value-type="percentage">
            <text:p>40%</text:p>
          </table:table-cell>
          <table:table-cell table:style-name="ce7" office:value-type="float" office:value="6000" calcext:value-type="float">
            <text:p>6000</text:p>
          </table:table-cell>
          <table:table-cell table:style-name="ce7" office:value-type="float" office:value="1300" calcext:value-type="float">
            <text:p>1300</text:p>
          </table:table-cell>
          <table:table-cell table:number-columns-repeated="253"/>
        </table:table-row>
        <table:table-row table:style-name="ro1">
          <table:table-cell table:style-name="ce9" office:value-type="percentage" office:value="0.5" calcext:value-type="percentage">
            <text:p>50%</text:p>
          </table:table-cell>
          <table:table-cell table:style-name="ce7" office:value-type="float" office:value="4000" calcext:value-type="float">
            <text:p>4000</text:p>
          </table:table-cell>
          <table:table-cell table:style-name="ce7" office:value-type="float" office:value="1000" calcext:value-type="float">
            <text:p>1000</text:p>
          </table:table-cell>
          <table:table-cell table:number-columns-repeated="253"/>
        </table:table-row>
        <table:table-row table:style-name="ro1">
          <table:table-cell table:style-name="ce9" office:value-type="percentage" office:value="0.6" calcext:value-type="percentage">
            <text:p>60%</text:p>
          </table:table-cell>
          <table:table-cell table:style-name="ce7" office:value-type="float" office:value="3000" calcext:value-type="float">
            <text:p>3000</text:p>
          </table:table-cell>
          <table:table-cell table:style-name="ce7" office:value-type="float" office:value="830" calcext:value-type="float">
            <text:p>830</text:p>
          </table:table-cell>
          <table:table-cell table:number-columns-repeated="253"/>
        </table:table-row>
        <table:table-row table:style-name="ro1">
          <table:table-cell table:style-name="ce9" office:value-type="percentage" office:value="0.7" calcext:value-type="percentage">
            <text:p>70%</text:p>
          </table:table-cell>
          <table:table-cell table:style-name="ce7" office:value-type="float" office:value="2000" calcext:value-type="float">
            <text:p>2000</text:p>
          </table:table-cell>
          <table:table-cell table:style-name="ce7" office:value-type="float" office:value="650" calcext:value-type="float">
            <text:p>650</text:p>
          </table:table-cell>
          <table:table-cell table:number-columns-repeated="253"/>
        </table:table-row>
        <table:table-row table:style-name="ro1">
          <table:table-cell table:style-name="ce9" office:value-type="percentage" office:value="0.8" calcext:value-type="percentage">
            <text:p>80%</text:p>
          </table:table-cell>
          <table:table-cell table:style-name="ce7" office:value-type="float" office:value="1700" calcext:value-type="float">
            <text:p>1700</text:p>
          </table:table-cell>
          <table:table-cell table:style-name="ce7" office:value-type="float" office:value="500" calcext:value-type="float">
            <text:p>500</text:p>
          </table:table-cell>
          <table:table-cell table:number-columns-repeated="253"/>
        </table:table-row>
        <table:table-row table:style-name="ro1">
          <table:table-cell table:style-name="ce9" office:value-type="percentage" office:value="0.9" calcext:value-type="percentage">
            <text:p>90%</text:p>
          </table:table-cell>
          <table:table-cell table:style-name="ce7" office:value-type="float" office:value="1200" calcext:value-type="float">
            <text:p>1200</text:p>
          </table:table-cell>
          <table:table-cell table:style-name="ce7" office:value-type="float" office:value="410" calcext:value-type="float">
            <text:p>410</text:p>
          </table:table-cell>
          <table:table-cell table:number-columns-repeated="253"/>
        </table:table-row>
        <table:table-row table:style-name="ro1">
          <table:table-cell table:style-name="ce9" office:value-type="percentage" office:value="1" calcext:value-type="percentage">
            <text:p>100%</text:p>
          </table:table-cell>
          <table:table-cell table:style-name="ce7" office:value-type="float" office:value="1000" calcext:value-type="float">
            <text:p>1000</text:p>
          </table:table-cell>
          <table:table-cell table:style-name="ce7" office:value-type="float" office:value="330" calcext:value-type="float">
            <text:p>330</text:p>
          </table:table-cell>
          <table:table-cell table:number-columns-repeated="253"/>
        </table:table-row>
      </table:table>
      <table:table table:name="Server Power" table:style-name="ta7" table:print="false">
        <table:table-column table:style-name="co28" table:number-columns-repeated="3" table:default-cell-style-name="Default"/>
        <table:table-column table:style-name="co29" table:default-cell-style-name="ce2"/>
        <table:table-column table:style-name="co30" table:default-cell-style-name="ce2"/>
        <table:table-column table:style-name="co28" table:number-columns-repeated="7" table:default-cell-style-name="Default"/>
        <table:table-column table:style-name="co7" table:number-columns-repeated="244" table:default-cell-style-name="Default"/>
        <table:table-row table:style-name="ro1" table:number-rows-repeated="12">
          <table:table-cell table:number-columns-repeated="256"/>
        </table:table-row>
        <table:table-row table:style-name="ro1">
          <table:table-cell table:number-columns-repeated="3"/>
          <table:table-cell office:value-type="string" calcext:value-type="string">
            <text:p>Inlet Temperature (F)</text:p>
          </table:table-cell>
          <table:table-cell/>
          <table:table-cell table:style-name="ce2" office:value-type="string" calcext:value-type="string">
            <text:p>Power</text:p>
          </table:table-cell>
          <table:table-cell/>
          <table:table-cell table:style-name="ce2" office:value-type="string" calcext:value-type="string">
            <text:p>Inlet Temperature (In Centigrade)</text:p>
          </table:table-cell>
          <table:table-cell table:style-name="ce2" office:value-type="string" calcext:value-type="string">
            <text:p>Normzlied Server Power</text:p>
          </table:table-cell>
          <table:table-cell table:number-columns-repeated="247"/>
        </table:table-row>
        <table:table-row table:style-name="ro1">
          <table:table-cell table:number-columns-repeated="3"/>
          <table:table-cell table:style-name="ce7" office:value-type="float" office:value="62.5" calcext:value-type="float">
            <text:p>62.5</text:p>
          </table:table-cell>
          <table:table-cell/>
          <table:table-cell table:style-name="ce7" office:value-type="float" office:value="360" calcext:value-type="float">
            <text:p>360</text:p>
          </table:table-cell>
          <table:table-cell/>
          <table:table-cell table:style-name="ce15" table:formula="of:=([.D14]-32)*5/9" office:value-type="float" office:value="16.9444444444444" calcext:value-type="float">
            <text:p>17</text:p>
          </table:table-cell>
          <table:table-cell table:style-name="ce15" table:formula="of:=100*[.F14]/420" office:value-type="float" office:value="85.7142857142857" calcext:value-type="float">
            <text:p>86</text:p>
          </table:table-cell>
          <table:table-cell table:number-columns-repeated="247"/>
        </table:table-row>
        <table:table-row table:style-name="ro1">
          <table:table-cell table:number-columns-repeated="3"/>
          <table:table-cell table:style-name="ce7" office:value-type="float" office:value="66" calcext:value-type="float">
            <text:p>66</text:p>
          </table:table-cell>
          <table:table-cell/>
          <table:table-cell table:style-name="ce7" office:value-type="float" office:value="361" calcext:value-type="float">
            <text:p>361</text:p>
          </table:table-cell>
          <table:table-cell/>
          <table:table-cell table:style-name="ce15" table:formula="of:=([.D15]-32)*5/9" office:value-type="float" office:value="18.8888888888889" calcext:value-type="float">
            <text:p>19</text:p>
          </table:table-cell>
          <table:table-cell table:style-name="ce15" table:formula="of:=100*[.F15]/420" office:value-type="float" office:value="85.952380952381" calcext:value-type="float">
            <text:p>86</text:p>
          </table:table-cell>
          <table:table-cell table:number-columns-repeated="247"/>
        </table:table-row>
        <table:table-row table:style-name="ro1">
          <table:table-cell table:number-columns-repeated="3"/>
          <table:table-cell table:style-name="ce7" office:value-type="float" office:value="70" calcext:value-type="float">
            <text:p>70</text:p>
          </table:table-cell>
          <table:table-cell/>
          <table:table-cell table:style-name="ce7" office:value-type="float" office:value="363" calcext:value-type="float">
            <text:p>363</text:p>
          </table:table-cell>
          <table:table-cell/>
          <table:table-cell table:style-name="ce15" table:formula="of:=([.D16]-32)*5/9" office:value-type="float" office:value="21.1111111111111" calcext:value-type="float">
            <text:p>21</text:p>
          </table:table-cell>
          <table:table-cell table:style-name="ce15" table:formula="of:=100*[.F16]/420" office:value-type="float" office:value="86.4285714285714" calcext:value-type="float">
            <text:p>86</text:p>
          </table:table-cell>
          <table:table-cell table:number-columns-repeated="247"/>
        </table:table-row>
        <table:table-row table:style-name="ro1">
          <table:table-cell table:number-columns-repeated="3"/>
          <table:table-cell table:style-name="ce7" office:value-type="float" office:value="74" calcext:value-type="float">
            <text:p>74</text:p>
          </table:table-cell>
          <table:table-cell/>
          <table:table-cell table:style-name="ce7" office:value-type="float" office:value="366" calcext:value-type="float">
            <text:p>366</text:p>
          </table:table-cell>
          <table:table-cell/>
          <table:table-cell table:style-name="ce15" table:formula="of:=([.D17]-32)*5/9" office:value-type="float" office:value="23.3333333333333" calcext:value-type="float">
            <text:p>23</text:p>
          </table:table-cell>
          <table:table-cell table:style-name="ce15" table:formula="of:=100*[.F17]/420" office:value-type="float" office:value="87.1428571428571" calcext:value-type="float">
            <text:p>87</text:p>
          </table:table-cell>
          <table:table-cell table:number-columns-repeated="247"/>
        </table:table-row>
        <table:table-row table:style-name="ro1">
          <table:table-cell table:number-columns-repeated="3"/>
          <table:table-cell table:style-name="ce7" office:value-type="float" office:value="77" calcext:value-type="float">
            <text:p>77</text:p>
          </table:table-cell>
          <table:table-cell/>
          <table:table-cell table:style-name="ce7" office:value-type="float" office:value="370" calcext:value-type="float">
            <text:p>370</text:p>
          </table:table-cell>
          <table:table-cell/>
          <table:table-cell table:style-name="ce15" table:formula="of:=([.D18]-32)*5/9" office:value-type="float" office:value="25" calcext:value-type="float">
            <text:p>25</text:p>
          </table:table-cell>
          <table:table-cell table:style-name="ce15" table:formula="of:=100*[.F18]/420" office:value-type="float" office:value="88.0952380952381" calcext:value-type="float">
            <text:p>88</text:p>
          </table:table-cell>
          <table:table-cell table:number-columns-repeated="247"/>
        </table:table-row>
        <table:table-row table:style-name="ro1">
          <table:table-cell table:number-columns-repeated="3"/>
          <table:table-cell table:style-name="ce7" office:value-type="float" office:value="81" calcext:value-type="float">
            <text:p>81</text:p>
          </table:table-cell>
          <table:table-cell/>
          <table:table-cell table:style-name="ce7" office:value-type="float" office:value="378" calcext:value-type="float">
            <text:p>378</text:p>
          </table:table-cell>
          <table:table-cell/>
          <table:table-cell table:style-name="ce15" table:formula="of:=([.D19]-32)*5/9" office:value-type="float" office:value="27.2222222222222" calcext:value-type="float">
            <text:p>27</text:p>
          </table:table-cell>
          <table:table-cell table:style-name="ce15" table:formula="of:=100*[.F19]/420" office:value-type="float" office:value="90" calcext:value-type="float">
            <text:p>90</text:p>
          </table:table-cell>
          <table:table-cell table:number-columns-repeated="247"/>
        </table:table-row>
        <table:table-row table:style-name="ro1">
          <table:table-cell table:number-columns-repeated="3"/>
          <table:table-cell table:style-name="ce7" office:value-type="float" office:value="84" calcext:value-type="float">
            <text:p>84</text:p>
          </table:table-cell>
          <table:table-cell/>
          <table:table-cell table:style-name="ce7" office:value-type="float" office:value="390" calcext:value-type="float">
            <text:p>390</text:p>
          </table:table-cell>
          <table:table-cell/>
          <table:table-cell table:style-name="ce15" table:formula="of:=([.D20]-32)*5/9" office:value-type="float" office:value="28.8888888888889" calcext:value-type="float">
            <text:p>29</text:p>
          </table:table-cell>
          <table:table-cell table:style-name="ce15" table:formula="of:=100*[.F20]/420" office:value-type="float" office:value="92.8571428571429" calcext:value-type="float">
            <text:p>93</text:p>
          </table:table-cell>
          <table:table-cell table:number-columns-repeated="247"/>
        </table:table-row>
        <table:table-row table:style-name="ro1">
          <table:table-cell table:number-columns-repeated="3"/>
          <table:table-cell table:style-name="ce7" office:value-type="float" office:value="88" calcext:value-type="float">
            <text:p>88</text:p>
          </table:table-cell>
          <table:table-cell/>
          <table:table-cell table:style-name="ce7" office:value-type="float" office:value="403" calcext:value-type="float">
            <text:p>403</text:p>
          </table:table-cell>
          <table:table-cell/>
          <table:table-cell table:style-name="ce15" table:formula="of:=([.D21]-32)*5/9" office:value-type="float" office:value="31.1111111111111" calcext:value-type="float">
            <text:p>31</text:p>
          </table:table-cell>
          <table:table-cell table:style-name="ce15" table:formula="of:=100*[.F21]/420" office:value-type="float" office:value="95.952380952381" calcext:value-type="float">
            <text:p>96</text:p>
          </table:table-cell>
          <table:table-cell table:number-columns-repeated="247"/>
        </table:table-row>
        <table:table-row table:style-name="ro1">
          <table:table-cell table:number-columns-repeated="3"/>
          <table:table-cell table:style-name="ce7" office:value-type="float" office:value="90" calcext:value-type="float">
            <text:p>90</text:p>
          </table:table-cell>
          <table:table-cell/>
          <table:table-cell table:style-name="ce7" office:value-type="float" office:value="420" calcext:value-type="float">
            <text:p>420</text:p>
          </table:table-cell>
          <table:table-cell/>
          <table:table-cell table:style-name="ce15" table:formula="of:=([.D22]-32)*5/9" office:value-type="float" office:value="32.2222222222222" calcext:value-type="float">
            <text:p>32</text:p>
          </table:table-cell>
          <table:table-cell table:style-name="ce15" table:formula="of:=100*[.F22]/420" office:value-type="float" office:value="100" calcext:value-type="float">
            <text:p>100</text:p>
          </table:table-cell>
          <table:table-cell table:number-columns-repeated="247"/>
        </table:table-row>
        <table:table-row table:style-name="ro1">
          <table:table-cell table:number-columns-repeated="3"/>
          <table:table-cell table:style-name="ce7" office:value-type="float" office:value="94" calcext:value-type="float">
            <text:p>94</text:p>
          </table:table-cell>
          <table:table-cell/>
          <table:table-cell table:style-name="ce7" office:value-type="float" office:value="440" calcext:value-type="float">
            <text:p>440</text:p>
          </table:table-cell>
          <table:table-cell/>
          <table:table-cell table:style-name="ce15" table:formula="of:=([.D23]-32)*5/9" office:value-type="float" office:value="34.4444444444444" calcext:value-type="float">
            <text:p>34</text:p>
          </table:table-cell>
          <table:table-cell table:style-name="ce15" table:formula="of:=100*[.F23]/420" office:value-type="float" office:value="104.761904761905" calcext:value-type="float">
            <text:p>105</text:p>
          </table:table-cell>
          <table:table-cell table:number-columns-repeated="247"/>
        </table:table-row>
        <table:table-row table:style-name="ro1" table:number-rows-repeated="3">
          <table:table-cell table:number-columns-repeated="3"/>
          <table:table-cell table:style-name="Default" table:number-columns-repeated="2"/>
          <table:table-cell table:number-columns-repeated="251"/>
        </table:table-row>
        <table:table-row table:style-name="ro1">
          <table:table-cell table:number-columns-repeated="3"/>
          <table:table-cell table:style-name="Default" table:number-columns-repeated="2"/>
          <table:table-cell>
            <draw:frame table:end-cell-address="'Server Power'.A1" table:end-x="0in" table:end-y="0in" draw:z-index="0" draw:name="Chart 6" draw:style-name="gr1" svg:width="4.9382in" svg:height="4.3457in" svg:x="-4.8437in" svg:y="-4.3331in">
              <draw:object draw:notify-on-update-of-ranges="'Server Power'.H14:'Server Power'.H23 'Server Power'.I14:'Server Power'.I23" xlink:href="./Object 6-0" xlink:type="simple" xlink:show="embed" xlink:actuate="onLoad"/>
              <draw:image xlink:href="./ObjectReplacements/Object 6-0" xlink:type="simple" xlink:show="embed" xlink:actuate="onLoad"/>
            </draw:frame>
          </table:table-cell>
          <table:table-cell table:number-columns-repeated="250"/>
        </table:table-row>
      </table:table>
      <table:named-expressions>
        <table:named-range table:name="BatteryType" table:base-cell-address="$Utils.$A$1" table:cell-range-address="Utils.$A$16:.$A$17"/>
        <table:named-range table:name="OversubScalingOptions" table:base-cell-address="$Utils.$A$1" table:cell-range-address="Utils.$A$7:.$A$9"/>
        <table:named-range table:name="OversubscriptionLevel" table:base-cell-address="$Utils.$A$1" table:cell-range-address="Utils.$A$2:.$A$4"/>
        <table:named-range table:name="OversubscriptionMethod" table:base-cell-address="$Utils.$A$1" table:cell-range-address="Utils.$A$12:.$A$13"/>
        <table:named-range table:name="OversubscriptionScaling" table:base-cell-address="$Utils.$A$1" table:cell-range-address="Utils.$A$7:.$A$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3P0" style:volatile="true">
      <number:currency-symbol/>
      <number:text> </number:text>
      <number:number number:decimal-places="0" number:min-integer-digits="1" number:grouping="true"/>
      <number:text> </number:text>
    </number:currency-style>
    <number:currency-style style:name="N123P1" style:volatile="true">
      <number:currency-symbol/>
      <number:text> (</number:text>
      <number:number number:decimal-places="0" number:min-integer-digits="1" number:grouping="true"/>
      <number:text>)</number:text>
    </number:currency-style>
    <number:currency-style style:name="N123P2" style:volatile="true">
      <number:currency-symbol/>
      <number:text>- </number:text>
    </number:currency-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currency-style style:name="N130P0" style:volatile="true">
      <number:currency-symbol/>
      <number:text> </number:text>
      <number:number number:decimal-places="2" number:min-integer-digits="1" number:grouping="true"/>
      <number:text> </number:text>
    </number:currency-style>
    <number:currency-style style:name="N130P1" style:volatile="true">
      <number:currency-symbol/>
      <number:text> (</number:text>
      <number:number number:decimal-places="2" number:min-integer-digits="1" number:grouping="true"/>
      <number:text>)</number:text>
    </number:currency-style>
    <number:currency-style style:name="N130P2" style:volatile="true">
      <number:currency-symbol/>
      <number:text>- </number:text>
    </number:currency-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3P0" style:volatile="true">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4">
      <number:text>$</number:text>
      <number:number number:decimal-places="2" number:min-integer-digits="1" number:grouping="true"/>
    </number:number-style>
    <number:number-style style:name="N135P0" style:volatile="true">
      <number:number number:decimal-places="0" number:min-integer-digits="1" number:grouping="true"/>
    </number:number-style>
    <number:number-style style:name="N135">
      <style:text-properties fo:color="#ff0000"/>
      <number:text>-</number:text>
      <number:number number:decimal-places="0" number:min-integer-digits="1" number:grouping="true"/>
      <style:map style:condition="value()&gt;=0" style:apply-style-name="N135P0"/>
    </number:number-style>
    <number:number-style style:name="N136P0" style:volatile="true">
      <number:number number:decimal-places="2" number:min-integer-digits="1" number:grouping="true"/>
    </number:number-style>
    <number:number-style style:name="N136">
      <style:text-properties fo:color="#ff0000"/>
      <number:text>-</number:text>
      <number:number number:decimal-places="2" number:min-integer-digits="1" number:grouping="true"/>
      <style:map style:condition="value()&gt;=0" style:apply-style-name="N136P0"/>
    </number:number-style>
    <number:number-style style:name="N137P0" style:volatile="true">
      <number:number number:decimal-places="2" number:min-integer-digits="1" number:grouping="true"/>
    </number:number-style>
    <number:number-style style:name="N137">
      <style:text-properties fo:color="#ff0000"/>
      <number:number number:decimal-places="2" number:min-integer-digits="1" number:grouping="true"/>
      <style:map style:condition="value()&gt;=0" style:apply-style-name="N137P0"/>
    </number:number-style>
    <number:number-style style:name="N138">
      <number:number number:decimal-places="1" number:min-integer-digits="1"/>
    </number:number-style>
    <number:percentage-style style:name="N139">
      <number:number number:decimal-places="1" number:min-integer-digits="1"/>
      <number:text>%</number:text>
    </number:percentage-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3"/>
    <style:style style:name="Currency_20__5b_0_5d_" style:display-name="Currency [0]" style:family="table-cell" style:parent-style-name="Default" style:data-style-name="N127"/>
    <style:style style:name="Comma" style:family="table-cell" style:parent-style-name="Default" style:data-style-name="N130"/>
    <style:style style:name="Comma_20__5b_0_5d_" style:display-name="Comma [0]" style:family="table-cell" style:parent-style-name="Default" style:data-style-name="N123"/>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CO_20_Inputs" style:display-name="PageStyle_TCO Inputs" style:page-layout-name="Mpm3">
      <style:header style:display="false"/>
      <style:header-left style:display="false"/>
      <style:footer style:display="false"/>
      <style:footer-left style:display="false"/>
    </style:master-page>
    <style:master-page style:name="PageStyle_5f_TCO_20_Advanced_20_Inputs" style:display-name="PageStyle_TCO Advanced Inputs" style:page-layout-name="Mpm3">
      <style:header style:display="false"/>
      <style:header-left style:display="false"/>
      <style:footer style:display="false"/>
      <style:footer-left style:display="false"/>
    </style:master-page>
    <style:master-page style:name="PageStyle_5f_TCO_20_Outputs" style:display-name="PageStyle_TCO Outputs" style:page-layout-name="Mpm3">
      <style:header style:display="false"/>
      <style:header-left style:display="false"/>
      <style:footer style:display="false"/>
      <style:footer-left style:display="false"/>
    </style:master-page>
    <style:master-page style:name="PageStyle_5f_Oversubscription_20_with_20_batteries" style:display-name="PageStyle_Oversubscription with batteries" style:page-layout-name="Mpm3">
      <style:header style:display="false"/>
      <style:header-left style:display="false"/>
      <style:footer style:display="false"/>
      <style:footer-left style:display="false"/>
    </style:master-page>
    <style:master-page style:name="PageStyle_5f_Validation" style:display-name="PageStyle_Validation" style:page-layout-name="Mpm3">
      <style:header style:display="false"/>
      <style:header-left style:display="false"/>
      <style:footer style:display="false"/>
      <style:footer-left style:display="false"/>
    </style:master-page>
    <style:master-page style:name="PageStyle_5f_Utils" style:display-name="PageStyle_Utils" style:page-layout-name="Mpm3">
      <style:header style:display="false"/>
      <style:header-left style:display="false"/>
      <style:footer style:display="false"/>
      <style:footer-left style:display="false"/>
    </style:master-page>
    <style:master-page style:name="PageStyle_5f_Server_20_Power" style:display-name="PageStyle_Server Pow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7-14T13:15:17.626698943</dc:date>
    <dc:creator>gpuser </dc:creator>
    <meta:editing-duration>P0D</meta:editing-duration>
    <meta:editing-cycles>1</meta:editing-cycles>
    <meta:document-statistic meta:table-count="7" meta:cell-count="1010" meta:object-count="6"/>
    <meta:generator>LibreOffice/4.2.5.2$Linux_X86_64 LibreOffice_project/420$Build-2</meta:generator>
  </office:meta>
</office:document-meta>
</file>

<file path=Object 0-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4">
      <number:number number:decimal-places="2"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22pt" fo:font-weight="bold" style:font-size-asian="22pt" style:font-weight-asian="bold" style:font-size-complex="22pt" style:font-weight-complex="bold"/>
    </style:style>
    <style:style style:name="ch3" style:family="chart">
      <style:chart-properties chart:include-hidden-cells="false" chart:treat-empty-cells="leave-gap"/>
      <style:graphic-properties draw:stroke="none" draw:fill-color="#ffffff"/>
    </style:style>
    <style:style style:name="ch4" style:family="chart" style:data-style-name="N4">
      <style:chart-properties chart:display-label="true" chart:logarithmic="false" chart:text-overlap="true" chart:reverse-direction="false" text:line-break="false" chart:axis-position="0"/>
      <style:text-properties fo:color="#222222" fo:font-family="Arial" fo:font-size="22pt" style:font-size-asian="22pt" style:font-size-complex="22pt"/>
    </style:style>
    <style:style style:name="ch5" style:family="chart">
      <style:chart-properties style:rotation-angle="0"/>
      <style:text-properties fo:color="#222222" fo:font-family="Arial" fo:font-size="22pt" fo:font-style="italic" fo:font-weight="bold" style:font-size-asian="22pt" style:font-weight-asian="bold" style:font-size-complex="22pt" style:font-weight-complex="bold"/>
    </style:style>
    <style:style style:name="ch6" style:family="chart" style:data-style-name="N4">
      <style:chart-properties chart:display-label="true" chart:logarithmic="false" chart:text-overlap="true" chart:reverse-direction="false" text:line-break="false" chart:axis-position="1"/>
      <style:graphic-properties draw:stroke="none" svg:stroke-width="0.146cm"/>
      <style:text-properties fo:color="#222222" fo:font-family="Arial" fo:font-size="22pt" style:font-size-asian="22pt" style:font-size-complex="22pt"/>
    </style:style>
    <style:style style:name="ch7" style:family="chart">
      <style:chart-properties style:rotation-angle="90"/>
      <style:text-properties fo:color="#222222" fo:font-family="Arial" fo:font-size="22pt" fo:font-style="italic" fo:font-weight="bold" style:font-size-asian="22pt" style:font-weight-asian="bold" style:font-size-complex="22pt" style:font-weight-complex="bold"/>
    </style:style>
    <style:style style:name="ch8" style:family="chart" style:data-style-name="N4">
      <style:graphic-properties draw:stroke="none" draw:fill-color="#4684ee"/>
      <style:text-properties fo:font-size="10pt" style:font-size-asian="10pt" style:font-size-complex="10pt"/>
    </style:style>
    <style:style style:name="ch9" style:family="chart">
      <style:chart-properties chart:solid-type="cuboid"/>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8.957cm" svg:height="22.996cm" xlink:href=".." xlink:type="simple" chart:class="chart:bar" chart:style-name="ch1">
        <chart:title svg:x="0.665cm" svg:y="0.527cm" chart:style-name="ch2">
          <text:p>Comparision between CPU vs CPU+GPU server classes</text:p>
        </chart:title>
        <chart:plot-area chart:style-name="ch3" table:cell-range-address="'TCO Inputs'.I36:'TCO Inputs'.I45 'TCO Inputs'.L35:'TCO Inputs'.L45" chart:data-source-has-labels="both" svg:x="0.556cm" svg:y="5.204cm" svg:width="8.301cm" svg:height="14.639cm">
          <chartooo:coordinate-region svg:x="2.289cm" svg:y="5.629cm" svg:width="5.902cm" svg:height="13.117cm"/>
          <chart:axis chart:dimension="x" chart:name="primary-x" chart:style-name="ch4" chartooo:axis-type="text">
            <chart:title svg:x="2.751cm" svg:y="20.278cm" chart:style-name="ch5">
              <text:p>Server performance factor</text:p>
            </chart:title>
            <chart:categories table:cell-range-address="'TCO Inputs'.I36:'TCO Inputs'.I45"/>
          </chart:axis>
          <chart:axis chart:dimension="y" chart:name="primary-y" chart:style-name="ch6">
            <chart:title svg:x="0.103cm" svg:y="6.267cm" chart:style-name="ch7">
              <text:p>Perf / TCO improvement</text:p>
            </chart:title>
            <chart:grid chart:class="major"/>
          </chart:axis>
          <chart:series chart:style-name="ch8" chart:values-cell-range-address="'TCO Inputs'.L36:'TCO Inputs'.L45" chart:label-cell-address="'TCO Inputs'.L35:'TCO Inputs'.L35" chart:class="chart:bar">
            <chart:data-point chart:style-name="ch9"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text:p>
                <draw:g>
                  <svg:desc>'TCO Inputs'.L35:'TCO Inputs'.L35</svg:desc>
                </draw:g>
              </table:table-cell>
            </table:table-row>
          </table:table-header-rows>
          <table:table-rows>
            <table:table-row>
              <table:table-cell office:value-type="float" office:value="1">
                <text:p/>
                <draw:g>
                  <svg:desc>'TCO Inputs'.I36:'TCO Inputs'.I45</svg:desc>
                </draw:g>
              </table:table-cell>
              <table:table-cell office:value-type="float" office:value="0.644820313514814">
                <text:p>0.644820313514814</text:p>
                <draw:g>
                  <svg:desc>'TCO Inputs'.L36:'TCO Inputs'.L45</svg:desc>
                </draw:g>
              </table:table-cell>
            </table:table-row>
            <table:table-row>
              <table:table-cell office:value-type="float" office:value="2">
                <text:p/>
              </table:table-cell>
              <table:table-cell office:value-type="float" office:value="1.28964062702963">
                <text:p>1.28964062702963</text:p>
              </table:table-cell>
            </table:table-row>
            <table:table-row>
              <table:table-cell office:value-type="float" office:value="3">
                <text:p/>
              </table:table-cell>
              <table:table-cell office:value-type="float" office:value="1.93446094054444">
                <text:p>1.93446094054444</text:p>
              </table:table-cell>
            </table:table-row>
            <table:table-row>
              <table:table-cell office:value-type="float" office:value="4">
                <text:p/>
              </table:table-cell>
              <table:table-cell office:value-type="float" office:value="2.57928125405926">
                <text:p>2.57928125405926</text:p>
              </table:table-cell>
            </table:table-row>
            <table:table-row>
              <table:table-cell office:value-type="float" office:value="5">
                <text:p>10</text:p>
              </table:table-cell>
              <table:table-cell office:value-type="float" office:value="3.22410156757407">
                <text:p>3.22410156757407</text:p>
              </table:table-cell>
            </table:table-row>
            <table:table-row>
              <table:table-cell office:value-type="float" office:value="6">
                <text:p>10</text:p>
              </table:table-cell>
              <table:table-cell office:value-type="float" office:value="3.86892188108888">
                <text:p>3.86892188108888</text:p>
              </table:table-cell>
            </table:table-row>
            <table:table-row>
              <table:table-cell office:value-type="float" office:value="7">
                <text:p>10</text:p>
              </table:table-cell>
              <table:table-cell office:value-type="float" office:value="4.5137421946037">
                <text:p>4.5137421946037</text:p>
              </table:table-cell>
            </table:table-row>
            <table:table-row>
              <table:table-cell office:value-type="float" office:value="8">
                <text:p>10</text:p>
              </table:table-cell>
              <table:table-cell office:value-type="float" office:value="5.15856250811851">
                <text:p>5.15856250811851</text:p>
              </table:table-cell>
            </table:table-row>
            <table:table-row>
              <table:table-cell office:value-type="float" office:value="9">
                <text:p>10</text:p>
              </table:table-cell>
              <table:table-cell office:value-type="float" office:value="5.80338282163333">
                <text:p>5.80338282163333</text:p>
              </table:table-cell>
            </table:table-row>
            <table:table-row>
              <table:table-cell office:value-type="float" office:value="10">
                <text:p>10</text:p>
              </table:table-cell>
              <table:table-cell office:value-type="float" office:value="6.44820313514814">
                <text:p>6.44820313514814</text:p>
              </table:table-cell>
            </table:table-row>
          </table:table-rows>
        </table:table>
      </chart:chart>
    </office:chart>
  </office:body>
</office:document-content>
</file>

<file path=Object 0-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_64 LibreOffice_project/420$Build-2</meta:generator>
  </office:meta>
</office:document-meta>
</file>

<file path=Object 0-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0-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4">
      <number:number number:decimal-places="2"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22pt" fo:font-weight="bold" style:font-size-asian="22pt" style:font-weight-asian="bold" style:font-size-complex="22pt" style:font-weight-complex="bold"/>
    </style:style>
    <style:style style:name="ch3" style:family="chart">
      <style:chart-properties chart:include-hidden-cells="false" chart:treat-empty-cells="leave-gap"/>
      <style:graphic-properties draw:stroke="none" draw:fill-color="#ffffff"/>
    </style:style>
    <style:style style:name="ch4" style:family="chart" style:data-style-name="N4">
      <style:chart-properties chart:display-label="true" chart:logarithmic="false" chart:text-overlap="true" chart:reverse-direction="false" text:line-break="false" chart:axis-position="0"/>
      <style:text-properties fo:color="#222222" fo:font-family="Arial" fo:font-size="22pt" style:font-size-asian="22pt" style:font-size-complex="22pt"/>
    </style:style>
    <style:style style:name="ch5" style:family="chart">
      <style:chart-properties style:rotation-angle="0"/>
      <style:text-properties fo:color="#222222" fo:font-family="Arial" fo:font-size="22pt" fo:font-style="italic" fo:font-weight="bold" style:font-size-asian="22pt" style:font-weight-asian="bold" style:font-size-complex="22pt" style:font-weight-complex="bold"/>
    </style:style>
    <style:style style:name="ch6" style:family="chart" style:data-style-name="N4">
      <style:chart-properties chart:display-label="true" chart:logarithmic="false" chart:text-overlap="true" chart:reverse-direction="false" text:line-break="false" chart:axis-position="1"/>
      <style:graphic-properties draw:stroke="none" svg:stroke-width="0.146cm"/>
      <style:text-properties fo:color="#222222" fo:font-family="Arial" fo:font-size="22pt" style:font-size-asian="22pt" style:font-size-complex="22pt"/>
    </style:style>
    <style:style style:name="ch7" style:family="chart">
      <style:chart-properties style:rotation-angle="90"/>
      <style:text-properties fo:color="#222222" fo:font-family="Arial" fo:font-size="22pt" fo:font-style="italic" fo:font-weight="bold" style:font-size-asian="22pt" style:font-weight-asian="bold" style:font-size-complex="22pt" style:font-weight-complex="bold"/>
    </style:style>
    <style:style style:name="ch8" style:family="chart" style:data-style-name="N4">
      <style:graphic-properties draw:stroke="none" draw:fill-color="#4684ee"/>
      <style:text-properties fo:font-size="10pt" style:font-size-asian="10pt" style:font-size-complex="10pt"/>
    </style:style>
    <style:style style:name="ch9" style:family="chart">
      <style:chart-properties chart:solid-type="cuboid"/>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8.971cm" svg:height="20.029cm" xlink:href=".." xlink:type="simple" chart:class="chart:bar" chart:style-name="ch1">
        <chart:title svg:x="2.411cm" svg:y="0.436cm" chart:style-name="ch2">
          <text:p>Performance improvement of CPU+GPU server vs CPU server</text:p>
        </chart:title>
        <chart:plot-area chart:style-name="ch3" table:cell-range-address="'TCO Inputs'.I36:'TCO Inputs'.I45 'TCO Inputs'.M35:'TCO Inputs'.M45" chart:data-source-has-labels="both" svg:x="1.747cm" svg:y="4.3cm" svg:width="26.922cm" svg:height="13.141cm">
          <chartooo:coordinate-region svg:x="3.48cm" svg:y="4.724cm" svg:width="25.189cm" svg:height="11.62cm"/>
          <chart:axis chart:dimension="x" chart:name="primary-x" chart:style-name="ch4" chartooo:axis-type="text">
            <chart:title svg:x="9.026cm" svg:y="17.8cm" chart:style-name="ch5">
              <text:p>Server performance factor</text:p>
            </chart:title>
            <chart:categories table:cell-range-address="'TCO Inputs'.I36:'TCO Inputs'.I45"/>
          </chart:axis>
          <chart:axis chart:dimension="y" chart:name="primary-y" chart:style-name="ch6">
            <chart:title svg:x="0.294cm" svg:y="5.179cm" chart:style-name="ch7">
              <text:p>Performance Improvement</text:p>
            </chart:title>
            <chart:grid chart:class="major"/>
          </chart:axis>
          <chart:series chart:style-name="ch8" chart:values-cell-range-address="'TCO Inputs'.M36:'TCO Inputs'.M45" chart:label-cell-address="'TCO Inputs'.M35:'TCO Inputs'.M35" chart:class="chart:bar">
            <chart:data-point chart:style-name="ch9"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text:p>
                <draw:g>
                  <svg:desc>'TCO Inputs'.M35:'TCO Inputs'.M35</svg:desc>
                </draw:g>
              </table:table-cell>
            </table:table-row>
          </table:table-header-rows>
          <table:table-rows>
            <table:table-row>
              <table:table-cell office:value-type="float" office:value="1">
                <text:p/>
                <draw:g>
                  <svg:desc>'TCO Inputs'.I36:'TCO Inputs'.I45</svg:desc>
                </draw:g>
              </table:table-cell>
              <table:table-cell office:value-type="float" office:value="0.600600600600601">
                <text:p>0.600600600600601</text:p>
                <draw:g>
                  <svg:desc>'TCO Inputs'.M36:'TCO Inputs'.M45</svg:desc>
                </draw:g>
              </table:table-cell>
            </table:table-row>
            <table:table-row>
              <table:table-cell office:value-type="float" office:value="2">
                <text:p/>
              </table:table-cell>
              <table:table-cell office:value-type="float" office:value="1.2012012012012">
                <text:p>1.2012012012012</text:p>
              </table:table-cell>
            </table:table-row>
            <table:table-row>
              <table:table-cell office:value-type="float" office:value="3">
                <text:p/>
              </table:table-cell>
              <table:table-cell office:value-type="float" office:value="1.8018018018018">
                <text:p>1.8018018018018</text:p>
              </table:table-cell>
            </table:table-row>
            <table:table-row>
              <table:table-cell office:value-type="float" office:value="4">
                <text:p/>
              </table:table-cell>
              <table:table-cell office:value-type="float" office:value="2.4024024024024">
                <text:p>2.4024024024024</text:p>
              </table:table-cell>
            </table:table-row>
            <table:table-row>
              <table:table-cell office:value-type="float" office:value="5">
                <text:p>10</text:p>
              </table:table-cell>
              <table:table-cell office:value-type="float" office:value="3.003003003003">
                <text:p>3.003003003003</text:p>
              </table:table-cell>
            </table:table-row>
            <table:table-row>
              <table:table-cell office:value-type="float" office:value="6">
                <text:p>10</text:p>
              </table:table-cell>
              <table:table-cell office:value-type="float" office:value="3.6036036036036">
                <text:p>3.6036036036036</text:p>
              </table:table-cell>
            </table:table-row>
            <table:table-row>
              <table:table-cell office:value-type="float" office:value="7">
                <text:p>10</text:p>
              </table:table-cell>
              <table:table-cell office:value-type="float" office:value="4.2042042042042">
                <text:p>4.2042042042042</text:p>
              </table:table-cell>
            </table:table-row>
            <table:table-row>
              <table:table-cell office:value-type="float" office:value="8">
                <text:p>10</text:p>
              </table:table-cell>
              <table:table-cell office:value-type="float" office:value="4.80480480480481">
                <text:p>4.80480480480481</text:p>
              </table:table-cell>
            </table:table-row>
            <table:table-row>
              <table:table-cell office:value-type="float" office:value="9">
                <text:p>10</text:p>
              </table:table-cell>
              <table:table-cell office:value-type="float" office:value="5.40540540540541">
                <text:p>5.40540540540541</text:p>
              </table:table-cell>
            </table:table-row>
            <table:table-row>
              <table:table-cell office:value-type="float" office:value="10">
                <text:p>10</text:p>
              </table:table-cell>
              <table:table-cell office:value-type="float" office:value="6.00600600600601">
                <text:p>6.00600600600601</text:p>
              </table:table-cell>
            </table:table-row>
          </table:table-rows>
        </table:table>
      </chart:chart>
    </office:chart>
  </office:body>
</office:document-content>
</file>

<file path=Object 0-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_64 LibreOffice_project/420$Build-2</meta:generator>
  </office:meta>
</office:document-meta>
</file>

<file path=Object 0-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1">
      <number:number number:decimal-places="2" number:min-integer-digits="1"/>
      <number:text>%</number:text>
    </number:percentage-style>
    <style:style style:name="ch1" style:family="chart">
      <style:graphic-properties draw:stroke="solid"/>
    </style:style>
    <style:style style:name="ch2" style:family="chart">
      <style:chart-properties style:rotation-angle="0"/>
      <style:text-properties fo:color="#000000" fo:font-family="Arial" fo:font-size="18pt" fo:font-weight="bold" style:font-size-asian="18pt" style:font-weight-asian="bold" style:font-size-complex="18pt" style:font-weight-complex="bold"/>
    </style:style>
    <style:style style:name="ch3" style:family="chart">
      <style:chart-properties chart:include-hidden-cells="false" chart:treat-empty-cells="leave-gap" chart:data-label-number="percentage" chart:data-label-text="false" chart:data-label-symbol="false"/>
      <style:graphic-properties draw:stroke="none" draw:fill-color="#ffffff"/>
    </style:style>
    <style:style style:name="ch4" style:family="chart" style:data-style-name="N1">
      <style:chart-properties chart:display-label="true" chart:tick-marks-major-inner="true" chart:tick-marks-major-outer="false" chart:logarithmic="false" chart:text-overlap="true" chart:reverse-direction="false" text:line-break="false" chart:axis-position="0"/>
      <style:text-properties fo:color="#000000" fo:font-family="Arial" fo:font-size="10pt" style:font-size-asian="10pt" style:font-size-complex="10pt"/>
    </style:style>
    <style:style style:name="ch5" style:family="chart" style:data-style-name="N11">
      <style:chart-properties chart:display-label="true" chart:tick-marks-major-inner="true" chart:tick-marks-major-outer="false" chart:logarithmic="false" chart:text-overlap="true" chart:reverse-direction="true" text:line-break="false" chart:visible="false" chart:axis-position="1"/>
      <style:text-properties fo:color="#000000" fo:font-family="Arial" fo:font-size="10pt" style:font-size-asian="10pt" style:font-size-complex="10pt"/>
    </style:style>
    <style:style style:name="ch6" style:family="chart" style:data-style-name="N11">
      <style:chart-properties chart:data-label-number="percentage" chart:data-label-text="false" chart:data-label-symbol="false"/>
      <style:graphic-properties draw:fill="none" draw:fill-color="#4f81bd"/>
      <style:text-properties fo:font-size="10pt" style:font-size-asian="10pt" style:font-size-complex="10pt"/>
    </style:style>
    <style:style style:name="ch7" style:family="chart">
      <style:chart-properties chart:solid-type="cuboid"/>
      <style:graphic-properties svg:stroke-width="0.084cm" draw:fill="solid" draw:fill-color="#4684ee"/>
    </style:style>
    <style:style style:name="ch8" style:family="chart">
      <style:chart-properties chart:solid-type="cuboid"/>
      <style:graphic-properties svg:stroke-width="0.084cm" draw:fill="solid" draw:fill-color="#dc3912"/>
    </style:style>
    <style:style style:name="ch9" style:family="chart">
      <style:chart-properties chart:solid-type="cuboid"/>
      <style:graphic-properties svg:stroke-width="0.084cm" draw:fill="solid" draw:fill-color="#ff9900"/>
    </style:style>
    <style:style style:name="ch10" style:family="chart">
      <style:chart-properties chart:solid-type="cuboid"/>
      <style:graphic-properties svg:stroke-width="0.084cm" draw:fill="solid" draw:fill-color="#008000"/>
    </style:style>
    <style:style style:name="ch11" style:family="chart">
      <style:chart-properties chart:solid-type="cuboid"/>
      <style:graphic-properties svg:stroke-width="0.084cm" draw:fill="solid" draw:fill-color="#666666"/>
    </style:style>
    <style:style style:name="ch12" style:family="chart">
      <style:chart-properties chart:solid-type="cuboid"/>
      <style:graphic-properties svg:stroke-width="0.084cm" draw:fill="solid" draw:fill-color="#4942cc"/>
    </style:style>
    <style:style style:name="ch13" style:family="chart">
      <style:chart-properties chart:solid-type="cuboid"/>
      <style:graphic-properties svg:stroke-width="0.084cm" draw:fill="solid" draw:fill-color="#cb4ac5"/>
    </style:style>
    <style:style style:name="ch14" style:family="chart">
      <style:chart-properties chart:solid-type="cuboid"/>
      <style:graphic-properties svg:stroke-width="0.084cm" draw:fill="solid" draw:fill-color="#d6ae00"/>
    </style:style>
    <style:style style:name="ch15" style:family="chart">
      <style:chart-properties chart:solid-type="cuboid"/>
      <style:graphic-properties svg:stroke-width="0.084cm" draw:fill="solid" draw:fill-color="#336699"/>
    </style:style>
    <style:style style:name="ch16" style:family="chart">
      <style:chart-properties chart:solid-type="cuboid"/>
      <style:graphic-properties svg:stroke-width="0.084cm" draw:fill="solid" draw:fill-color="#dd4477"/>
    </style:style>
    <style:style style:name="ch17" style:family="chart">
      <style:chart-properties chart:solid-type="cuboid"/>
      <style:graphic-properties svg:stroke-width="0.084cm" draw:fill="solid" draw:fill-color="#aaaa11"/>
    </style:style>
    <style:style style:name="ch18" style:family="chart">
      <style:graphic-properties draw:fill="solid" draw:fill-color="#ffffff"/>
    </style:style>
    <style:style style:name="ch19" style:family="chart">
      <style:graphic-properties draw:fill-color="#d9d9d9"/>
    </style:style>
  </office:automatic-styles>
  <office:body>
    <office:chart>
      <chart:chart svg:width="0.371cm" svg:height="17.174cm" xlink:href=".." xlink:type="simple" chart:class="chart:circle" chart:style-name="ch1">
        <chart:title svg:x="0.041cm" svg:y="0.322cm" chart:style-name="ch2">
          <text:p>TCO / server breakdown NO PCM</text:p>
        </chart:title>
        <chart:plot-area chart:style-name="ch3" table:cell-range-address="'TCO Outputs'.A18:'TCO Outputs'.A28 'TCO Outputs'.D18:'TCO Outputs'.D28" chart:data-source-has-labels="column" svg:x="0.075cm" svg:y="3.759cm" svg:width="0.206cm" svg:height="13.007cm">
          <chartooo:coordinate-region svg:x="0.075cm" svg:y="10.233cm" svg:width="0.068cm" svg:height="0.068cm"/>
          <chart:axis chart:dimension="x" chart:name="primary-x" chart:style-name="ch4" chartooo:axis-type="text">
            <chart:categories table:cell-range-address="'TCO Outputs'.A18:'TCO Outputs'.A28"/>
          </chart:axis>
          <chart:axis chart:dimension="y" chart:name="primary-y" chart:style-name="ch5"/>
          <chart:series chart:style-name="ch6" chart:values-cell-range-address="'TCO Outputs'.D18:'TCO Outputs'.D28"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Facility Space</text:p>
                <draw:g>
                  <svg:desc>'TCO Outputs'.A18:'TCO Outputs'.A28</svg:desc>
                </draw:g>
              </table:table-cell>
              <table:table-cell office:value-type="float" office:value="0.053194572763024">
                <text:p>0.053194572763024</text:p>
                <draw:g>
                  <svg:desc>'TCO Outputs'.D18:'TCO Outputs'.D28</svg:desc>
                </draw:g>
              </table:table-cell>
            </table:table-row>
            <table:table-row>
              <table:table-cell office:value-type="string">
                <text:p>UPS</text:p>
              </table:table-cell>
              <table:table-cell office:value-type="float" office:value="0.0024380273865066">
                <text:p>0.0024380273865066</text:p>
              </table:table-cell>
            </table:table-row>
            <table:table-row>
              <table:table-cell office:value-type="string">
                <text:p>Power Infrastructure</text:p>
              </table:table-cell>
              <table:table-cell office:value-type="float" office:value="0.0929360664788832">
                <text:p>0.0929360664788832</text:p>
              </table:table-cell>
            </table:table-row>
            <table:table-row>
              <table:table-cell office:value-type="string">
                <text:p>Cooling Infrastructure</text:p>
              </table:table-cell>
              <table:table-cell office:value-type="float" office:value="0.0384373687061851">
                <text:p>0.0384373687061851</text:p>
              </table:table-cell>
            </table:table-row>
            <table:table-row>
              <table:table-cell office:value-type="string">
                <text:p>Rest</text:p>
              </table:table-cell>
              <table:table-cell office:value-type="float" office:value="0.140347874396378">
                <text:p>0.140347874396378</text:p>
              </table:table-cell>
            </table:table-row>
            <table:table-row>
              <table:table-cell office:value-type="string">
                <text:p>DC opex</text:p>
              </table:table-cell>
              <table:table-cell office:value-type="float" office:value="0.117241387474972">
                <text:p>0.117241387474972</text:p>
              </table:table-cell>
            </table:table-row>
            <table:table-row>
              <table:table-cell office:value-type="string">
                <text:p>Server Depreciation</text:p>
              </table:table-cell>
              <table:table-cell office:value-type="float" office:value="0.303991539755041">
                <text:p>0.303991539755041</text:p>
              </table:table-cell>
            </table:table-row>
            <table:table-row>
              <table:table-cell office:value-type="string">
                <text:p>Server Opex</text:p>
              </table:table-cell>
              <table:table-cell office:value-type="float" office:value="0.0151995769877521">
                <text:p>0.0151995769877521</text:p>
              </table:table-cell>
            </table:table-row>
            <table:table-row>
              <table:table-cell office:value-type="string">
                <text:p>PUE overhead</text:p>
              </table:table-cell>
              <table:table-cell office:value-type="float" office:value="0.0253085985054919">
                <text:p>0.0253085985054919</text:p>
              </table:table-cell>
            </table:table-row>
            <table:table-row>
              <table:table-cell office:value-type="string">
                <text:p>Utility Energy</text:p>
              </table:table-cell>
              <table:table-cell office:value-type="float" office:value="0.145078248110087">
                <text:p>0.145078248110087</text:p>
              </table:table-cell>
            </table:table-row>
            <table:table-row>
              <table:table-cell office:value-type="string">
                <text:p>Utility Peak</text:p>
              </table:table-cell>
              <table:table-cell office:value-type="float" office:value="0.0658267394356781">
                <text:p>0.0658267394356781</text:p>
              </table:table-cell>
            </table:table-row>
          </table:table-rows>
        </table:table>
      </chart:chart>
    </office:chart>
  </office:body>
</office:document-content>
</file>

<file path=Object 2-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_64 LibreOffice_project/420$Build-2</meta:generator>
  </office:meta>
</office:document-meta>
</file>

<file path=Object 2-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solid"/>
    </style:style>
    <style:style style:name="ch2" style:family="chart">
      <style:chart-properties style:rotation-angle="0"/>
      <style:text-properties fo:color="#000000" fo:font-family="Arial" fo:font-size="18pt" fo:font-weight="bold" style:font-size-asian="18pt" style:font-weight-asian="bold" style:font-size-complex="18pt" style:font-weight-complex="bold"/>
    </style:style>
    <style:style style:name="ch3" style:family="chart">
      <style:chart-properties chart:include-hidden-cells="false" chart:treat-empty-cells="leave-gap" chart:data-label-number="percentage" chart:data-label-text="false" chart:data-label-symbol="false"/>
      <style:graphic-properties draw:stroke="none" draw:fill-color="#ffffff"/>
    </style:style>
    <style:style style:name="ch4" style:family="chart" style:data-style-name="N0">
      <style:chart-properties chart:display-label="true" chart:tick-marks-major-inner="true" chart:tick-marks-major-outer="false" chart:logarithmic="false" chart:text-overlap="true" chart:reverse-direction="false" text:line-break="false" chart:axis-position="0"/>
      <style:text-properties fo:color="#000000" fo:font-family="Arial" fo:font-size="10pt" style:font-size-asian="10pt" style:font-size-complex="10pt"/>
    </style:style>
    <style:style style:name="ch5" style:family="chart" style:data-style-name="N11">
      <style:chart-properties chart:display-label="true" chart:tick-marks-major-inner="true" chart:tick-marks-major-outer="false" chart:logarithmic="false" chart:text-overlap="true" chart:reverse-direction="true" text:line-break="false" chart:visible="false" chart:axis-position="1"/>
      <style:text-properties fo:color="#000000" fo:font-family="Arial" fo:font-size="10pt" style:font-size-asian="10pt" style:font-size-complex="10pt"/>
    </style:style>
    <style:style style:name="ch6" style:family="chart" style:data-style-name="N11">
      <style:chart-properties chart:data-label-number="percentage" chart:data-label-text="false" chart:data-label-symbol="false"/>
      <style:graphic-properties draw:fill="none" draw:fill-color="#4f81bd"/>
      <style:text-properties fo:font-size="10pt" style:font-size-asian="10pt" style:font-size-complex="10pt"/>
    </style:style>
    <style:style style:name="ch7" style:family="chart">
      <style:chart-properties chart:solid-type="cuboid"/>
      <style:graphic-properties svg:stroke-width="0.084cm" draw:fill="solid" draw:fill-color="#4684ee"/>
    </style:style>
    <style:style style:name="ch8" style:family="chart">
      <style:chart-properties chart:solid-type="cuboid"/>
      <style:graphic-properties svg:stroke-width="0.084cm" draw:fill="solid" draw:fill-color="#dc3912"/>
    </style:style>
    <style:style style:name="ch9" style:family="chart">
      <style:chart-properties chart:solid-type="cuboid"/>
      <style:graphic-properties svg:stroke-width="0.084cm" draw:fill="solid" draw:fill-color="#ff9900"/>
    </style:style>
    <style:style style:name="ch10" style:family="chart">
      <style:chart-properties chart:solid-type="cuboid"/>
      <style:graphic-properties svg:stroke-width="0.084cm" draw:fill="solid" draw:fill-color="#008000"/>
    </style:style>
    <style:style style:name="ch11" style:family="chart">
      <style:chart-properties chart:solid-type="cuboid"/>
      <style:graphic-properties svg:stroke-width="0.084cm" draw:fill="solid" draw:fill-color="#666666"/>
    </style:style>
    <style:style style:name="ch12" style:family="chart">
      <style:chart-properties chart:solid-type="cuboid"/>
      <style:graphic-properties svg:stroke-width="0.084cm" draw:fill="solid" draw:fill-color="#4942cc"/>
    </style:style>
    <style:style style:name="ch13" style:family="chart">
      <style:chart-properties chart:solid-type="cuboid"/>
      <style:graphic-properties svg:stroke-width="0.084cm" draw:fill="solid" draw:fill-color="#cb4ac5"/>
    </style:style>
    <style:style style:name="ch14" style:family="chart">
      <style:chart-properties chart:solid-type="cuboid"/>
      <style:graphic-properties svg:stroke-width="0.084cm" draw:fill="solid" draw:fill-color="#d6ae00"/>
    </style:style>
    <style:style style:name="ch15" style:family="chart">
      <style:chart-properties chart:solid-type="cuboid"/>
      <style:graphic-properties svg:stroke-width="0.084cm" draw:fill="solid" draw:fill-color="#336699"/>
    </style:style>
    <style:style style:name="ch16" style:family="chart">
      <style:chart-properties chart:solid-type="cuboid"/>
      <style:graphic-properties svg:stroke-width="0.084cm" draw:fill="solid" draw:fill-color="#dd4477"/>
    </style:style>
    <style:style style:name="ch17" style:family="chart">
      <style:chart-properties chart:solid-type="cuboid"/>
      <style:graphic-properties svg:stroke-width="0.084cm" draw:fill="solid" draw:fill-color="#aaaa11"/>
    </style:style>
    <style:style style:name="ch18" style:family="chart">
      <style:chart-properties chart:solid-type="cuboid"/>
      <style:graphic-properties svg:stroke-width="0.084cm" draw:fill="solid" draw:fill-color="#66aa00"/>
    </style:style>
    <style:style style:name="ch19" style:family="chart">
      <style:graphic-properties draw:fill="solid" draw:fill-color="#ffffff"/>
    </style:style>
    <style:style style:name="ch20" style:family="chart">
      <style:graphic-properties draw:fill-color="#d9d9d9"/>
    </style:style>
  </office:automatic-styles>
  <office:body>
    <office:chart>
      <chart:chart svg:width="16.348cm" svg:height="17.357cm" xlink:href=".." xlink:type="simple" chart:class="chart:circle" chart:style-name="ch1">
        <chart:title svg:x="2.203cm" svg:y="0.322cm" chart:style-name="ch2">
          <text:p>TCO / server breakdown WITH PCM</text:p>
        </chart:title>
        <chart:plot-area chart:style-name="ch3" table:cell-range-address="'TCO Outputs'.G18:'TCO Outputs'.G29 'TCO Outputs'.J18:'TCO Outputs'.J29" chart:data-source-has-labels="column" svg:x="3.233cm" svg:y="3.463cm" svg:width="9.603cm" svg:height="13.461cm">
          <chartooo:coordinate-region svg:x="3.233cm" svg:y="5.392cm" svg:width="9.603cm" svg:height="9.603cm"/>
          <chart:axis chart:dimension="x" chart:name="primary-x" chart:style-name="ch4" chartooo:axis-type="text">
            <chart:categories table:cell-range-address="'TCO Outputs'.G18:'TCO Outputs'.G29"/>
          </chart:axis>
          <chart:axis chart:dimension="y" chart:name="primary-y" chart:style-name="ch5"/>
          <chart:series chart:style-name="ch6" chart:values-cell-range-address="'TCO Outputs'.J18:'TCO Outputs'.J29"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series>
          <chart:wall chart:style-name="ch19"/>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string">
                <text:p>Facility Space</text:p>
                <draw:g>
                  <svg:desc>'TCO Outputs'.G18:'TCO Outputs'.G29</svg:desc>
                </draw:g>
              </table:table-cell>
              <table:table-cell office:value-type="float" office:value="0.0488023603330495">
                <text:p>0.0488023603330495</text:p>
                <draw:g>
                  <svg:desc>'TCO Outputs'.J18:'TCO Outputs'.J29</svg:desc>
                </draw:g>
              </table:table-cell>
            </table:table-row>
            <table:table-row>
              <table:table-cell office:value-type="string">
                <text:p>UPS</text:p>
              </table:table-cell>
              <table:table-cell office:value-type="float" office:value="0.00191431194080607">
                <text:p>0.00191431194080607</text:p>
              </table:table-cell>
            </table:table-row>
            <table:table-row>
              <table:table-cell office:value-type="string">
                <text:p>Power Infrastructure</text:p>
              </table:table-cell>
              <table:table-cell office:value-type="float" office:value="0.085262446310902">
                <text:p>0.085262446310902</text:p>
              </table:table-cell>
            </table:table-row>
            <table:table-row>
              <table:table-cell office:value-type="string">
                <text:p>Cooling Infrastructure w PCM</text:p>
              </table:table-cell>
              <table:table-cell office:value-type="float" office:value="0.036523056765379">
                <text:p>0.036523056765379</text:p>
              </table:table-cell>
            </table:table-row>
            <table:table-row>
              <table:table-cell office:value-type="string">
                <text:p>Rest</text:p>
              </table:table-cell>
              <table:table-cell office:value-type="float" office:value="0.128759517794843">
                <text:p>0.128759517794843</text:p>
              </table:table-cell>
            </table:table-row>
            <table:table-row>
              <table:table-cell office:value-type="string">
                <text:p>DC opex</text:p>
              </table:table-cell>
              <table:table-cell office:value-type="float" office:value="0.107560905940341">
                <text:p>0.107560905940341</text:p>
              </table:table-cell>
            </table:table-row>
            <table:table-row>
              <table:table-cell office:value-type="string">
                <text:p>Server Depreciation</text:p>
              </table:table-cell>
              <table:table-cell office:value-type="float" office:value="0.303991539755041">
                <text:p>0.303991539755041</text:p>
              </table:table-cell>
            </table:table-row>
            <table:table-row>
              <table:table-cell office:value-type="string">
                <text:p>Server Opex</text:p>
              </table:table-cell>
              <table:table-cell office:value-type="float" office:value="0.0151995769877521">
                <text:p>0.0151995769877521</text:p>
              </table:table-cell>
            </table:table-row>
            <table:table-row>
              <table:table-cell office:value-type="string">
                <text:p>PUE overhead</text:p>
              </table:table-cell>
              <table:table-cell office:value-type="float" office:value="0.0236497646717128">
                <text:p>0.0236497646717128</text:p>
              </table:table-cell>
            </table:table-row>
            <table:table-row>
              <table:table-cell office:value-type="string">
                <text:p>Utility Energy</text:p>
              </table:table-cell>
              <table:table-cell office:value-type="float" office:value="0.145078248110087">
                <text:p>0.145078248110087</text:p>
              </table:table-cell>
            </table:table-row>
            <table:table-row>
              <table:table-cell office:value-type="string">
                <text:p>Utility Peak</text:p>
              </table:table-cell>
              <table:table-cell office:value-type="float" office:value="0.0603915040694295">
                <text:p>0.0603915040694295</text:p>
              </table:table-cell>
            </table:table-row>
            <table:table-row>
              <table:table-cell office:value-type="string">
                <text:p>Savings</text:p>
              </table:table-cell>
              <table:table-cell office:value-type="float" office:value="0.0428667673206563">
                <text:p>0.0428667673206563</text:p>
              </table:table-cell>
            </table:table-row>
          </table:table-rows>
        </table:table>
      </chart:chart>
    </office:chart>
  </office:body>
</office:document-content>
</file>

<file path=Object 2-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_64 LibreOffice_project/420$Build-2</meta:generator>
  </office:meta>
</office:document-meta>
</file>

<file path=Object 2-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38">
      <number:number number:decimal-places="1" number:min-integer-digits="1"/>
    </number:number-style>
    <style:style style:name="ch1" style:family="chart">
      <style:graphic-properties draw:stroke="solid"/>
    </style:style>
    <style:style style:name="ch2" style:family="chart">
      <style:chart-properties chart:auto-position="true"/>
      <style:graphic-properties draw:stroke="none" draw:fill="none" draw:fill-color="#d9d9d9"/>
      <style:text-properties fo:color="#000000" fo:font-family="Arial" fo:font-size="10pt" style:font-size-asian="10pt" style:font-size-complex="10pt"/>
    </style:style>
    <style:style style:name="ch3" style:family="chart">
      <style:chart-properties chart:include-hidden-cells="false" chart:treat-empty-cells="leave-gap"/>
      <style:graphic-properties draw:stroke="none" draw:fill-color="#ffffff"/>
    </style:style>
    <style:style style:name="ch4" style:family="chart" style:data-style-name="N0">
      <style:chart-properties chart:display-label="true" chart:logarithmic="false" chart:text-overlap="true" chart:reverse-direction="false" text:line-break="false" chart:axis-position="0"/>
      <style:text-properties fo:color="#000000" fo:font-family="Arial" fo:font-size="10pt" style:font-size-asian="10pt" style:font-size-complex="10pt"/>
    </style:style>
    <style:style style:name="ch5" style:family="chart">
      <style:chart-properties style:rotation-angle="0"/>
      <style:text-properties fo:color="#000000" fo:font-family="Arial" fo:font-size="10pt" fo:font-weight="bold" style:font-size-asian="10pt" style:font-weight-asian="bold" style:font-size-complex="10pt" style:font-weight-complex="bold"/>
    </style:style>
    <style:style style:name="ch6" style:family="chart" style:data-style-name="N138">
      <style:chart-properties chart:display-label="true" chart:logarithmic="false" chart:text-overlap="true" chart:reverse-direction="false" text:line-break="false" chart:axis-position="1"/>
      <style:graphic-properties draw:stroke="none" svg:stroke-width="0.146cm"/>
      <style:text-properties fo:color="#000000" fo:font-family="Arial" fo:font-size="10pt" style:font-size-asian="10pt" style:font-size-complex="10pt"/>
    </style:style>
    <style:style style:name="ch7" style:family="chart">
      <style:chart-properties style:rotation-angle="90"/>
      <style:text-properties fo:color="#000000" fo:font-family="Arial" fo:font-size="10pt" fo:font-weight="bold" style:font-size-asian="10pt" style:font-weight-asian="bold" style:font-size-complex="10pt" style:font-weight-complex="bold"/>
    </style:style>
    <style:style style:name="ch8" style:family="chart" style:data-style-name="N138">
      <style:chart-properties chart:symbol-type="none"/>
      <style:graphic-properties svg:stroke-width="0.084cm" svg:stroke-color="#4f81bd" draw:fill-color="#4f81bd"/>
      <style:text-properties fo:font-size="10pt" style:font-size-asian="10pt" style:font-size-complex="10pt"/>
    </style:style>
    <style:style style:name="ch9" style:family="chart">
      <style:chart-properties chart:solid-type="cuboid"/>
    </style:style>
    <style:style style:name="ch10" style:family="chart" style:data-style-name="N138">
      <style:chart-properties chart:symbol-type="none"/>
      <style:graphic-properties svg:stroke-width="0.084cm" svg:stroke-color="#c0504d" draw:fill-color="#c0504d"/>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0.69cm" svg:height="7.14cm" xlink:href=".." xlink:type="simple" chart:class="chart:line" chart:style-name="ch1">
        <chart:legend svg:x="0cm" svg:y="0cm" style:legend-expansion="custom" chartooo:width="6.14cm" chartooo:height="0.61cm" style:legend-expansion-aspect-ratio="10.0655737704918" chart:style-name="ch2"/>
        <chart:plot-area chart:style-name="ch3" table:cell-range-address="'Oversubscription with batteries'.M3:'Oversubscription with batteries'.O26 'Oversubscription with batteries'.N2:'Oversubscription with batteries'.O2" chart:data-source-has-labels="both" svg:x="2.09cm" svg:y="0.11cm" svg:width="8.2cm" svg:height="5.69cm">
          <chartooo:coordinate-region svg:x="3.188cm" svg:y="0.31cm" svg:width="6.915cm" svg:height="4.843cm"/>
          <chart:axis chart:dimension="x" chart:name="primary-x" chart:style-name="ch4" chartooo:axis-type="text">
            <chart:title svg:x="4.928cm" svg:y="5.792cm" chart:style-name="ch5">
              <text:p>Hours of the day</text:p>
            </chart:title>
            <chart:categories table:cell-range-address="'Oversubscription with batteries'.M3:'Oversubscription with batteries'.M26"/>
          </chart:axis>
          <chart:axis chart:dimension="y" chart:name="primary-y" chart:style-name="ch6">
            <chart:title svg:x="1.575cm" svg:y="0.864cm" chart:style-name="ch7">
              <text:p>Server Power (W)</text:p>
            </chart:title>
            <chart:grid chart:class="major"/>
          </chart:axis>
          <chart:series chart:style-name="ch8" chart:values-cell-range-address="'Oversubscription with batteries'.N3:'Oversubscription with batteries'.N26" chart:label-cell-address="'Oversubscription with batteries'.N2:'Oversubscription with batteries'.N2" chart:class="chart:line">
            <chart:data-point chart:style-name="ch9" chart:repeated="24"/>
          </chart:series>
          <chart:series chart:style-name="ch10" chart:values-cell-range-address="'Oversubscription with batteries'.O3:'Oversubscription with batteries'.O26" chart:label-cell-address="'Oversubscription with batteries'.O2:'Oversubscription with batteries'.O2" chart:class="chart:line">
            <chart:data-point chart:style-name="ch9" chart:repeated="2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 Shaving</text:p>
                <draw:g>
                  <svg:desc>'Oversubscription with batteries'.N2:'Oversubscription with batteries'.N2</svg:desc>
                </draw:g>
              </table:table-cell>
              <table:table-cell office:value-type="string">
                <text:p>With Shaving</text:p>
                <draw:g>
                  <svg:desc>'Oversubscription with batteries'.O2:'Oversubscription with batteries'.O2</svg:desc>
                </draw:g>
              </table:table-cell>
            </table:table-row>
          </table:table-header-rows>
          <table:table-rows>
            <table:table-row>
              <table:table-cell office:value-type="float" office:value="1">
                <text:p/>
                <draw:g>
                  <svg:desc>'Oversubscription with batteries'.M3:'Oversubscription with batteries'.M26</svg:desc>
                </draw:g>
              </table:table-cell>
              <table:table-cell office:value-type="float" office:value="270">
                <text:p>270</text:p>
                <draw:g>
                  <svg:desc>'Oversubscription with batteries'.N3:'Oversubscription with batteries'.N26</svg:desc>
                </draw:g>
              </table:table-cell>
              <table:table-cell office:value-type="float" office:value="218.16">
                <text:p>218.16</text:p>
                <draw:g>
                  <svg:desc>'Oversubscription with batteries'.O3:'Oversubscription with batteries'.O26</svg:desc>
                </draw:g>
              </table:table-cell>
            </table:table-row>
            <table:table-row>
              <table:table-cell office:value-type="float" office:value="2">
                <text:p/>
              </table:table-cell>
              <table:table-cell office:value-type="float" office:value="270">
                <text:p>270</text:p>
              </table:table-cell>
              <table:table-cell office:value-type="float" office:value="218.16">
                <text:p>218.16</text:p>
              </table:table-cell>
            </table:table-row>
            <table:table-row>
              <table:table-cell office:value-type="float" office:value="3">
                <text:p/>
              </table:table-cell>
              <table:table-cell office:value-type="float" office:value="270">
                <text:p>270</text:p>
              </table:table-cell>
              <table:table-cell office:value-type="float" office:value="218.16">
                <text:p>218.16</text:p>
              </table:table-cell>
            </table:table-row>
            <table:table-row>
              <table:table-cell office:value-type="float" office:value="4">
                <text:p/>
              </table:table-cell>
              <table:table-cell office:value-type="float" office:value="270">
                <text:p>270</text:p>
              </table:table-cell>
              <table:table-cell office:value-type="float" office:value="218.16">
                <text:p>218.16</text:p>
              </table:table-cell>
            </table:table-row>
            <table:table-row>
              <table:table-cell office:value-type="float" office:value="5">
                <text:p>10</text:p>
              </table:table-cell>
              <table:table-cell office:value-type="float" office:value="223.5">
                <text:p>223.5</text:p>
              </table:table-cell>
              <table:table-cell office:value-type="float" office:value="234.3864">
                <text:p>234.3864</text:p>
              </table:table-cell>
            </table:table-row>
            <table:table-row>
              <table:table-cell office:value-type="float" office:value="6">
                <text:p>10</text:p>
              </table:table-cell>
              <table:table-cell office:value-type="float" office:value="223.5">
                <text:p>223.5</text:p>
              </table:table-cell>
              <table:table-cell office:value-type="float" office:value="234.3864">
                <text:p>234.3864</text:p>
              </table:table-cell>
            </table:table-row>
            <table:table-row>
              <table:table-cell office:value-type="float" office:value="7">
                <text:p>10</text:p>
              </table:table-cell>
              <table:table-cell office:value-type="float" office:value="223.5">
                <text:p>223.5</text:p>
              </table:table-cell>
              <table:table-cell office:value-type="float" office:value="234.3864">
                <text:p>234.3864</text:p>
              </table:table-cell>
            </table:table-row>
            <table:table-row>
              <table:table-cell office:value-type="float" office:value="8">
                <text:p>10</text:p>
              </table:table-cell>
              <table:table-cell office:value-type="float" office:value="223.5">
                <text:p>223.5</text:p>
              </table:table-cell>
              <table:table-cell office:value-type="float" office:value="234.3864">
                <text:p>234.3864</text:p>
              </table:table-cell>
            </table:table-row>
            <table:table-row>
              <table:table-cell office:value-type="float" office:value="9">
                <text:p>10</text:p>
              </table:table-cell>
              <table:table-cell office:value-type="float" office:value="223.5">
                <text:p>223.5</text:p>
              </table:table-cell>
              <table:table-cell office:value-type="float" office:value="234.3864">
                <text:p>234.3864</text:p>
              </table:table-cell>
            </table:table-row>
            <table:table-row>
              <table:table-cell office:value-type="float" office:value="10">
                <text:p>10</text:p>
              </table:table-cell>
              <table:table-cell office:value-type="float" office:value="223.5">
                <text:p>223.5</text:p>
              </table:table-cell>
              <table:table-cell office:value-type="float" office:value="234.3864">
                <text:p>234.3864</text:p>
              </table:table-cell>
            </table:table-row>
            <table:table-row>
              <table:table-cell office:value-type="float" office:value="11">
                <text:p>10</text:p>
              </table:table-cell>
              <table:table-cell office:value-type="float" office:value="223.5">
                <text:p>223.5</text:p>
              </table:table-cell>
              <table:table-cell office:value-type="float" office:value="234.3864">
                <text:p>234.3864</text:p>
              </table:table-cell>
            </table:table-row>
            <table:table-row>
              <table:table-cell office:value-type="float" office:value="12">
                <text:p>10</text:p>
              </table:table-cell>
              <table:table-cell office:value-type="float" office:value="223.5">
                <text:p>223.5</text:p>
              </table:table-cell>
              <table:table-cell office:value-type="float" office:value="234.3864">
                <text:p>234.3864</text:p>
              </table:table-cell>
            </table:table-row>
            <table:table-row>
              <table:table-cell office:value-type="float" office:value="13">
                <text:p>10</text:p>
              </table:table-cell>
              <table:table-cell office:value-type="float" office:value="223.5">
                <text:p>223.5</text:p>
              </table:table-cell>
              <table:table-cell office:value-type="float" office:value="234.3864">
                <text:p>234.3864</text:p>
              </table:table-cell>
            </table:table-row>
            <table:table-row>
              <table:table-cell office:value-type="float" office:value="14">
                <text:p>10</text:p>
              </table:table-cell>
              <table:table-cell office:value-type="float" office:value="223.5">
                <text:p>223.5</text:p>
              </table:table-cell>
              <table:table-cell office:value-type="float" office:value="234.3864">
                <text:p>234.3864</text:p>
              </table:table-cell>
            </table:table-row>
            <table:table-row>
              <table:table-cell office:value-type="float" office:value="15">
                <text:p>20</text:p>
              </table:table-cell>
              <table:table-cell office:value-type="float" office:value="223.5">
                <text:p>223.5</text:p>
              </table:table-cell>
              <table:table-cell office:value-type="float" office:value="234.3864">
                <text:p>234.3864</text:p>
              </table:table-cell>
            </table:table-row>
            <table:table-row>
              <table:table-cell office:value-type="float" office:value="16">
                <text:p>20</text:p>
              </table:table-cell>
              <table:table-cell office:value-type="float" office:value="223.5">
                <text:p>223.5</text:p>
              </table:table-cell>
              <table:table-cell office:value-type="float" office:value="234.3864">
                <text:p>234.3864</text:p>
              </table:table-cell>
            </table:table-row>
            <table:table-row>
              <table:table-cell office:value-type="float" office:value="17">
                <text:p>20</text:p>
              </table:table-cell>
              <table:table-cell office:value-type="float" office:value="223.5">
                <text:p>223.5</text:p>
              </table:table-cell>
              <table:table-cell office:value-type="float" office:value="234.3864">
                <text:p>234.3864</text:p>
              </table:table-cell>
            </table:table-row>
            <table:table-row>
              <table:table-cell office:value-type="float" office:value="18">
                <text:p>20</text:p>
              </table:table-cell>
              <table:table-cell office:value-type="float" office:value="223.5">
                <text:p>223.5</text:p>
              </table:table-cell>
              <table:table-cell office:value-type="float" office:value="234.3864">
                <text:p>234.3864</text:p>
              </table:table-cell>
            </table:table-row>
            <table:table-row>
              <table:table-cell office:value-type="float" office:value="19">
                <text:p>20</text:p>
              </table:table-cell>
              <table:table-cell office:value-type="float" office:value="223.5">
                <text:p>223.5</text:p>
              </table:table-cell>
              <table:table-cell office:value-type="float" office:value="234.3864">
                <text:p>234.3864</text:p>
              </table:table-cell>
            </table:table-row>
            <table:table-row>
              <table:table-cell office:value-type="float" office:value="20">
                <text:p>20</text:p>
              </table:table-cell>
              <table:table-cell office:value-type="float" office:value="223.5">
                <text:p>223.5</text:p>
              </table:table-cell>
              <table:table-cell office:value-type="float" office:value="234.3864">
                <text:p>234.3864</text:p>
              </table:table-cell>
            </table:table-row>
            <table:table-row>
              <table:table-cell office:value-type="float" office:value="21">
                <text:p>20</text:p>
              </table:table-cell>
              <table:table-cell office:value-type="float" office:value="223.5">
                <text:p>223.5</text:p>
              </table:table-cell>
              <table:table-cell office:value-type="float" office:value="234.3864">
                <text:p>234.3864</text:p>
              </table:table-cell>
            </table:table-row>
            <table:table-row>
              <table:table-cell office:value-type="float" office:value="22">
                <text:p>20</text:p>
              </table:table-cell>
              <table:table-cell office:value-type="float" office:value="223.5">
                <text:p>223.5</text:p>
              </table:table-cell>
              <table:table-cell office:value-type="float" office:value="234.3864">
                <text:p>234.3864</text:p>
              </table:table-cell>
            </table:table-row>
            <table:table-row>
              <table:table-cell office:value-type="float" office:value="23">
                <text:p>20</text:p>
              </table:table-cell>
              <table:table-cell office:value-type="float" office:value="223.5">
                <text:p>223.5</text:p>
              </table:table-cell>
              <table:table-cell office:value-type="float" office:value="234.3864">
                <text:p>234.3864</text:p>
              </table:table-cell>
            </table:table-row>
            <table:table-row>
              <table:table-cell office:value-type="float" office:value="24">
                <text:p>20</text:p>
              </table:table-cell>
              <table:table-cell office:value-type="float" office:value="223.5">
                <text:p>223.5</text:p>
              </table:table-cell>
              <table:table-cell office:value-type="float" office:value="234.3864">
                <text:p>234.3864</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_64 LibreOffice_project/420$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style:style style:name="ch1" style:family="chart">
      <style:graphic-properties draw:stroke="solid"/>
    </style:style>
    <style:style style:name="ch2" style:family="chart">
      <style:chart-properties style:rotation-angle="0"/>
      <style:text-properties fo:color="#000000" fo:font-family="Arial" fo:font-size="18pt" fo:font-weight="bold" style:font-size-asian="18pt" style:font-weight-asian="bold" style:font-size-complex="18pt" style:font-weight-complex="bold"/>
    </style:style>
    <style:style style:name="ch3" style:family="chart">
      <style:chart-properties chart:include-hidden-cells="false" chart:treat-empty-cells="leave-gap"/>
      <style:graphic-properties draw:stroke="none" draw:fill-color="#ffffff"/>
    </style:style>
    <style:style style:name="ch4" style:family="chart" style:data-style-name="N1">
      <style:chart-properties chart:display-label="true" chart:logarithmic="false" chart:text-overlap="true" chart:reverse-direction="false" text:line-break="false" chart:axis-position="0"/>
      <style:text-properties fo:color="#000000" fo:font-family="Arial" fo:font-size="10pt" style:font-size-asian="10pt" style:font-size-complex="10pt"/>
    </style:style>
    <style:style style:name="ch5" style:family="chart" style:data-style-name="N1">
      <style:chart-properties chart:display-label="true" chart:logarithmic="false" chart:text-overlap="true" chart:reverse-direction="false" text:line-break="false" chart:axis-position="1"/>
      <style:graphic-properties draw:stroke="none" svg:stroke-width="0.146cm"/>
      <style:text-properties fo:color="#000000" fo:font-family="Arial" fo:font-size="10pt" style:font-size-asian="10pt" style:font-size-complex="10pt"/>
    </style:style>
    <style:style style:name="ch6" style:family="chart" style:data-style-name="N1">
      <style:chart-properties chart:symbol-type="none"/>
      <style:graphic-properties svg:stroke-width="0.084cm" svg:stroke-color="#4f81bd" draw:fill-color="#4f81bd"/>
      <style:text-properties fo:font-size="10pt" style:font-size-asian="10pt" style:font-size-complex="10pt"/>
    </style:style>
    <style:style style:name="ch7" style:family="chart">
      <style:chart-properties chart:solid-type="cuboid"/>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13.49cm" svg:height="10.82cm" xlink:href=".." xlink:type="simple" chart:class="chart:line" chart:style-name="ch1">
        <chart:title svg:x="2.743cm" svg:y="0.254cm" chart:style-name="ch2">
          <text:p>Normalized Power vs Temperature</text:p>
        </chart:title>
        <chart:plot-area chart:style-name="ch3" table:cell-range-address="'Server Power'.H14:'Server Power'.I23" chart:data-source-has-labels="column" svg:x="0.26cm" svg:y="2.17cm" svg:width="12.96cm" svg:height="8.39cm">
          <chartooo:coordinate-region svg:x="1.067cm" svg:y="2.369cm" svg:width="11.966cm" svg:height="7.544cm"/>
          <chart:axis chart:dimension="x" chart:name="primary-x" chart:style-name="ch4" chartooo:axis-type="text">
            <chart:categories table:cell-range-address="'Server Power'.H14:'Server Power'.H23"/>
          </chart:axis>
          <chart:axis chart:dimension="y" chart:name="primary-y" chart:style-name="ch5">
            <chart:grid chart:class="major"/>
          </chart:axis>
          <chart:series chart:style-name="ch6" chart:values-cell-range-address="'Server Power'.I14:'Server Power'.I23" chart:class="chart:line">
            <chart:data-point chart:style-name="ch7" chart:repeated="1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I</text:p>
              </table:table-cell>
            </table:table-row>
          </table:table-header-rows>
          <table:table-rows>
            <table:table-row>
              <table:table-cell office:value-type="float" office:value="16.9444444444444">
                <text:p>20</text:p>
                <draw:g>
                  <svg:desc>'Server Power'.H14:'Server Power'.H23</svg:desc>
                </draw:g>
              </table:table-cell>
              <table:table-cell office:value-type="float" office:value="85.7142857142857">
                <text:p>85.7142857142857</text:p>
                <draw:g>
                  <svg:desc>'Server Power'.I14:'Server Power'.I23</svg:desc>
                </draw:g>
              </table:table-cell>
            </table:table-row>
            <table:table-row>
              <table:table-cell office:value-type="float" office:value="18.8888888888889">
                <text:p>20</text:p>
              </table:table-cell>
              <table:table-cell office:value-type="float" office:value="85.952380952381">
                <text:p>85.952380952381</text:p>
              </table:table-cell>
            </table:table-row>
            <table:table-row>
              <table:table-cell office:value-type="float" office:value="21.1111111111111">
                <text:p>20</text:p>
              </table:table-cell>
              <table:table-cell office:value-type="float" office:value="86.4285714285714">
                <text:p>86.4285714285714</text:p>
              </table:table-cell>
            </table:table-row>
            <table:table-row>
              <table:table-cell office:value-type="float" office:value="23.3333333333333">
                <text:p>20</text:p>
              </table:table-cell>
              <table:table-cell office:value-type="float" office:value="87.1428571428571">
                <text:p>87.1428571428571</text:p>
              </table:table-cell>
            </table:table-row>
            <table:table-row>
              <table:table-cell office:value-type="float" office:value="25">
                <text:p>30</text:p>
              </table:table-cell>
              <table:table-cell office:value-type="float" office:value="88.0952380952381">
                <text:p>88.0952380952381</text:p>
              </table:table-cell>
            </table:table-row>
            <table:table-row>
              <table:table-cell office:value-type="float" office:value="27.2222222222222">
                <text:p>30</text:p>
              </table:table-cell>
              <table:table-cell office:value-type="float" office:value="90">
                <text:p>90</text:p>
              </table:table-cell>
            </table:table-row>
            <table:table-row>
              <table:table-cell office:value-type="float" office:value="28.8888888888889">
                <text:p>30</text:p>
              </table:table-cell>
              <table:table-cell office:value-type="float" office:value="92.8571428571429">
                <text:p>92.8571428571429</text:p>
              </table:table-cell>
            </table:table-row>
            <table:table-row>
              <table:table-cell office:value-type="float" office:value="31.1111111111111">
                <text:p>30</text:p>
              </table:table-cell>
              <table:table-cell office:value-type="float" office:value="95.952380952381">
                <text:p>95.952380952381</text:p>
              </table:table-cell>
            </table:table-row>
            <table:table-row>
              <table:table-cell office:value-type="float" office:value="32.2222222222222">
                <text:p>30</text:p>
              </table:table-cell>
              <table:table-cell office:value-type="float" office:value="100">
                <text:p>100</text:p>
              </table:table-cell>
            </table:table-row>
            <table:table-row>
              <table:table-cell office:value-type="float" office:value="34.4444444444444">
                <text:p>30</text:p>
              </table:table-cell>
              <table:table-cell office:value-type="float" office:value="104.761904761905">
                <text:p>104.761904761905</text:p>
              </table:table-cell>
            </table:table-row>
          </table:table-rows>
        </table:table>
      </chart:chart>
    </office:chart>
  </office:body>
</office:document-content>
</file>

<file path=Object 6-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_64 LibreOffice_project/420$Build-2</meta:generator>
  </office:meta>
</office:document-meta>
</file>

<file path=Object 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